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5075in" fo:break-before="auto" style:use-optimal-row-height="true"/>
    </style:style>
    <style:style style:name="ro8" style:family="table-row">
      <style:table-row-properties style:row-height="0.3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ISO-639-1" table:style-name="ta1" table:print="false"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10" table:default-cell-style-name="Default"/>
        <table:table-row table:style-name="ro1">
          <table:table-cell table:style-name="ce1" office:value-type="string">
            <text:p>639-1 <text:s/></text:p>
          </table:table-cell>
          <table:table-cell table:style-name="ce1" office:value-type="string">
            <text:p>639-2 <text:s/></text:p>
          </table:table-cell>
          <table:table-cell table:style-name="ce1" office:value-type="string">
            <text:p>639-3 <text:s/></text:p>
          </table:table-cell>
          <table:table-cell table:style-name="ce1" office:value-type="string">
            <text:p>LOCNAME</text:p>
          </table:table-cell>
          <table:table-cell table:style-name="ce3" office:value-type="string">
            <text:p>hu</text:p>
          </table:table-cell>
          <table:table-cell table:style-name="ce1" office:value-type="string">
            <text:p>en</text:p>
          </table:table-cell>
          <table:table-cell office:value-type="string">
            <text:p>fr</text:p>
          </table:table-cell>
          <table:table-cell office:value-type="string">
            <text:p>ja</text:p>
          </table:table-cell>
          <table:table-cell office:value-type="string">
            <text:p>es</text:p>
          </table:table-cell>
          <table:table-cell office:value-type="string">
            <text:p>pt</text:p>
          </table:table-cell>
          <table:table-cell office:value-type="string">
            <text:p>cs</text:p>
          </table:table-cell>
          <table:table-cell office:value-type="string">
            <text:p>it</text:p>
          </table:table-cell>
          <table:table-cell table:style-name="ce5" office:value-type="string">
            <text:p>zh</text:p>
          </table:table-cell>
          <table:table-cell office:value-type="string">
            <text:p>nl</text:p>
          </table:table-cell>
          <table:table-cell office:value-type="string">
            <text:p>no</text:p>
          </table:table-cell>
        </table:table-row>
        <table:table-row table:style-name="ro1">
          <table:table-cell table:style-name="ce1" office:value-type="string">
            <text:p>aa</text:p>
          </table:table-cell>
          <table:table-cell table:number-columns-repeated="2" table:style-name="ce1" office:value-type="string">
            <text:p>aar</text:p>
          </table:table-cell>
          <table:table-cell table:style-name="ce1" office:value-type="string">
            <text:p>Afaraf</text:p>
          </table:table-cell>
          <table:table-cell table:style-name="ce3" office:value-type="string">
            <text:p>Afar</text:p>
          </table:table-cell>
          <table:table-cell table:style-name="ce1" office:value-type="string">
            <text:p>Afar</text:p>
          </table:table-cell>
          <table:table-cell office:value-type="string">
            <text:p>Afar</text:p>
          </table:table-cell>
          <table:table-cell office:value-type="string">
            <text:p>アファル語</text:p>
          </table:table-cell>
          <table:table-cell office:value-type="string">
            <text:p>afar</text:p>
          </table:table-cell>
          <table:table-cell office:value-type="string">
            <text:p>Língua afar</text:p>
          </table:table-cell>
          <table:table-cell office:value-type="string">
            <text:p>afarština</text:p>
          </table:table-cell>
          <table:table-cell office:value-type="string">
            <text:p>Afar</text:p>
          </table:table-cell>
          <table:table-cell table:style-name="ce1" office:value-type="string">
            <text:p>阿法尔语</text:p>
          </table:table-cell>
          <table:table-cell office:value-type="string">
            <text:p>Afar, Hamitisch</text:p>
          </table:table-cell>
          <table:table-cell office:value-type="string">
            <text:p>Afar</text:p>
          </table:table-cell>
        </table:table-row>
        <table:table-row table:style-name="ro1">
          <table:table-cell table:style-name="ce1" office:value-type="string">
            <text:p>ab</text:p>
          </table:table-cell>
          <table:table-cell table:style-name="ce1" office:value-type="string">
            <text:p>abk</text:p>
          </table:table-cell>
          <table:table-cell table:style-name="ce1" office:value-type="string">
            <text:p>abk</text:p>
          </table:table-cell>
          <table:table-cell table:style-name="ce1" office:value-type="string">
            <text:p>Аҧсуа</text:p>
          </table:table-cell>
          <table:table-cell table:style-name="ce3" office:value-type="string">
            <text:p>Abház</text:p>
          </table:table-cell>
          <table:table-cell table:style-name="ce1" office:value-type="string">
            <text:p>Abkhazian</text:p>
          </table:table-cell>
          <table:table-cell office:value-type="string">
            <text:p>Abkhaze</text:p>
          </table:table-cell>
          <table:table-cell office:value-type="string">
            <text:p>アブハズ語</text:p>
          </table:table-cell>
          <table:table-cell office:value-type="string">
            <text:p>abjaso (o abjasiano)</text:p>
          </table:table-cell>
          <table:table-cell office:value-type="string">
            <text:p>abcázio? Abcásio? Abecásio? Abecázio?</text:p>
          </table:table-cell>
          <table:table-cell office:value-type="string">
            <text:p>abcházština</text:p>
          </table:table-cell>
          <table:table-cell office:value-type="string">
            <text:p>Abkhazo</text:p>
          </table:table-cell>
          <table:table-cell table:style-name="ce1" office:value-type="string">
            <text:p>阿布哈兹语</text:p>
          </table:table-cell>
          <table:table-cell office:value-type="string">
            <text:p>Abchazisch</text:p>
          </table:table-cell>
          <table:table-cell office:value-type="string">
            <text:p>Abkhasisk</text:p>
          </table:table-cell>
        </table:table-row>
        <table:table-row table:style-name="ro1">
          <table:table-cell table:style-name="ce1" office:value-type="string">
            <text:p>ae</text:p>
          </table:table-cell>
          <table:table-cell table:number-columns-repeated="2" table:style-name="ce1" office:value-type="string">
            <text:p>ave</text:p>
          </table:table-cell>
          <table:table-cell table:style-name="ce1" office:value-type="string">
            <text:p>avesta</text:p>
          </table:table-cell>
          <table:table-cell table:style-name="ce3" office:value-type="string">
            <text:p>Avesztai</text:p>
          </table:table-cell>
          <table:table-cell table:style-name="ce1" office:value-type="string">
            <text:p>Avestan</text:p>
          </table:table-cell>
          <table:table-cell office:value-type="string">
            <text:p>Avestique</text:p>
          </table:table-cell>
          <table:table-cell office:value-type="string">
            <text:p>アヴェスター語</text:p>
          </table:table-cell>
          <table:table-cell office:value-type="string">
            <text:p>avéstico</text:p>
          </table:table-cell>
          <table:table-cell office:value-type="string">
            <text:p>avestan</text:p>
          </table:table-cell>
          <table:table-cell office:value-type="string">
            <text:p>avestánština</text:p>
          </table:table-cell>
          <table:table-cell office:value-type="string">
            <text:p>Avestano</text:p>
          </table:table-cell>
          <table:table-cell table:style-name="ce1" office:value-type="string">
            <text:p>阿维斯陀语</text:p>
          </table:table-cell>
          <table:table-cell office:value-type="string">
            <text:p>Avestisch</text:p>
          </table:table-cell>
          <table:table-cell office:value-type="string">
            <text:p>Avestisk</text:p>
          </table:table-cell>
        </table:table-row>
        <table:table-row table:style-name="ro2">
          <table:table-cell table:style-name="ce1" office:value-type="string">
            <text:p>af</text:p>
          </table:table-cell>
          <table:table-cell table:style-name="ce1" office:value-type="string">
            <text:p>afr</text:p>
          </table:table-cell>
          <table:table-cell table:style-name="ce1" office:value-type="string">
            <text:p>afr</text:p>
          </table:table-cell>
          <table:table-cell table:style-name="ce1" office:value-type="string">
            <text:p>Afrikaans</text:p>
          </table:table-cell>
          <table:table-cell table:style-name="ce3" office:value-type="string">
            <text:p>Afrikaans (búr)</text:p>
          </table:table-cell>
          <table:table-cell table:style-name="ce1" office:value-type="string">
            <text:p>Afrikaans</text:p>
          </table:table-cell>
          <table:table-cell office:value-type="string">
            <text:p>Afrikaans</text:p>
          </table:table-cell>
          <table:table-cell office:value-type="string">
            <text:p>アフリカーンス語</text:p>
          </table:table-cell>
          <table:table-cell office:value-type="string">
            <text:p>afrikaans</text:p>
          </table:table-cell>
          <table:table-cell office:value-type="string">
            <text:p>africânder</text:p>
          </table:table-cell>
          <table:table-cell office:value-type="string">
            <text:p>afrikánština</text:p>
          </table:table-cell>
          <table:table-cell office:value-type="string">
            <text:p>Afrikaans</text:p>
          </table:table-cell>
          <table:table-cell table:style-name="ce1" office:value-type="string">
            <text:p>阿非利堪斯语</text:p>
          </table:table-cell>
          <table:table-cell table:number-columns-repeated="2" office:value-type="string">
            <text:p>Afrikaans</text:p>
          </table:table-cell>
        </table:table-row>
        <table:table-row table:style-name="ro1">
          <table:table-cell table:style-name="ce1" office:value-type="string">
            <text:p>ak</text:p>
          </table:table-cell>
          <table:table-cell table:style-name="ce1" office:value-type="string">
            <text:p>aka</text:p>
          </table:table-cell>
          <table:table-cell table:style-name="ce1" office:value-type="string">
            <text:p>aka + 2</text:p>
          </table:table-cell>
          <table:table-cell table:style-name="ce1" office:value-type="string">
            <text:p>Akan</text:p>
          </table:table-cell>
          <table:table-cell table:style-name="ce3" office:value-type="string">
            <text:p>Akan</text:p>
          </table:table-cell>
          <table:table-cell table:style-name="ce1" office:value-type="string">
            <text:p>Akan</text:p>
          </table:table-cell>
          <table:table-cell office:value-type="string">
            <text:p>Akan</text:p>
          </table:table-cell>
          <table:table-cell office:value-type="string">
            <text:p>アカン語</text:p>
          </table:table-cell>
          <table:table-cell office:value-type="string">
            <text:p>akano</text:p>
          </table:table-cell>
          <table:table-cell office:value-type="string">
            <text:p>akan</text:p>
          </table:table-cell>
          <table:table-cell office:value-type="string">
            <text:p>akanština</text:p>
          </table:table-cell>
          <table:table-cell office:value-type="string">
            <text:p>Akan</text:p>
          </table:table-cell>
          <table:table-cell table:style-name="ce1" office:value-type="string">
            <text:p>阿坎语</text:p>
          </table:table-cell>
          <table:table-cell table:number-columns-repeated="2" office:value-type="string">
            <text:p>Akan</text:p>
          </table:table-cell>
        </table:table-row>
        <table:table-row table:style-name="ro3">
          <table:table-cell table:style-name="ce1" office:value-type="string">
            <text:p>am</text:p>
          </table:table-cell>
          <table:table-cell table:style-name="ce1" office:value-type="string">
            <text:p>amh</text:p>
          </table:table-cell>
          <table:table-cell table:style-name="ce1" office:value-type="string">
            <text:p>amh</text:p>
          </table:table-cell>
          <table:table-cell table:style-name="ce1" office:value-type="string">
            <text:p>አማርኛ</text:p>
          </table:table-cell>
          <table:table-cell table:style-name="ce3" office:value-type="string">
            <text:p>Amhara</text:p>
          </table:table-cell>
          <table:table-cell table:style-name="ce1" office:value-type="string">
            <text:p>Amharic</text:p>
          </table:table-cell>
          <table:table-cell office:value-type="string">
            <text:p>Amharique</text:p>
          </table:table-cell>
          <table:table-cell office:value-type="string">
            <text:p>アムハラ語</text:p>
          </table:table-cell>
          <table:table-cell office:value-type="string">
            <text:p>amárico</text:p>
          </table:table-cell>
          <table:table-cell office:value-type="string">
            <text:p>amárico</text:p>
          </table:table-cell>
          <table:table-cell office:value-type="string">
            <text:p>amharština</text:p>
          </table:table-cell>
          <table:table-cell office:value-type="string">
            <text:p>Amarico</text:p>
          </table:table-cell>
          <table:table-cell table:style-name="ce1" office:value-type="string">
            <text:p>阿姆哈拉语</text:p>
          </table:table-cell>
          <table:table-cell office:value-type="string">
            <text:p>Amhaars, Amharisch</text:p>
          </table:table-cell>
          <table:table-cell office:value-type="string">
            <text:p>Amharisk</text:p>
          </table:table-cell>
        </table:table-row>
        <table:table-row table:style-name="ro1">
          <table:table-cell table:style-name="ce1" office:value-type="string">
            <text:p>an</text:p>
          </table:table-cell>
          <table:table-cell table:number-columns-repeated="2" table:style-name="ce1" office:value-type="string">
            <text:p>arg</text:p>
          </table:table-cell>
          <table:table-cell table:style-name="ce1" office:value-type="string">
            <text:p>Aragonés</text:p>
          </table:table-cell>
          <table:table-cell table:style-name="ce3" office:value-type="string">
            <text:p>Aragóniai</text:p>
          </table:table-cell>
          <table:table-cell table:style-name="ce1" office:value-type="string">
            <text:p>Aragonese</text:p>
          </table:table-cell>
          <table:table-cell office:value-type="string">
            <text:p>Aragonais</text:p>
          </table:table-cell>
          <table:table-cell office:value-type="string">
            <text:p>アラゴン語</text:p>
          </table:table-cell>
          <table:table-cell office:value-type="string">
            <text:p>aragonés</text:p>
          </table:table-cell>
          <table:table-cell office:value-type="string">
            <text:p>aragonês</text:p>
          </table:table-cell>
          <table:table-cell office:value-type="string">
            <text:p>aragonština</text:p>
          </table:table-cell>
          <table:table-cell office:value-type="string">
            <text:p>Aragonese</text:p>
          </table:table-cell>
          <table:table-cell table:style-name="ce1" office:value-type="string">
            <text:p>阿拉贡语</text:p>
          </table:table-cell>
          <table:table-cell office:value-type="string">
            <text:p>Aragonees</text:p>
          </table:table-cell>
          <table:table-cell office:value-type="string">
            <text:p>Aragonesisk</text:p>
          </table:table-cell>
        </table:table-row>
        <table:table-row table:style-name="ro3">
          <table:table-cell table:style-name="ce1" office:value-type="string">
            <text:p>ar</text:p>
          </table:table-cell>
          <table:table-cell table:style-name="ce1" office:value-type="string">
            <text:p>ara</text:p>
          </table:table-cell>
          <table:table-cell table:style-name="ce1" office:value-type="string">
            <text:p>ara + 30</text:p>
          </table:table-cell>
          <table:table-cell table:style-name="ce1" office:value-type="string">
            <text:p><text:s/>العربية</text:p>
          </table:table-cell>
          <table:table-cell table:style-name="ce3" office:value-type="string">
            <text:p>Arab</text:p>
          </table:table-cell>
          <table:table-cell table:style-name="ce1" office:value-type="string">
            <text:p>Arabic</text:p>
          </table:table-cell>
          <table:table-cell office:value-type="string">
            <text:p>Arabe</text:p>
          </table:table-cell>
          <table:table-cell office:value-type="string">
            <text:p>アラビア語</text:p>
          </table:table-cell>
          <table:table-cell table:number-columns-repeated="2" office:value-type="string">
            <text:p>árabe</text:p>
          </table:table-cell>
          <table:table-cell office:value-type="string">
            <text:p>arabština</text:p>
          </table:table-cell>
          <table:table-cell office:value-type="string">
            <text:p>Arabo</text:p>
          </table:table-cell>
          <table:table-cell table:style-name="ce1" office:value-type="string">
            <text:p>阿拉伯语</text:p>
          </table:table-cell>
          <table:table-cell office:value-type="string">
            <text:p>Arabisch</text:p>
          </table:table-cell>
          <table:table-cell office:value-type="string">
            <text:p>Arabisk</text:p>
          </table:table-cell>
        </table:table-row>
        <table:table-row table:style-name="ro3">
          <table:table-cell table:style-name="ce1" office:value-type="string">
            <text:p>as</text:p>
          </table:table-cell>
          <table:table-cell table:style-name="ce1" office:value-type="string">
            <text:p>asm</text:p>
          </table:table-cell>
          <table:table-cell table:style-name="ce1" office:value-type="string">
            <text:p>asm</text:p>
          </table:table-cell>
          <table:table-cell table:style-name="ce1" office:value-type="string">
            <text:p>অসমীয়া</text:p>
          </table:table-cell>
          <table:table-cell table:style-name="ce3" office:value-type="string">
            <text:p>Asszámi</text:p>
          </table:table-cell>
          <table:table-cell table:style-name="ce1" office:value-type="string">
            <text:p>Assamese</text:p>
          </table:table-cell>
          <table:table-cell office:value-type="string">
            <text:p>Assamais</text:p>
          </table:table-cell>
          <table:table-cell office:value-type="string">
            <text:p>アッサム語</text:p>
          </table:table-cell>
          <table:table-cell office:value-type="string">
            <text:p>asamés</text:p>
          </table:table-cell>
          <table:table-cell office:value-type="string">
            <text:p>assamês</text:p>
          </table:table-cell>
          <table:table-cell office:value-type="string">
            <text:p>ásámština</text:p>
          </table:table-cell>
          <table:table-cell office:value-type="string">
            <text:p>Assamese</text:p>
          </table:table-cell>
          <table:table-cell table:style-name="ce1" office:value-type="string">
            <text:p>阿萨姆语</text:p>
          </table:table-cell>
          <table:table-cell office:value-type="string">
            <text:p>Assamees, Assami</text:p>
          </table:table-cell>
          <table:table-cell office:value-type="string">
            <text:p>Assamesisk</text:p>
          </table:table-cell>
        </table:table-row>
        <table:table-row table:style-name="ro2">
          <table:table-cell table:style-name="ce1" office:value-type="string">
            <text:p>av</text:p>
          </table:table-cell>
          <table:table-cell table:number-columns-repeated="2" table:style-name="ce1" office:value-type="string">
            <text:p>ava</text:p>
          </table:table-cell>
          <table:table-cell table:style-name="ce1" office:value-type="string">
            <text:p>авар мацӀ; магӀарул мацӀ</text:p>
          </table:table-cell>
          <table:table-cell table:style-name="ce3" office:value-type="string">
            <text:p>Avar</text:p>
          </table:table-cell>
          <table:table-cell table:style-name="ce1" office:value-type="string">
            <text:p>Avaric</text:p>
          </table:table-cell>
          <table:table-cell office:value-type="string">
            <text:p>Avar</text:p>
          </table:table-cell>
          <table:table-cell office:value-type="string">
            <text:p>アヴァール語</text:p>
          </table:table-cell>
          <table:table-cell office:value-type="string">
            <text:p>avar</text:p>
          </table:table-cell>
          <table:table-cell office:value-type="string">
            <text:p>avárico</text:p>
          </table:table-cell>
          <table:table-cell office:value-type="string">
            <text:p>avarština</text:p>
          </table:table-cell>
          <table:table-cell office:value-type="string">
            <text:p>Avarico</text:p>
          </table:table-cell>
          <table:table-cell table:style-name="ce1" office:value-type="string">
            <text:p>阿瓦尔语</text:p>
          </table:table-cell>
          <table:table-cell office:value-type="string">
            <text:p>Avaars</text:p>
          </table:table-cell>
          <table:table-cell office:value-type="string">
            <text:p>Avarisk</text:p>
          </table:table-cell>
        </table:table-row>
        <table:table-row table:style-name="ro1">
          <table:table-cell table:style-name="ce1" office:value-type="string">
            <text:p>ay</text:p>
          </table:table-cell>
          <table:table-cell table:style-name="ce1" office:value-type="string">
            <text:p>aym</text:p>
          </table:table-cell>
          <table:table-cell table:style-name="ce1" office:value-type="string">
            <text:p>aym + 2</text:p>
          </table:table-cell>
          <table:table-cell table:style-name="ce1" office:value-type="string">
            <text:p>aymar aru</text:p>
          </table:table-cell>
          <table:table-cell table:style-name="ce3" office:value-type="string">
            <text:p>Ajmara</text:p>
          </table:table-cell>
          <table:table-cell table:style-name="ce1" office:value-type="string">
            <text:p>Aymara</text:p>
          </table:table-cell>
          <table:table-cell office:value-type="string">
            <text:p>Aymara</text:p>
          </table:table-cell>
          <table:table-cell office:value-type="string">
            <text:p>アイマラ語</text:p>
          </table:table-cell>
          <table:table-cell office:value-type="string">
            <text:p>aimara</text:p>
          </table:table-cell>
          <table:table-cell office:value-type="string">
            <text:p>aimará</text:p>
          </table:table-cell>
          <table:table-cell office:value-type="string">
            <text:p>ajmarština</text:p>
          </table:table-cell>
          <table:table-cell office:value-type="string">
            <text:p>Aymara</text:p>
          </table:table-cell>
          <table:table-cell table:style-name="ce1" office:value-type="string">
            <text:p>艾马拉语</text:p>
          </table:table-cell>
          <table:table-cell office:value-type="string">
            <text:p>Aymara, Aymará</text:p>
          </table:table-cell>
          <table:table-cell office:value-type="string">
            <text:p>Aymara</text:p>
          </table:table-cell>
        </table:table-row>
        <table:table-row table:style-name="ro2">
          <table:table-cell table:style-name="ce1" office:value-type="string">
            <text:p>az</text:p>
          </table:table-cell>
          <table:table-cell table:style-name="ce1" office:value-type="string">
            <text:p>aze</text:p>
          </table:table-cell>
          <table:table-cell table:style-name="ce1" office:value-type="string">
            <text:p>aze + 2</text:p>
          </table:table-cell>
          <table:table-cell table:style-name="ce1" office:value-type="string">
            <text:p>azərbaycan dili</text:p>
          </table:table-cell>
          <table:table-cell table:style-name="ce3" office:value-type="string">
            <text:p>Azeri</text:p>
          </table:table-cell>
          <table:table-cell table:style-name="ce1" office:value-type="string">
            <text:p>Azerbaijani</text:p>
          </table:table-cell>
          <table:table-cell office:value-type="string">
            <text:p>Azéri</text:p>
          </table:table-cell>
          <table:table-cell office:value-type="string">
            <text:p>アゼルバイジャン語</text:p>
          </table:table-cell>
          <table:table-cell office:value-type="string">
            <text:p>azerí</text:p>
          </table:table-cell>
          <table:table-cell office:value-type="string">
            <text:p>azerbaijano</text:p>
          </table:table-cell>
          <table:table-cell office:value-type="string">
            <text:p>ázerbájdžánština</text:p>
          </table:table-cell>
          <table:table-cell office:value-type="string">
            <text:p>Azero</text:p>
          </table:table-cell>
          <table:table-cell table:style-name="ce1" office:value-type="string">
            <text:p>阿塞拜疆语</text:p>
          </table:table-cell>
          <table:table-cell office:value-type="string">
            <text:p>Azeri, Azerbeidzjaans</text:p>
          </table:table-cell>
          <table:table-cell office:value-type="string">
            <text:p>Aserbajdsjansk</text:p>
          </table:table-cell>
        </table:table-row>
        <table:table-row table:style-name="ro1">
          <table:table-cell table:style-name="ce1" office:value-type="string">
            <text:p>ba</text:p>
          </table:table-cell>
          <table:table-cell table:number-columns-repeated="2" table:style-name="ce1" office:value-type="string">
            <text:p>bak</text:p>
          </table:table-cell>
          <table:table-cell table:style-name="ce1" office:value-type="string">
            <text:p>башҡорт теле</text:p>
          </table:table-cell>
          <table:table-cell table:style-name="ce3" office:value-type="string">
            <text:p>Baskír</text:p>
          </table:table-cell>
          <table:table-cell table:style-name="ce1" office:value-type="string">
            <text:p>Bashkir</text:p>
          </table:table-cell>
          <table:table-cell office:value-type="string">
            <text:p>Bachkir</text:p>
          </table:table-cell>
          <table:table-cell office:value-type="string">
            <text:p>バシキール語</text:p>
          </table:table-cell>
          <table:table-cell office:value-type="string">
            <text:p>baskir</text:p>
          </table:table-cell>
          <table:table-cell office:value-type="string">
            <text:p>baxequir</text:p>
          </table:table-cell>
          <table:table-cell office:value-type="string">
            <text:p>baškirština</text:p>
          </table:table-cell>
          <table:table-cell office:value-type="string">
            <text:p>Bashkir</text:p>
          </table:table-cell>
          <table:table-cell table:style-name="ce1" office:value-type="string">
            <text:p>巴什基尔语</text:p>
          </table:table-cell>
          <table:table-cell office:value-type="string">
            <text:p>Basjkiers, Basjkirisch</text:p>
          </table:table-cell>
          <table:table-cell office:value-type="string">
            <text:p>Basjkirsk</text:p>
          </table:table-cell>
        </table:table-row>
        <table:table-row table:style-name="ro1">
          <table:table-cell table:style-name="ce1" office:value-type="string">
            <text:p>be</text:p>
          </table:table-cell>
          <table:table-cell table:number-columns-repeated="2" table:style-name="ce1" office:value-type="string">
            <text:p>bel</text:p>
          </table:table-cell>
          <table:table-cell table:style-name="ce1" office:value-type="string">
            <text:p>Беларуская</text:p>
          </table:table-cell>
          <table:table-cell table:style-name="ce3" office:value-type="string">
            <text:p>Belarusz</text:p>
          </table:table-cell>
          <table:table-cell table:style-name="ce1" office:value-type="string">
            <text:p>Belarusian</text:p>
          </table:table-cell>
          <table:table-cell office:value-type="string">
            <text:p>Biélorusse</text:p>
          </table:table-cell>
          <table:table-cell office:value-type="string">
            <text:p>ベラルーシ語</text:p>
          </table:table-cell>
          <table:table-cell office:value-type="string">
            <text:p>bielorruso</text:p>
          </table:table-cell>
          <table:table-cell office:value-type="string">
            <text:p>bielorusso; bielo-russo</text:p>
          </table:table-cell>
          <table:table-cell office:value-type="string">
            <text:p>běloruština</text:p>
          </table:table-cell>
          <table:table-cell office:value-type="string">
            <text:p>Bielorusso</text:p>
          </table:table-cell>
          <table:table-cell table:style-name="ce1" office:value-type="string">
            <text:p>白俄罗斯语</text:p>
          </table:table-cell>
          <table:table-cell office:value-type="string">
            <text:p>Wit-Russisch, Belarussisch</text:p>
          </table:table-cell>
          <table:table-cell office:value-type="string">
            <text:p>Hviterussisk</text:p>
          </table:table-cell>
        </table:table-row>
        <table:table-row table:style-name="ro2">
          <table:table-cell table:style-name="ce1" office:value-type="string">
            <text:p>bg</text:p>
          </table:table-cell>
          <table:table-cell table:number-columns-repeated="2" table:style-name="ce1" office:value-type="string">
            <text:p>bul</text:p>
          </table:table-cell>
          <table:table-cell table:style-name="ce1" office:value-type="string">
            <text:p>български език</text:p>
          </table:table-cell>
          <table:table-cell table:style-name="ce3" office:value-type="string">
            <text:p>Bolgár</text:p>
          </table:table-cell>
          <table:table-cell table:style-name="ce1" office:value-type="string">
            <text:p>Bulgarian</text:p>
          </table:table-cell>
          <table:table-cell office:value-type="string">
            <text:p>Bulgare</text:p>
          </table:table-cell>
          <table:table-cell office:value-type="string">
            <text:p>ブルガリア語</text:p>
          </table:table-cell>
          <table:table-cell table:number-columns-repeated="2" office:value-type="string">
            <text:p>búlgaro</text:p>
          </table:table-cell>
          <table:table-cell office:value-type="string">
            <text:p>bulharština</text:p>
          </table:table-cell>
          <table:table-cell office:value-type="string">
            <text:p>Bulgaro</text:p>
          </table:table-cell>
          <table:table-cell table:style-name="ce1" office:value-type="string">
            <text:p>保加利亚语</text:p>
          </table:table-cell>
          <table:table-cell office:value-type="string">
            <text:p>Bulgaars</text:p>
          </table:table-cell>
          <table:table-cell office:value-type="string">
            <text:p>Bulgarsk</text:p>
          </table:table-cell>
        </table:table-row>
        <table:table-row table:style-name="ro3">
          <table:table-cell table:style-name="ce1" office:value-type="string">
            <text:p>bh</text:p>
          </table:table-cell>
          <table:table-cell table:style-name="ce1" office:value-type="string">
            <text:p>bih</text:p>
          </table:table-cell>
          <table:table-cell table:style-name="ce1" office:value-type="string">
            <text:p>--</text:p>
          </table:table-cell>
          <table:table-cell table:style-name="ce1" office:value-type="string">
            <text:p>भोजपुरी</text:p>
          </table:table-cell>
          <table:table-cell table:style-name="ce3" office:value-type="string">
            <text:p>Bhojpuri</text:p>
          </table:table-cell>
          <table:table-cell table:style-name="ce1" office:value-type="string">
            <text:p>Bihari</text:p>
          </table:table-cell>
          <table:table-cell office:value-type="string">
            <text:p>Bihari</text:p>
          </table:table-cell>
          <table:table-cell office:value-type="string">
            <text:p>ビハール語</text:p>
          </table:table-cell>
          <table:table-cell office:value-type="string">
            <text:p>bhojpurí</text:p>
          </table:table-cell>
          <table:table-cell office:value-type="string">
            <text:p>biari</text:p>
          </table:table-cell>
          <table:table-cell office:value-type="string">
            <text:p>bihárština</text:p>
          </table:table-cell>
          <table:table-cell office:value-type="string">
            <text:p>Bihari</text:p>
          </table:table-cell>
          <table:table-cell table:style-name="ce1" office:value-type="string">
            <text:p>比哈尔语</text:p>
          </table:table-cell>
          <table:table-cell table:number-columns-repeated="2" office:value-type="string">
            <text:p>Bihari</text:p>
          </table:table-cell>
        </table:table-row>
        <table:table-row table:style-name="ro1">
          <table:table-cell table:style-name="ce1" office:value-type="string">
            <text:p>bi</text:p>
          </table:table-cell>
          <table:table-cell table:number-columns-repeated="2" table:style-name="ce1" office:value-type="string">
            <text:p>bis</text:p>
          </table:table-cell>
          <table:table-cell table:style-name="ce1" office:value-type="string">
            <text:p>Bislama</text:p>
          </table:table-cell>
          <table:table-cell table:style-name="ce3" office:value-type="string">
            <text:p>Bislama</text:p>
          </table:table-cell>
          <table:table-cell table:style-name="ce1" office:value-type="string">
            <text:p>Bislama</text:p>
          </table:table-cell>
          <table:table-cell office:value-type="string">
            <text:p>Bichelamar</text:p>
          </table:table-cell>
          <table:table-cell office:value-type="string">
            <text:p>ビスラマ語</text:p>
          </table:table-cell>
          <table:table-cell office:value-type="string">
            <text:p>bislama</text:p>
          </table:table-cell>
          <table:table-cell office:value-type="string">
            <text:p>bislamá bichlamar</text:p>
          </table:table-cell>
          <table:table-cell office:value-type="string">
            <text:p>bislamština</text:p>
          </table:table-cell>
          <table:table-cell office:value-type="string">
            <text:p>Bislama</text:p>
          </table:table-cell>
          <table:table-cell table:style-name="ce1" office:value-type="string">
            <text:p>比斯拉马语</text:p>
          </table:table-cell>
          <table:table-cell table:number-columns-repeated="2" office:value-type="string">
            <text:p>Bislama</text:p>
          </table:table-cell>
        </table:table-row>
        <table:table-row table:style-name="ro1">
          <table:table-cell table:style-name="ce1" office:value-type="string">
            <text:p>bm</text:p>
          </table:table-cell>
          <table:table-cell table:number-columns-repeated="2" table:style-name="ce1" office:value-type="string">
            <text:p>bam</text:p>
          </table:table-cell>
          <table:table-cell table:style-name="ce1" office:value-type="string">
            <text:p>bamanankan</text:p>
          </table:table-cell>
          <table:table-cell table:style-name="ce3" office:value-type="string">
            <text:p>Bambara</text:p>
          </table:table-cell>
          <table:table-cell table:style-name="ce1" office:value-type="string">
            <text:p>Bambara</text:p>
          </table:table-cell>
          <table:table-cell office:value-type="string">
            <text:p>Bambara</text:p>
          </table:table-cell>
          <table:table-cell office:value-type="string">
            <text:p>バンバラ語</text:p>
          </table:table-cell>
          <table:table-cell office:value-type="string">
            <text:p>bambara</text:p>
          </table:table-cell>
          <table:table-cell office:value-type="string">
            <text:p>bâmbara</text:p>
          </table:table-cell>
          <table:table-cell office:value-type="string">
            <text:p>bambarština</text:p>
          </table:table-cell>
          <table:table-cell office:value-type="string">
            <text:p>Bambara</text:p>
          </table:table-cell>
          <table:table-cell table:style-name="ce1" office:value-type="string">
            <text:p>班巴拉语</text:p>
          </table:table-cell>
          <table:table-cell table:number-columns-repeated="2" office:value-type="string">
            <text:p>Bambara</text:p>
          </table:table-cell>
        </table:table-row>
        <table:table-row table:style-name="ro3">
          <table:table-cell table:style-name="ce1" office:value-type="string">
            <text:p>bn</text:p>
          </table:table-cell>
          <table:table-cell table:number-columns-repeated="2" table:style-name="ce1" office:value-type="string">
            <text:p>ben</text:p>
          </table:table-cell>
          <table:table-cell table:style-name="ce1" office:value-type="string">
            <text:p>বাংলা</text:p>
          </table:table-cell>
          <table:table-cell table:style-name="ce3" office:value-type="string">
            <text:p>Bengáli</text:p>
          </table:table-cell>
          <table:table-cell table:style-name="ce1" office:value-type="string">
            <text:p>Bengali</text:p>
          </table:table-cell>
          <table:table-cell office:value-type="string">
            <text:p>Bengalî</text:p>
          </table:table-cell>
          <table:table-cell office:value-type="string">
            <text:p>ベンガル語</text:p>
          </table:table-cell>
          <table:table-cell office:value-type="string">
            <text:p>bengalí</text:p>
          </table:table-cell>
          <table:table-cell office:value-type="string">
            <text:p>bengali; bangla</text:p>
          </table:table-cell>
          <table:table-cell office:value-type="string">
            <text:p>bengálština</text:p>
          </table:table-cell>
          <table:table-cell office:value-type="string">
            <text:p>Bengali</text:p>
          </table:table-cell>
          <table:table-cell table:style-name="ce1" office:value-type="string">
            <text:p>孟加拉语</text:p>
          </table:table-cell>
          <table:table-cell office:value-type="string">
            <text:p>Bengaals</text:p>
          </table:table-cell>
          <table:table-cell office:value-type="string">
            <text:p>Bengali</text:p>
          </table:table-cell>
        </table:table-row>
        <table:table-row table:style-name="ro3">
          <table:table-cell table:style-name="ce1" office:value-type="string">
            <text:p>bo</text:p>
          </table:table-cell>
          <table:table-cell table:style-name="ce1" office:value-type="string">
            <text:p>tib/bod</text:p>
          </table:table-cell>
          <table:table-cell table:style-name="ce1" office:value-type="string">
            <text:p>bod</text:p>
          </table:table-cell>
          <table:table-cell table:style-name="ce1" office:value-type="string">
            <text:p>བོད་ཡིག</text:p>
          </table:table-cell>
          <table:table-cell table:style-name="ce3" office:value-type="string">
            <text:p>Tibeti</text:p>
          </table:table-cell>
          <table:table-cell table:style-name="ce1" office:value-type="string">
            <text:p>Tibetan</text:p>
          </table:table-cell>
          <table:table-cell office:value-type="string">
            <text:p>Tibétain</text:p>
          </table:table-cell>
          <table:table-cell office:value-type="string">
            <text:p>チベット語</text:p>
          </table:table-cell>
          <table:table-cell table:number-columns-repeated="2" office:value-type="string">
            <text:p>tibetano</text:p>
          </table:table-cell>
          <table:table-cell office:value-type="string">
            <text:p>tibetština</text:p>
          </table:table-cell>
          <table:table-cell office:value-type="string">
            <text:p>Tibetano</text:p>
          </table:table-cell>
          <table:table-cell table:style-name="ce1" office:value-type="string">
            <text:p>藏语</text:p>
          </table:table-cell>
          <table:table-cell office:value-type="string">
            <text:p>Tibetaans</text:p>
          </table:table-cell>
          <table:table-cell office:value-type="string">
            <text:p>Tibetansk</text:p>
          </table:table-cell>
        </table:table-row>
        <table:table-row table:style-name="ro1">
          <table:table-cell table:style-name="ce1" office:value-type="string">
            <text:p>br</text:p>
          </table:table-cell>
          <table:table-cell table:style-name="ce1" office:value-type="string">
            <text:p>bre</text:p>
          </table:table-cell>
          <table:table-cell table:style-name="ce1" office:value-type="string">
            <text:p>bre</text:p>
          </table:table-cell>
          <table:table-cell table:style-name="ce1" office:value-type="string">
            <text:p>brezhoneg</text:p>
          </table:table-cell>
          <table:table-cell table:style-name="ce3" office:value-type="string">
            <text:p>Breton</text:p>
          </table:table-cell>
          <table:table-cell table:style-name="ce1" office:value-type="string">
            <text:p>Breton</text:p>
          </table:table-cell>
          <table:table-cell office:value-type="string">
            <text:p>Breton</text:p>
          </table:table-cell>
          <table:table-cell office:value-type="string">
            <text:p>ブルトン語</text:p>
          </table:table-cell>
          <table:table-cell office:value-type="string">
            <text:p>bretón</text:p>
          </table:table-cell>
          <table:table-cell office:value-type="string">
            <text:p>bretão</text:p>
          </table:table-cell>
          <table:table-cell office:value-type="string">
            <text:p>bretonština</text:p>
          </table:table-cell>
          <table:table-cell office:value-type="string">
            <text:p>Bretone</text:p>
          </table:table-cell>
          <table:table-cell table:style-name="ce1" office:value-type="string">
            <text:p>布列塔尼语</text:p>
          </table:table-cell>
          <table:table-cell office:value-type="string">
            <text:p>Bretons</text:p>
          </table:table-cell>
          <table:table-cell office:value-type="string">
            <text:p>Bretonsk</text:p>
          </table:table-cell>
        </table:table-row>
        <table:table-row table:style-name="ro1">
          <table:table-cell table:style-name="ce1" office:value-type="string">
            <text:p>bs</text:p>
          </table:table-cell>
          <table:table-cell table:number-columns-repeated="2" table:style-name="ce1" office:value-type="string">
            <text:p>bos</text:p>
          </table:table-cell>
          <table:table-cell table:style-name="ce1" office:value-type="string">
            <text:p>bosanski jezik</text:p>
          </table:table-cell>
          <table:table-cell table:style-name="ce3" office:value-type="string">
            <text:p>Bosnyák</text:p>
          </table:table-cell>
          <table:table-cell table:style-name="ce1" office:value-type="string">
            <text:p>Bosnian</text:p>
          </table:table-cell>
          <table:table-cell office:value-type="string">
            <text:p>Bosnien</text:p>
          </table:table-cell>
          <table:table-cell office:value-type="string">
            <text:p>ボスニア語</text:p>
          </table:table-cell>
          <table:table-cell office:value-type="string">
            <text:p>bosnio</text:p>
          </table:table-cell>
          <table:table-cell office:value-type="string">
            <text:p>bósnio</text:p>
          </table:table-cell>
          <table:table-cell office:value-type="string">
            <text:p>bosenština</text:p>
          </table:table-cell>
          <table:table-cell office:value-type="string">
            <text:p>Bosniaco</text:p>
          </table:table-cell>
          <table:table-cell table:style-name="ce1" office:value-type="string">
            <text:p>波斯尼亚语</text:p>
          </table:table-cell>
          <table:table-cell office:value-type="string">
            <text:p>Bosnisch</text:p>
          </table:table-cell>
          <table:table-cell office:value-type="string">
            <text:p>Bosnisk</text:p>
          </table:table-cell>
        </table:table-row>
        <table:table-row table:style-name="ro1">
          <table:table-cell table:style-name="ce1" office:value-type="string">
            <text:p>ca</text:p>
          </table:table-cell>
          <table:table-cell table:number-columns-repeated="2" table:style-name="ce1" office:value-type="string">
            <text:p>cat</text:p>
          </table:table-cell>
          <table:table-cell table:style-name="ce1" office:value-type="string">
            <text:p>Català</text:p>
          </table:table-cell>
          <table:table-cell table:style-name="ce3" office:value-type="string">
            <text:p>Katalán</text:p>
          </table:table-cell>
          <table:table-cell table:style-name="ce1" office:value-type="string">
            <text:p>Catalan</text:p>
          </table:table-cell>
          <table:table-cell office:value-type="string">
            <text:p>Catalan</text:p>
          </table:table-cell>
          <table:table-cell office:value-type="string">
            <text:p>カタルーニャ語, バレンシア語</text:p>
          </table:table-cell>
          <table:table-cell office:value-type="string">
            <text:p>catalán</text:p>
          </table:table-cell>
          <table:table-cell office:value-type="string">
            <text:p>catalão</text:p>
          </table:table-cell>
          <table:table-cell office:value-type="string">
            <text:p>katalánština</text:p>
          </table:table-cell>
          <table:table-cell office:value-type="string">
            <text:p>Catalano; Valenciano</text:p>
          </table:table-cell>
          <table:table-cell table:style-name="ce1" office:value-type="string">
            <text:p>加泰隆语</text:p>
          </table:table-cell>
          <table:table-cell office:value-type="string">
            <text:p>Catalaans</text:p>
          </table:table-cell>
          <table:table-cell office:value-type="string">
            <text:p>Katalansk</text:p>
          </table:table-cell>
        </table:table-row>
        <table:table-row table:style-name="ro1">
          <table:table-cell table:style-name="ce1" office:value-type="string">
            <text:p>ce</text:p>
          </table:table-cell>
          <table:table-cell table:number-columns-repeated="2" table:style-name="ce1" office:value-type="string">
            <text:p>che</text:p>
          </table:table-cell>
          <table:table-cell table:style-name="ce1" office:value-type="string">
            <text:p>нохчийн мотт</text:p>
          </table:table-cell>
          <table:table-cell table:style-name="ce3" office:value-type="string">
            <text:p>Csecsen</text:p>
          </table:table-cell>
          <table:table-cell table:style-name="ce1" office:value-type="string">
            <text:p>Chechen</text:p>
          </table:table-cell>
          <table:table-cell office:value-type="string">
            <text:p>Tchétchène</text:p>
          </table:table-cell>
          <table:table-cell office:value-type="string">
            <text:p>チェチェン語</text:p>
          </table:table-cell>
          <table:table-cell office:value-type="string">
            <text:p>checheno</text:p>
          </table:table-cell>
          <table:table-cell office:value-type="string">
            <text:p>tchecheno ou checheno</text:p>
          </table:table-cell>
          <table:table-cell office:value-type="string">
            <text:p>čečenština</text:p>
          </table:table-cell>
          <table:table-cell office:value-type="string">
            <text:p>Ceceno</text:p>
          </table:table-cell>
          <table:table-cell table:style-name="ce1" office:value-type="string">
            <text:p>车臣语</text:p>
          </table:table-cell>
          <table:table-cell office:value-type="string">
            <text:p>Tsjetsjeens</text:p>
          </table:table-cell>
          <table:table-cell office:value-type="string">
            <text:p>Tsjetsjensk</text:p>
          </table:table-cell>
        </table:table-row>
        <table:table-row table:style-name="ro1">
          <table:table-cell table:style-name="ce1" office:value-type="string">
            <text:p>ch</text:p>
          </table:table-cell>
          <table:table-cell table:number-columns-repeated="2" table:style-name="ce1" office:value-type="string">
            <text:p>cha</text:p>
          </table:table-cell>
          <table:table-cell table:style-name="ce1" office:value-type="string">
            <text:p>Chamoru</text:p>
          </table:table-cell>
          <table:table-cell table:style-name="ce3" office:value-type="string">
            <text:p>Csamorro</text:p>
          </table:table-cell>
          <table:table-cell table:style-name="ce1" office:value-type="string">
            <text:p>Chamorro</text:p>
          </table:table-cell>
          <table:table-cell office:value-type="string">
            <text:p>Chamorro</text:p>
          </table:table-cell>
          <table:table-cell office:value-type="string">
            <text:p>チャモロ語</text:p>
          </table:table-cell>
          <table:table-cell table:number-columns-repeated="3" office:value-type="string">
            <text:p>chamorro</text:p>
          </table:table-cell>
          <table:table-cell office:value-type="string">
            <text:p>Chamorro</text:p>
          </table:table-cell>
          <table:table-cell table:style-name="ce1" office:value-type="string">
            <text:p>查莫罗语</text:p>
          </table:table-cell>
          <table:table-cell table:number-columns-repeated="2" office:value-type="string">
            <text:p>Chamorro</text:p>
          </table:table-cell>
        </table:table-row>
        <table:table-row table:style-name="ro2">
          <table:table-cell table:style-name="ce1" office:value-type="string">
            <text:p>co</text:p>
          </table:table-cell>
          <table:table-cell table:number-columns-repeated="2" table:style-name="ce1" office:value-type="string">
            <text:p>cos</text:p>
          </table:table-cell>
          <table:table-cell table:style-name="ce1" office:value-type="string">
            <text:p>corsu; lingua corsa</text:p>
          </table:table-cell>
          <table:table-cell table:style-name="ce3" office:value-type="string">
            <text:p>Korzikai</text:p>
          </table:table-cell>
          <table:table-cell table:style-name="ce1" office:value-type="string">
            <text:p>Corsican</text:p>
          </table:table-cell>
          <table:table-cell office:value-type="string">
            <text:p>Corse</text:p>
          </table:table-cell>
          <table:table-cell office:value-type="string">
            <text:p>コルシカ語</text:p>
          </table:table-cell>
          <table:table-cell table:number-columns-repeated="2" office:value-type="string">
            <text:p>corso</text:p>
          </table:table-cell>
          <table:table-cell office:value-type="string">
            <text:p>korsičtina</text:p>
          </table:table-cell>
          <table:table-cell office:value-type="string">
            <text:p>Corso</text:p>
          </table:table-cell>
          <table:table-cell table:style-name="ce1" office:value-type="string">
            <text:p>科西嘉语</text:p>
          </table:table-cell>
          <table:table-cell office:value-type="string">
            <text:p>Corsicaans</text:p>
          </table:table-cell>
          <table:table-cell office:value-type="string">
            <text:p>Korsikansk</text:p>
          </table:table-cell>
        </table:table-row>
        <table:table-row table:style-name="ro1">
          <table:table-cell table:style-name="ce1" office:value-type="string">
            <text:p>cr</text:p>
          </table:table-cell>
          <table:table-cell table:style-name="ce1" office:value-type="string">
            <text:p>cre</text:p>
          </table:table-cell>
          <table:table-cell table:style-name="ce1" office:value-type="string">
            <text:p>cre + 6</text:p>
          </table:table-cell>
          <table:table-cell table:style-name="ce1" office:value-type="string">
            <text:p>ᓀᐦᐃᔭᐍᐏᐣ</text:p>
          </table:table-cell>
          <table:table-cell table:style-name="ce3" office:value-type="string">
            <text:p>Krí nyelv</text:p>
          </table:table-cell>
          <table:table-cell table:style-name="ce1" office:value-type="string">
            <text:p>Cree</text:p>
          </table:table-cell>
          <table:table-cell office:value-type="string">
            <text:p>Cri</text:p>
          </table:table-cell>
          <table:table-cell office:value-type="string">
            <text:p>クリー語</text:p>
          </table:table-cell>
          <table:table-cell table:number-columns-repeated="2" office:value-type="string">
            <text:p>cree</text:p>
          </table:table-cell>
          <table:table-cell office:value-type="string">
            <text:p>kríjština</text:p>
          </table:table-cell>
          <table:table-cell office:value-type="string">
            <text:p>Cree</text:p>
          </table:table-cell>
          <table:table-cell table:style-name="ce1" office:value-type="string">
            <text:p>克里语</text:p>
          </table:table-cell>
          <table:table-cell table:number-columns-repeated="2" office:value-type="string">
            <text:p>Cree</text:p>
          </table:table-cell>
        </table:table-row>
        <table:table-row table:style-name="ro1">
          <table:table-cell table:style-name="ce1" office:value-type="string">
            <text:p>cs</text:p>
          </table:table-cell>
          <table:table-cell table:style-name="ce1" office:value-type="string">
            <text:p>cze/ces</text:p>
          </table:table-cell>
          <table:table-cell table:style-name="ce1" office:value-type="string">
            <text:p>ces</text:p>
          </table:table-cell>
          <table:table-cell table:style-name="ce1" office:value-type="string">
            <text:p>česky; čeština</text:p>
          </table:table-cell>
          <table:table-cell table:style-name="ce3" office:value-type="string">
            <text:p>Cseh</text:p>
          </table:table-cell>
          <table:table-cell table:style-name="ce1" office:value-type="string">
            <text:p>Czech</text:p>
          </table:table-cell>
          <table:table-cell office:value-type="string">
            <text:p>Tchèque</text:p>
          </table:table-cell>
          <table:table-cell office:value-type="string">
            <text:p>チェコ語</text:p>
          </table:table-cell>
          <table:table-cell office:value-type="string">
            <text:p>checo</text:p>
          </table:table-cell>
          <table:table-cell office:value-type="string">
            <text:p>tcheco</text:p>
          </table:table-cell>
          <table:table-cell office:value-type="string">
            <text:p>čeština</text:p>
          </table:table-cell>
          <table:table-cell office:value-type="string">
            <text:p>Ceco</text:p>
          </table:table-cell>
          <table:table-cell table:style-name="ce1" office:value-type="string">
            <text:p>捷克语</text:p>
          </table:table-cell>
          <table:table-cell office:value-type="string">
            <text:p>Tsjechisch</text:p>
          </table:table-cell>
          <table:table-cell office:value-type="string">
            <text:p>Tsjekkisk</text:p>
          </table:table-cell>
        </table:table-row>
        <table:table-row table:style-name="ro1">
          <table:table-cell table:style-name="ce1" office:value-type="string">
            <text:p>cu</text:p>
          </table:table-cell>
          <table:table-cell table:number-columns-repeated="2" table:style-name="ce1" office:value-type="string">
            <text:p>chu</text:p>
          </table:table-cell>
          <table:table-cell table:style-name="ce2"/>
          <table:table-cell table:style-name="ce3" office:value-type="string">
            <text:p>Egyházi szláv</text:p>
          </table:table-cell>
          <table:table-cell table:style-name="ce1" office:value-type="string">
            <text:p>Church Slavic</text:p>
          </table:table-cell>
          <table:table-cell office:value-type="string">
            <text:p>Vieux slave</text:p>
          </table:table-cell>
          <table:table-cell office:value-type="string">
            <text:p>古代教会スラヴ語</text:p>
          </table:table-cell>
          <table:table-cell office:value-type="string">
            <text:p>eslavo eclesiástico antiguo</text:p>
          </table:table-cell>
          <table:table-cell office:value-type="string">
            <text:p>eslavo eclesiástico; eslavo antigo; búlgaro antigo</text:p>
          </table:table-cell>
          <table:table-cell office:value-type="string">
            <text:p>staroslověnština</text:p>
          </table:table-cell>
          <table:table-cell office:value-type="string">
            <text:p>Antico slavo ecclesiastico</text:p>
          </table:table-cell>
          <table:table-cell table:style-name="ce1" office:value-type="string">
            <text:p>教会斯拉夫语</text:p>
          </table:table-cell>
          <table:table-cell office:value-type="string">
            <text:p>Kerkslavisch</text:p>
          </table:table-cell>
          <table:table-cell office:value-type="string">
            <text:p>Kirkeslavisk</text:p>
          </table:table-cell>
        </table:table-row>
        <table:table-row table:style-name="ro1">
          <table:table-cell table:style-name="ce1" office:value-type="string">
            <text:p>cv</text:p>
          </table:table-cell>
          <table:table-cell table:style-name="ce1" office:value-type="string">
            <text:p>chv</text:p>
          </table:table-cell>
          <table:table-cell table:style-name="ce1" office:value-type="string">
            <text:p>chv</text:p>
          </table:table-cell>
          <table:table-cell table:style-name="ce1" office:value-type="string">
            <text:p>чӑваш чӗлхи</text:p>
          </table:table-cell>
          <table:table-cell table:style-name="ce3" office:value-type="string">
            <text:p>Csuvas</text:p>
          </table:table-cell>
          <table:table-cell table:style-name="ce1" office:value-type="string">
            <text:p>Chuvash</text:p>
          </table:table-cell>
          <table:table-cell office:value-type="string">
            <text:p>Tchouvache</text:p>
          </table:table-cell>
          <table:table-cell office:value-type="string">
            <text:p>チュヴァシ語</text:p>
          </table:table-cell>
          <table:table-cell office:value-type="string">
            <text:p>chuvasio</text:p>
          </table:table-cell>
          <table:table-cell office:value-type="string">
            <text:p>chuvash</text:p>
          </table:table-cell>
          <table:table-cell office:value-type="string">
            <text:p>čuvašština</text:p>
          </table:table-cell>
          <table:table-cell office:value-type="string">
            <text:p>Chuvash</text:p>
          </table:table-cell>
          <table:table-cell table:style-name="ce1" office:value-type="string">
            <text:p>楚瓦什语</text:p>
          </table:table-cell>
          <table:table-cell office:value-type="string">
            <text:p>Tsjoevasjisch</text:p>
          </table:table-cell>
          <table:table-cell office:value-type="string">
            <text:p>Tsjuvansk</text:p>
          </table:table-cell>
        </table:table-row>
        <table:table-row table:style-name="ro1">
          <table:table-cell table:style-name="ce1" office:value-type="string">
            <text:p>cy</text:p>
          </table:table-cell>
          <table:table-cell table:style-name="ce1" office:value-type="string">
            <text:p>wel/cym</text:p>
          </table:table-cell>
          <table:table-cell table:style-name="ce1" office:value-type="string">
            <text:p>cym</text:p>
          </table:table-cell>
          <table:table-cell table:style-name="ce1" office:value-type="string">
            <text:p>Cymraeg</text:p>
          </table:table-cell>
          <table:table-cell table:style-name="ce3" office:value-type="string">
            <text:p>Wales-i</text:p>
          </table:table-cell>
          <table:table-cell table:style-name="ce1" office:value-type="string">
            <text:p>Welsh</text:p>
          </table:table-cell>
          <table:table-cell office:value-type="string">
            <text:p>Gallois</text:p>
          </table:table-cell>
          <table:table-cell office:value-type="string">
            <text:p>ウェールズ語</text:p>
          </table:table-cell>
          <table:table-cell office:value-type="string">
            <text:p>galés</text:p>
          </table:table-cell>
          <table:table-cell office:value-type="string">
            <text:p>galês</text:p>
          </table:table-cell>
          <table:table-cell office:value-type="string">
            <text:p>velština</text:p>
          </table:table-cell>
          <table:table-cell office:value-type="string">
            <text:p>Gallese</text:p>
          </table:table-cell>
          <table:table-cell table:style-name="ce1" office:value-type="string">
            <text:p>威尔士语</text:p>
          </table:table-cell>
          <table:table-cell office:value-type="string">
            <text:p>Welsh</text:p>
          </table:table-cell>
          <table:table-cell office:value-type="string">
            <text:p>Walisisk</text:p>
          </table:table-cell>
        </table:table-row>
        <table:table-row table:style-name="ro1">
          <table:table-cell table:style-name="ce1" office:value-type="string">
            <text:p>da</text:p>
          </table:table-cell>
          <table:table-cell table:number-columns-repeated="2" table:style-name="ce1" office:value-type="string">
            <text:p>dan</text:p>
          </table:table-cell>
          <table:table-cell table:style-name="ce1" office:value-type="string">
            <text:p>dansk</text:p>
          </table:table-cell>
          <table:table-cell table:style-name="ce3" office:value-type="string">
            <text:p>Dán</text:p>
          </table:table-cell>
          <table:table-cell table:style-name="ce1" office:value-type="string">
            <text:p>Danish</text:p>
          </table:table-cell>
          <table:table-cell office:value-type="string">
            <text:p>Danois</text:p>
          </table:table-cell>
          <table:table-cell office:value-type="string">
            <text:p>デンマーク語</text:p>
          </table:table-cell>
          <table:table-cell office:value-type="string">
            <text:p>danés</text:p>
          </table:table-cell>
          <table:table-cell office:value-type="string">
            <text:p>dinamarquês</text:p>
          </table:table-cell>
          <table:table-cell office:value-type="string">
            <text:p>dánština</text:p>
          </table:table-cell>
          <table:table-cell office:value-type="string">
            <text:p>Danese</text:p>
          </table:table-cell>
          <table:table-cell table:style-name="ce1" office:value-type="string">
            <text:p>丹麦语</text:p>
          </table:table-cell>
          <table:table-cell office:value-type="string">
            <text:p>Deens</text:p>
          </table:table-cell>
          <table:table-cell office:value-type="string">
            <text:p>Dansk</text:p>
          </table:table-cell>
        </table:table-row>
        <table:table-row table:style-name="ro1">
          <table:table-cell table:style-name="ce1" office:value-type="string">
            <text:p>de</text:p>
          </table:table-cell>
          <table:table-cell table:style-name="ce1" office:value-type="string">
            <text:p>ger/deu</text:p>
          </table:table-cell>
          <table:table-cell table:style-name="ce1" office:value-type="string">
            <text:p>deu</text:p>
          </table:table-cell>
          <table:table-cell table:style-name="ce1" office:value-type="string">
            <text:p>Deutsch</text:p>
          </table:table-cell>
          <table:table-cell table:style-name="ce3" office:value-type="string">
            <text:p>Német</text:p>
          </table:table-cell>
          <table:table-cell table:style-name="ce1" office:value-type="string">
            <text:p>German</text:p>
          </table:table-cell>
          <table:table-cell office:value-type="string">
            <text:p>Allemand</text:p>
          </table:table-cell>
          <table:table-cell office:value-type="string">
            <text:p>ドイツ語</text:p>
          </table:table-cell>
          <table:table-cell office:value-type="string">
            <text:p>alemán</text:p>
          </table:table-cell>
          <table:table-cell office:value-type="string">
            <text:p>alemão</text:p>
          </table:table-cell>
          <table:table-cell office:value-type="string">
            <text:p>němčina</text:p>
          </table:table-cell>
          <table:table-cell office:value-type="string">
            <text:p>Tedesco</text:p>
          </table:table-cell>
          <table:table-cell table:style-name="ce1" office:value-type="string">
            <text:p>德语</text:p>
          </table:table-cell>
          <table:table-cell office:value-type="string">
            <text:p>Duits</text:p>
          </table:table-cell>
          <table:table-cell office:value-type="string">
            <text:p>Tysk</text:p>
          </table:table-cell>
        </table:table-row>
        <table:table-row table:style-name="ro3">
          <table:table-cell table:style-name="ce1" office:value-type="string">
            <text:p>dv</text:p>
          </table:table-cell>
          <table:table-cell table:number-columns-repeated="2" table:style-name="ce1" office:value-type="string">
            <text:p>div</text:p>
          </table:table-cell>
          <table:table-cell table:style-name="ce1" office:value-type="string">
            <text:p><text:s/>ދިވެހި</text:p>
          </table:table-cell>
          <table:table-cell table:style-name="ce3" office:value-type="string">
            <text:p>Maldív</text:p>
          </table:table-cell>
          <table:table-cell table:style-name="ce1" office:value-type="string">
            <text:p>Divehi</text:p>
          </table:table-cell>
          <table:table-cell office:value-type="string">
            <text:p>Divehi</text:p>
          </table:table-cell>
          <table:table-cell office:value-type="string">
            <text:p>ディベヒ語</text:p>
          </table:table-cell>
          <table:table-cell office:value-type="string">
            <text:p>maldivo</text:p>
          </table:table-cell>
          <table:table-cell office:value-type="string">
            <text:p>divehi; maldívio</text:p>
          </table:table-cell>
          <table:table-cell office:value-type="string">
            <text:p>divehi</text:p>
          </table:table-cell>
          <table:table-cell office:value-type="string">
            <text:p>Divehi</text:p>
          </table:table-cell>
          <table:table-cell table:style-name="ce1" office:value-type="string">
            <text:p>迪维希语</text:p>
          </table:table-cell>
          <table:table-cell office:value-type="string">
            <text:p>Divehi</text:p>
          </table:table-cell>
          <table:table-cell office:value-type="string">
            <text:p>Dhivehi</text:p>
          </table:table-cell>
        </table:table-row>
        <table:table-row table:style-name="ro3">
          <table:table-cell table:style-name="ce1" office:value-type="string">
            <text:p>dz</text:p>
          </table:table-cell>
          <table:table-cell table:style-name="ce1" office:value-type="string">
            <text:p>dzo</text:p>
          </table:table-cell>
          <table:table-cell table:style-name="ce1" office:value-type="string">
            <text:p>dzo</text:p>
          </table:table-cell>
          <table:table-cell table:style-name="ce1" office:value-type="string">
            <text:p>རྫོང་ཁ</text:p>
          </table:table-cell>
          <table:table-cell table:style-name="ce3" office:value-type="string">
            <text:p>Dzongkha</text:p>
          </table:table-cell>
          <table:table-cell table:style-name="ce1" office:value-type="string">
            <text:p>Dzongkha</text:p>
          </table:table-cell>
          <table:table-cell office:value-type="string">
            <text:p>Dzongkha</text:p>
          </table:table-cell>
          <table:table-cell office:value-type="string">
            <text:p>ゾンカ語</text:p>
          </table:table-cell>
          <table:table-cell office:value-type="string">
            <text:p>dzongkha</text:p>
          </table:table-cell>
          <table:table-cell office:value-type="string">
            <text:p>dzongkha; zoncá</text:p>
          </table:table-cell>
          <table:table-cell office:value-type="string">
            <text:p>dzongkha</text:p>
          </table:table-cell>
          <table:table-cell office:value-type="string">
            <text:p>Dzongkha</text:p>
          </table:table-cell>
          <table:table-cell table:style-name="ce1" office:value-type="string">
            <text:p>不丹语</text:p>
          </table:table-cell>
          <table:table-cell table:number-columns-repeated="2" office:value-type="string">
            <text:p>Dzongkha</text:p>
          </table:table-cell>
        </table:table-row>
        <table:table-row table:style-name="ro1">
          <table:table-cell table:style-name="ce1" office:value-type="string">
            <text:p>ee</text:p>
          </table:table-cell>
          <table:table-cell table:number-columns-repeated="2" table:style-name="ce1" office:value-type="string">
            <text:p>ewe</text:p>
          </table:table-cell>
          <table:table-cell table:style-name="ce1" office:value-type="string">
            <text:p>Ɛʋɛgbɛ</text:p>
          </table:table-cell>
          <table:table-cell table:style-name="ce3" office:value-type="string">
            <text:p>Eve</text:p>
          </table:table-cell>
          <table:table-cell table:style-name="ce1" office:value-type="string">
            <text:p>Ewe</text:p>
          </table:table-cell>
          <table:table-cell office:value-type="string">
            <text:p>Ewe</text:p>
          </table:table-cell>
          <table:table-cell office:value-type="string">
            <text:p>エウェ語</text:p>
          </table:table-cell>
          <table:table-cell office:value-type="string">
            <text:p>ewe</text:p>
          </table:table-cell>
          <table:table-cell office:value-type="string">
            <text:p>éwé ou Jeje</text:p>
          </table:table-cell>
          <table:table-cell office:value-type="string">
            <text:p>eweština</text:p>
          </table:table-cell>
          <table:table-cell office:value-type="string">
            <text:p>Ewe</text:p>
          </table:table-cell>
          <table:table-cell table:style-name="ce1" office:value-type="string">
            <text:p>埃维语</text:p>
          </table:table-cell>
          <table:table-cell table:number-columns-repeated="2" office:value-type="string">
            <text:p>Ewe</text:p>
          </table:table-cell>
        </table:table-row>
        <table:table-row table:style-name="ro1">
          <table:table-cell table:style-name="ce1" office:value-type="string">
            <text:p>el</text:p>
          </table:table-cell>
          <table:table-cell table:style-name="ce1" office:value-type="string">
            <text:p>gre/ell</text:p>
          </table:table-cell>
          <table:table-cell table:style-name="ce1" office:value-type="string">
            <text:p>ell</text:p>
          </table:table-cell>
          <table:table-cell table:style-name="ce1" office:value-type="string">
            <text:p>Ελληνικά</text:p>
          </table:table-cell>
          <table:table-cell table:style-name="ce3" office:value-type="string">
            <text:p>Görög</text:p>
          </table:table-cell>
          <table:table-cell table:style-name="ce1" office:value-type="string">
            <text:p>Greek</text:p>
          </table:table-cell>
          <table:table-cell office:value-type="string">
            <text:p>Grec moderne</text:p>
          </table:table-cell>
          <table:table-cell office:value-type="string">
            <text:p>ギリシア語 (1453年以降)</text:p>
          </table:table-cell>
          <table:table-cell office:value-type="string">
            <text:p>griego (moderno)</text:p>
          </table:table-cell>
          <table:table-cell office:value-type="string">
            <text:p>grego moderno (desde 1453)</text:p>
          </table:table-cell>
          <table:table-cell office:value-type="string">
            <text:p>řečtina</text:p>
          </table:table-cell>
          <table:table-cell office:value-type="string">
            <text:p>Greco moderno (dal 1453)</text:p>
          </table:table-cell>
          <table:table-cell table:style-name="ce1" office:value-type="string">
            <text:p>现代希腊语</text:p>
          </table:table-cell>
          <table:table-cell office:value-type="string">
            <text:p>Grieks</text:p>
          </table:table-cell>
          <table:table-cell office:value-type="string">
            <text:p>Gresk</text:p>
          </table:table-cell>
        </table:table-row>
        <table:table-row table:style-name="ro1">
          <table:table-cell table:style-name="ce1" office:value-type="string">
            <text:p>en</text:p>
          </table:table-cell>
          <table:table-cell table:number-columns-repeated="2" table:style-name="ce1" office:value-type="string">
            <text:p>eng</text:p>
          </table:table-cell>
          <table:table-cell table:style-name="ce1" office:value-type="string">
            <text:p>English</text:p>
          </table:table-cell>
          <table:table-cell table:style-name="ce3" office:value-type="string">
            <text:p>Angol</text:p>
          </table:table-cell>
          <table:table-cell table:style-name="ce1" office:value-type="string">
            <text:p>English</text:p>
          </table:table-cell>
          <table:table-cell office:value-type="string">
            <text:p>Anglais</text:p>
          </table:table-cell>
          <table:table-cell office:value-type="string">
            <text:p>英語</text:p>
          </table:table-cell>
          <table:table-cell office:value-type="string">
            <text:p>inglés</text:p>
          </table:table-cell>
          <table:table-cell office:value-type="string">
            <text:p>inglês</text:p>
          </table:table-cell>
          <table:table-cell office:value-type="string">
            <text:p>angličtina</text:p>
          </table:table-cell>
          <table:table-cell office:value-type="string">
            <text:p>Inglese</text:p>
          </table:table-cell>
          <table:table-cell table:style-name="ce1" office:value-type="string">
            <text:p>英语</text:p>
          </table:table-cell>
          <table:table-cell office:value-type="string">
            <text:p>Engels</text:p>
          </table:table-cell>
          <table:table-cell office:value-type="string">
            <text:p>Engelsk</text:p>
          </table:table-cell>
        </table:table-row>
        <table:table-row table:style-name="ro1">
          <table:table-cell table:style-name="ce1" office:value-type="string">
            <text:p>eo</text:p>
          </table:table-cell>
          <table:table-cell table:style-name="ce1" office:value-type="string">
            <text:p>epo</text:p>
          </table:table-cell>
          <table:table-cell table:style-name="ce1" office:value-type="string">
            <text:p>epo</text:p>
          </table:table-cell>
          <table:table-cell table:style-name="ce1" office:value-type="string">
            <text:p>Esperanto</text:p>
          </table:table-cell>
          <table:table-cell table:style-name="ce3" office:value-type="string">
            <text:p>Eszperantó</text:p>
          </table:table-cell>
          <table:table-cell table:style-name="ce1" office:value-type="string">
            <text:p>Esperanto</text:p>
          </table:table-cell>
          <table:table-cell office:value-type="string">
            <text:p>Espéranto</text:p>
          </table:table-cell>
          <table:table-cell office:value-type="string">
            <text:p>エスペラント</text:p>
          </table:table-cell>
          <table:table-cell table:number-columns-repeated="3" office:value-type="string">
            <text:p>esperanto</text:p>
          </table:table-cell>
          <table:table-cell office:value-type="string">
            <text:p>Esperanto</text:p>
          </table:table-cell>
          <table:table-cell table:style-name="ce1" office:value-type="string">
            <text:p>世界语</text:p>
          </table:table-cell>
          <table:table-cell table:number-columns-repeated="2" office:value-type="string">
            <text:p>Esperanto</text:p>
          </table:table-cell>
        </table:table-row>
        <table:table-row table:style-name="ro2">
          <table:table-cell table:style-name="ce1" office:value-type="string">
            <text:p>es</text:p>
          </table:table-cell>
          <table:table-cell table:number-columns-repeated="2" table:style-name="ce1" office:value-type="string">
            <text:p>spa</text:p>
          </table:table-cell>
          <table:table-cell table:style-name="ce1" office:value-type="string">
            <text:p>español; castellano</text:p>
          </table:table-cell>
          <table:table-cell table:style-name="ce3" office:value-type="string">
            <text:p>Spanyol</text:p>
          </table:table-cell>
          <table:table-cell table:style-name="ce1" office:value-type="string">
            <text:p>Spanish</text:p>
          </table:table-cell>
          <table:table-cell office:value-type="string">
            <text:p>Espagnol</text:p>
          </table:table-cell>
          <table:table-cell office:value-type="string">
            <text:p>スペイン語</text:p>
          </table:table-cell>
          <table:table-cell office:value-type="string">
            <text:p>español (o castellano)</text:p>
          </table:table-cell>
          <table:table-cell office:value-type="string">
            <text:p>castelhano; espanhol</text:p>
          </table:table-cell>
          <table:table-cell office:value-type="string">
            <text:p>španělština</text:p>
          </table:table-cell>
          <table:table-cell office:value-type="string">
            <text:p>Spagnolo; Castigliano</text:p>
          </table:table-cell>
          <table:table-cell table:style-name="ce1" office:value-type="string">
            <text:p>西班牙语</text:p>
          </table:table-cell>
          <table:table-cell office:value-type="string">
            <text:p>Spaans</text:p>
          </table:table-cell>
          <table:table-cell office:value-type="string">
            <text:p>Spansk</text:p>
          </table:table-cell>
        </table:table-row>
        <table:table-row table:style-name="ro1">
          <table:table-cell table:style-name="ce1" office:value-type="string">
            <text:p>et</text:p>
          </table:table-cell>
          <table:table-cell table:number-columns-repeated="2" table:style-name="ce1" office:value-type="string">
            <text:p>est</text:p>
          </table:table-cell>
          <table:table-cell table:style-name="ce1" office:value-type="string">
            <text:p>Eesti keel</text:p>
          </table:table-cell>
          <table:table-cell table:style-name="ce3" office:value-type="string">
            <text:p>Észt</text:p>
          </table:table-cell>
          <table:table-cell table:style-name="ce1" office:value-type="string">
            <text:p>Estonian</text:p>
          </table:table-cell>
          <table:table-cell office:value-type="string">
            <text:p>Estonien</text:p>
          </table:table-cell>
          <table:table-cell office:value-type="string">
            <text:p>エストニア語</text:p>
          </table:table-cell>
          <table:table-cell office:value-type="string">
            <text:p>estonio</text:p>
          </table:table-cell>
          <table:table-cell office:value-type="string">
            <text:p>estoniano</text:p>
          </table:table-cell>
          <table:table-cell office:value-type="string">
            <text:p>estonština</text:p>
          </table:table-cell>
          <table:table-cell office:value-type="string">
            <text:p>Estone</text:p>
          </table:table-cell>
          <table:table-cell table:style-name="ce1" office:value-type="string">
            <text:p>爱沙尼亚语</text:p>
          </table:table-cell>
          <table:table-cell office:value-type="string">
            <text:p>Estisch, Ests</text:p>
          </table:table-cell>
          <table:table-cell office:value-type="string">
            <text:p>Estisk</text:p>
          </table:table-cell>
        </table:table-row>
        <table:table-row table:style-name="ro1">
          <table:table-cell table:style-name="ce1" office:value-type="string">
            <text:p>eu</text:p>
          </table:table-cell>
          <table:table-cell table:style-name="ce1" office:value-type="string">
            <text:p>baq/eus</text:p>
          </table:table-cell>
          <table:table-cell table:style-name="ce1" office:value-type="string">
            <text:p>eus</text:p>
          </table:table-cell>
          <table:table-cell table:style-name="ce1" office:value-type="string">
            <text:p>euskara</text:p>
          </table:table-cell>
          <table:table-cell table:style-name="ce3" office:value-type="string">
            <text:p>Baszk</text:p>
          </table:table-cell>
          <table:table-cell table:style-name="ce1" office:value-type="string">
            <text:p>Basque</text:p>
          </table:table-cell>
          <table:table-cell office:value-type="string">
            <text:p>Basque</text:p>
          </table:table-cell>
          <table:table-cell office:value-type="string">
            <text:p>バスク語</text:p>
          </table:table-cell>
          <table:table-cell office:value-type="string">
            <text:p>euskera</text:p>
          </table:table-cell>
          <table:table-cell office:value-type="string">
            <text:p>basco</text:p>
          </table:table-cell>
          <table:table-cell office:value-type="string">
            <text:p>baskičtina</text:p>
          </table:table-cell>
          <table:table-cell office:value-type="string">
            <text:p>Basco</text:p>
          </table:table-cell>
          <table:table-cell table:style-name="ce1" office:value-type="string">
            <text:p>巴斯克语</text:p>
          </table:table-cell>
          <table:table-cell office:value-type="string">
            <text:p>Baskisch</text:p>
          </table:table-cell>
          <table:table-cell office:value-type="string">
            <text:p>Baskisk</text:p>
          </table:table-cell>
        </table:table-row>
        <table:table-row table:style-name="ro3">
          <table:table-cell table:style-name="ce1" office:value-type="string">
            <text:p>fa</text:p>
          </table:table-cell>
          <table:table-cell table:style-name="ce1" office:value-type="string">
            <text:p>per/fas</text:p>
          </table:table-cell>
          <table:table-cell table:style-name="ce1" office:value-type="string">
            <text:p>fas + 2</text:p>
          </table:table-cell>
          <table:table-cell table:style-name="ce1" office:value-type="string">
            <text:p><text:s/>فارسی</text:p>
          </table:table-cell>
          <table:table-cell table:style-name="ce3" office:value-type="string">
            <text:p>Perzsa</text:p>
          </table:table-cell>
          <table:table-cell table:style-name="ce1" office:value-type="string">
            <text:p>Persian</text:p>
          </table:table-cell>
          <table:table-cell office:value-type="string">
            <text:p>Persan</text:p>
          </table:table-cell>
          <table:table-cell office:value-type="string">
            <text:p>ペルシア語</text:p>
          </table:table-cell>
          <table:table-cell table:number-columns-repeated="2" office:value-type="string">
            <text:p>persa</text:p>
          </table:table-cell>
          <table:table-cell office:value-type="string">
            <text:p>perština</text:p>
          </table:table-cell>
          <table:table-cell office:value-type="string">
            <text:p>Persiano</text:p>
          </table:table-cell>
          <table:table-cell table:style-name="ce1" office:value-type="string">
            <text:p>波斯语</text:p>
          </table:table-cell>
          <table:table-cell office:value-type="string">
            <text:p>Perzisch, Farsi</text:p>
          </table:table-cell>
          <table:table-cell office:value-type="string">
            <text:p>Persisk</text:p>
          </table:table-cell>
        </table:table-row>
        <table:table-row table:style-name="ro1">
          <table:table-cell table:style-name="ce1" office:value-type="string">
            <text:p>ff</text:p>
          </table:table-cell>
          <table:table-cell table:style-name="ce1" office:value-type="string">
            <text:p>ful</text:p>
          </table:table-cell>
          <table:table-cell table:style-name="ce1" office:value-type="string">
            <text:p>ful + 9</text:p>
          </table:table-cell>
          <table:table-cell table:style-name="ce1" office:value-type="string">
            <text:p>Fulfulde</text:p>
          </table:table-cell>
          <table:table-cell table:style-name="ce3" office:value-type="string">
            <text:p>Ful</text:p>
          </table:table-cell>
          <table:table-cell table:style-name="ce1" office:value-type="string">
            <text:p>Fulah</text:p>
          </table:table-cell>
          <table:table-cell office:value-type="string">
            <text:p>Peul</text:p>
          </table:table-cell>
          <table:table-cell office:value-type="string">
            <text:p>フラ語</text:p>
          </table:table-cell>
          <table:table-cell table:number-columns-repeated="3" office:value-type="string">
            <text:p>fula</text:p>
          </table:table-cell>
          <table:table-cell office:value-type="string">
            <text:p>Fula</text:p>
          </table:table-cell>
          <table:table-cell table:style-name="ce1" office:value-type="string">
            <text:p>富拉语</text:p>
          </table:table-cell>
          <table:table-cell office:value-type="string">
            <text:p>Fula</text:p>
          </table:table-cell>
          <table:table-cell office:value-type="string">
            <text:p>Fulfulde</text:p>
          </table:table-cell>
        </table:table-row>
        <table:table-row table:style-name="ro1">
          <table:table-cell table:style-name="ce1" office:value-type="string">
            <text:p>fi</text:p>
          </table:table-cell>
          <table:table-cell table:number-columns-repeated="2" table:style-name="ce1" office:value-type="string">
            <text:p>fin</text:p>
          </table:table-cell>
          <table:table-cell table:style-name="ce1" office:value-type="string">
            <text:p>suomen kieli</text:p>
          </table:table-cell>
          <table:table-cell table:style-name="ce3" office:value-type="string">
            <text:p>Finn</text:p>
          </table:table-cell>
          <table:table-cell table:style-name="ce1" office:value-type="string">
            <text:p>Finnish</text:p>
          </table:table-cell>
          <table:table-cell office:value-type="string">
            <text:p>Finnois</text:p>
          </table:table-cell>
          <table:table-cell office:value-type="string">
            <text:p>フィンランド語</text:p>
          </table:table-cell>
          <table:table-cell office:value-type="string">
            <text:p>finés (o finlandés)</text:p>
          </table:table-cell>
          <table:table-cell office:value-type="string">
            <text:p>finlandês</text:p>
          </table:table-cell>
          <table:table-cell office:value-type="string">
            <text:p>finština</text:p>
          </table:table-cell>
          <table:table-cell office:value-type="string">
            <text:p>Finlandese</text:p>
          </table:table-cell>
          <table:table-cell table:style-name="ce1" office:value-type="string">
            <text:p>芬兰语</text:p>
          </table:table-cell>
          <table:table-cell office:value-type="string">
            <text:p>Fins</text:p>
          </table:table-cell>
          <table:table-cell office:value-type="string">
            <text:p>Finsk</text:p>
          </table:table-cell>
        </table:table-row>
        <table:table-row table:style-name="ro1">
          <table:table-cell table:style-name="ce1" office:value-type="string">
            <text:p>fj</text:p>
          </table:table-cell>
          <table:table-cell table:style-name="ce1" office:value-type="string">
            <text:p>fij</text:p>
          </table:table-cell>
          <table:table-cell table:style-name="ce1" office:value-type="string">
            <text:p>fij</text:p>
          </table:table-cell>
          <table:table-cell table:style-name="ce1" office:value-type="string">
            <text:p>vosa Vakaviti</text:p>
          </table:table-cell>
          <table:table-cell table:style-name="ce3" office:value-type="string">
            <text:p>Fidzsi</text:p>
          </table:table-cell>
          <table:table-cell table:style-name="ce1" office:value-type="string">
            <text:p>Fijian</text:p>
          </table:table-cell>
          <table:table-cell office:value-type="string">
            <text:p>Fidjien</text:p>
          </table:table-cell>
          <table:table-cell office:value-type="string">
            <text:p>フィジー語</text:p>
          </table:table-cell>
          <table:table-cell office:value-type="string">
            <text:p>fiyiano (o fiyi)</text:p>
          </table:table-cell>
          <table:table-cell office:value-type="string">
            <text:p>fidjiano</text:p>
          </table:table-cell>
          <table:table-cell office:value-type="string">
            <text:p>fidžijština</text:p>
          </table:table-cell>
          <table:table-cell office:value-type="string">
            <text:p>Fijiano</text:p>
          </table:table-cell>
          <table:table-cell table:style-name="ce1" office:value-type="string">
            <text:p>斐济语</text:p>
          </table:table-cell>
          <table:table-cell office:value-type="string">
            <text:p>Fijisch</text:p>
          </table:table-cell>
          <table:table-cell office:value-type="string">
            <text:p>Fijisk</text:p>
          </table:table-cell>
        </table:table-row>
        <table:table-row table:style-name="ro1">
          <table:table-cell table:style-name="ce1" office:value-type="string">
            <text:p>fo</text:p>
          </table:table-cell>
          <table:table-cell table:style-name="ce1" office:value-type="string">
            <text:p>fao</text:p>
          </table:table-cell>
          <table:table-cell table:style-name="ce1" office:value-type="string">
            <text:p>fao</text:p>
          </table:table-cell>
          <table:table-cell table:style-name="ce1" office:value-type="string">
            <text:p>Føroyskt</text:p>
          </table:table-cell>
          <table:table-cell table:style-name="ce3" office:value-type="string">
            <text:p>Feröeri</text:p>
          </table:table-cell>
          <table:table-cell table:style-name="ce1" office:value-type="string">
            <text:p>Faroese</text:p>
          </table:table-cell>
          <table:table-cell office:value-type="string">
            <text:p>Féringien</text:p>
          </table:table-cell>
          <table:table-cell office:value-type="string">
            <text:p>フェロー語</text:p>
          </table:table-cell>
          <table:table-cell office:value-type="string">
            <text:p>feroés</text:p>
          </table:table-cell>
          <table:table-cell office:value-type="string">
            <text:p>feroês ou feróico</text:p>
          </table:table-cell>
          <table:table-cell office:value-type="string">
            <text:p>faerština</text:p>
          </table:table-cell>
          <table:table-cell office:value-type="string">
            <text:p>Faroese</text:p>
          </table:table-cell>
          <table:table-cell table:style-name="ce1" office:value-type="string">
            <text:p>法罗斯语</text:p>
          </table:table-cell>
          <table:table-cell office:value-type="string">
            <text:p>Faeröers</text:p>
          </table:table-cell>
          <table:table-cell office:value-type="string">
            <text:p>Færøysk</text:p>
          </table:table-cell>
        </table:table-row>
        <table:table-row table:style-name="ro4">
          <table:table-cell table:style-name="ce1" office:value-type="string">
            <text:p>fr</text:p>
          </table:table-cell>
          <table:table-cell table:style-name="ce1" office:value-type="string">
            <text:p>fre/fra</text:p>
          </table:table-cell>
          <table:table-cell table:style-name="ce1" office:value-type="string">
            <text:p>fra</text:p>
          </table:table-cell>
          <table:table-cell table:style-name="ce1" office:value-type="string">
            <text:p>français; langue française</text:p>
          </table:table-cell>
          <table:table-cell table:style-name="ce3" office:value-type="string">
            <text:p>Francia</text:p>
          </table:table-cell>
          <table:table-cell table:style-name="ce1" office:value-type="string">
            <text:p>French</text:p>
          </table:table-cell>
          <table:table-cell office:value-type="string">
            <text:p>Français</text:p>
          </table:table-cell>
          <table:table-cell office:value-type="string">
            <text:p>フランス語</text:p>
          </table:table-cell>
          <table:table-cell office:value-type="string">
            <text:p>francés</text:p>
          </table:table-cell>
          <table:table-cell office:value-type="string">
            <text:p>francês</text:p>
          </table:table-cell>
          <table:table-cell office:value-type="string">
            <text:p>francouzština</text:p>
          </table:table-cell>
          <table:table-cell office:value-type="string">
            <text:p>Francese</text:p>
          </table:table-cell>
          <table:table-cell table:style-name="ce1" office:value-type="string">
            <text:p>法语</text:p>
          </table:table-cell>
          <table:table-cell office:value-type="string">
            <text:p>Frans</text:p>
          </table:table-cell>
          <table:table-cell office:value-type="string">
            <text:p>Fransk</text:p>
          </table:table-cell>
        </table:table-row>
        <table:table-row table:style-name="ro2">
          <table:table-cell table:style-name="ce1" office:value-type="string">
            <text:p>fy</text:p>
          </table:table-cell>
          <table:table-cell table:style-name="ce1" office:value-type="string">
            <text:p>fry</text:p>
          </table:table-cell>
          <table:table-cell table:style-name="ce1" office:value-type="string">
            <text:p>fry + 3</text:p>
          </table:table-cell>
          <table:table-cell table:style-name="ce1" office:value-type="string">
            <text:p>Frysk</text:p>
          </table:table-cell>
          <table:table-cell table:style-name="ce3" office:value-type="string">
            <text:p>Fríz</text:p>
          </table:table-cell>
          <table:table-cell table:style-name="ce1" office:value-type="string">
            <text:p>Western Frisian</text:p>
          </table:table-cell>
          <table:table-cell office:value-type="string">
            <text:p>Frison</text:p>
          </table:table-cell>
          <table:table-cell office:value-type="string">
            <text:p>フリジア語</text:p>
          </table:table-cell>
          <table:table-cell office:value-type="string">
            <text:p>frisón (o frisio)</text:p>
          </table:table-cell>
          <table:table-cell office:value-type="string">
            <text:p>frisão ou frísio</text:p>
          </table:table-cell>
          <table:table-cell office:value-type="string">
            <text:p>západofríština</text:p>
          </table:table-cell>
          <table:table-cell office:value-type="string">
            <text:p>Frisone</text:p>
          </table:table-cell>
          <table:table-cell table:style-name="ce1" office:value-type="string">
            <text:p>弗里西亚语</text:p>
          </table:table-cell>
          <table:table-cell office:value-type="string">
            <text:p>Fries</text:p>
          </table:table-cell>
          <table:table-cell office:value-type="string">
            <text:p>Frisisk</text:p>
          </table:table-cell>
        </table:table-row>
        <table:table-row table:style-name="ro1">
          <table:table-cell table:style-name="ce1" office:value-type="string">
            <text:p>ga</text:p>
          </table:table-cell>
          <table:table-cell table:style-name="ce1" office:value-type="string">
            <text:p>gle</text:p>
          </table:table-cell>
          <table:table-cell table:style-name="ce1" office:value-type="string">
            <text:p>gle</text:p>
          </table:table-cell>
          <table:table-cell table:style-name="ce1" office:value-type="string">
            <text:p>Gaeilge</text:p>
          </table:table-cell>
          <table:table-cell table:style-name="ce3" office:value-type="string">
            <text:p>Ír</text:p>
          </table:table-cell>
          <table:table-cell table:style-name="ce1" office:value-type="string">
            <text:p>Irish</text:p>
          </table:table-cell>
          <table:table-cell office:value-type="string">
            <text:p>Irlandais</text:p>
          </table:table-cell>
          <table:table-cell office:value-type="string">
            <text:p>アイルランド語</text:p>
          </table:table-cell>
          <table:table-cell office:value-type="string">
            <text:p>irlandés (o gaélico)</text:p>
          </table:table-cell>
          <table:table-cell office:value-type="string">
            <text:p>irlandês</text:p>
          </table:table-cell>
          <table:table-cell office:value-type="string">
            <text:p>irština</text:p>
          </table:table-cell>
          <table:table-cell office:value-type="string">
            <text:p>Gaelico irlandese</text:p>
          </table:table-cell>
          <table:table-cell table:style-name="ce1" office:value-type="string">
            <text:p>爱尔兰语</text:p>
          </table:table-cell>
          <table:table-cell office:value-type="string">
            <text:p>Iers-Gaelisch</text:p>
          </table:table-cell>
          <table:table-cell office:value-type="string">
            <text:p>Irsk</text:p>
          </table:table-cell>
        </table:table-row>
        <table:table-row table:style-name="ro2">
          <table:table-cell table:style-name="ce1" office:value-type="string">
            <text:p>gd</text:p>
          </table:table-cell>
          <table:table-cell table:style-name="ce1" office:value-type="string">
            <text:p>gla</text:p>
          </table:table-cell>
          <table:table-cell table:style-name="ce1" office:value-type="string">
            <text:p>gla</text:p>
          </table:table-cell>
          <table:table-cell table:style-name="ce1" office:value-type="string">
            <text:p>Gàidhlig</text:p>
          </table:table-cell>
          <table:table-cell table:style-name="ce3" office:value-type="string">
            <text:p>Skót-gael</text:p>
          </table:table-cell>
          <table:table-cell table:style-name="ce1" office:value-type="string">
            <text:p>Scottish Gaelic</text:p>
          </table:table-cell>
          <table:table-cell office:value-type="string">
            <text:p>Écossais</text:p>
          </table:table-cell>
          <table:table-cell office:value-type="string">
            <text:p>スコットランド・ゲール語</text:p>
          </table:table-cell>
          <table:table-cell office:value-type="string">
            <text:p>gaélico escocés</text:p>
          </table:table-cell>
          <table:table-cell office:value-type="string">
            <text:p>gaélico-escocês</text:p>
          </table:table-cell>
          <table:table-cell office:value-type="string">
            <text:p>skotská gaelština</text:p>
          </table:table-cell>
          <table:table-cell office:value-type="string">
            <text:p>Gaelico scozzese</text:p>
          </table:table-cell>
          <table:table-cell table:style-name="ce1" office:value-type="string">
            <text:p>苏格兰盖尔语</text:p>
          </table:table-cell>
          <table:table-cell office:value-type="string">
            <text:p>Schots-Gaelisch</text:p>
          </table:table-cell>
          <table:table-cell office:value-type="string">
            <text:p>Skotsk gælisk</text:p>
          </table:table-cell>
        </table:table-row>
        <table:table-row table:style-name="ro1">
          <table:table-cell table:style-name="ce1" office:value-type="string">
            <text:p>gl</text:p>
          </table:table-cell>
          <table:table-cell table:style-name="ce1" office:value-type="string">
            <text:p>glg</text:p>
          </table:table-cell>
          <table:table-cell table:style-name="ce1" office:value-type="string">
            <text:p>glg</text:p>
          </table:table-cell>
          <table:table-cell table:style-name="ce1" office:value-type="string">
            <text:p>Galego</text:p>
          </table:table-cell>
          <table:table-cell table:style-name="ce3" office:value-type="string">
            <text:p>Galíciai</text:p>
          </table:table-cell>
          <table:table-cell table:style-name="ce1" office:value-type="string">
            <text:p>Galician</text:p>
          </table:table-cell>
          <table:table-cell office:value-type="string">
            <text:p>Galicien</text:p>
          </table:table-cell>
          <table:table-cell office:value-type="string">
            <text:p>ガリシア語</text:p>
          </table:table-cell>
          <table:table-cell office:value-type="string">
            <text:p>gallego</text:p>
          </table:table-cell>
          <table:table-cell office:value-type="string">
            <text:p>galego</text:p>
          </table:table-cell>
          <table:table-cell office:value-type="string">
            <text:p>galicijština</text:p>
          </table:table-cell>
          <table:table-cell office:value-type="string">
            <text:p>Galiziano</text:p>
          </table:table-cell>
          <table:table-cell table:style-name="ce1" office:value-type="string">
            <text:p>加利西亚语</text:p>
          </table:table-cell>
          <table:table-cell office:value-type="string">
            <text:p>Galicisch</text:p>
          </table:table-cell>
          <table:table-cell office:value-type="string">
            <text:p>Galisisk</text:p>
          </table:table-cell>
        </table:table-row>
        <table:table-row table:style-name="ro1">
          <table:table-cell table:style-name="ce1" office:value-type="string">
            <text:p>gn</text:p>
          </table:table-cell>
          <table:table-cell table:style-name="ce1" office:value-type="string">
            <text:p>grn</text:p>
          </table:table-cell>
          <table:table-cell table:style-name="ce1" office:value-type="string">
            <text:p>grn + 5</text:p>
          </table:table-cell>
          <table:table-cell table:style-name="ce1" office:value-type="string">
            <text:p>Avañe'ẽ</text:p>
          </table:table-cell>
          <table:table-cell table:style-name="ce3" office:value-type="string">
            <text:p>Guaraní</text:p>
          </table:table-cell>
          <table:table-cell table:style-name="ce1" office:value-type="string">
            <text:p>Guaraní</text:p>
          </table:table-cell>
          <table:table-cell office:value-type="string">
            <text:p>Guarani</text:p>
          </table:table-cell>
          <table:table-cell office:value-type="string">
            <text:p>グアラニー語</text:p>
          </table:table-cell>
          <table:table-cell office:value-type="string">
            <text:p>guaraní</text:p>
          </table:table-cell>
          <table:table-cell office:value-type="string">
            <text:p>guarani</text:p>
          </table:table-cell>
          <table:table-cell office:value-type="string">
            <text:p>guaraní</text:p>
          </table:table-cell>
          <table:table-cell office:value-type="string">
            <text:p>Guarani</text:p>
          </table:table-cell>
          <table:table-cell table:style-name="ce1" office:value-type="string">
            <text:p>瓜拉尼语</text:p>
          </table:table-cell>
          <table:table-cell table:number-columns-repeated="2" office:value-type="string">
            <text:p>Guaraní</text:p>
          </table:table-cell>
        </table:table-row>
        <table:table-row table:style-name="ro3">
          <table:table-cell table:style-name="ce1" office:value-type="string">
            <text:p>gu</text:p>
          </table:table-cell>
          <table:table-cell table:style-name="ce1" office:value-type="string">
            <text:p>guj</text:p>
          </table:table-cell>
          <table:table-cell table:style-name="ce1" office:value-type="string">
            <text:p>guj</text:p>
          </table:table-cell>
          <table:table-cell table:style-name="ce1" office:value-type="string">
            <text:p>ગુજરાતી</text:p>
          </table:table-cell>
          <table:table-cell table:style-name="ce3" office:value-type="string">
            <text:p>Gujarati</text:p>
          </table:table-cell>
          <table:table-cell table:style-name="ce1" office:value-type="string">
            <text:p>Gujarati</text:p>
          </table:table-cell>
          <table:table-cell office:value-type="string">
            <text:p>Gujarâtî</text:p>
          </table:table-cell>
          <table:table-cell office:value-type="string">
            <text:p>グジャラート語</text:p>
          </table:table-cell>
          <table:table-cell office:value-type="string">
            <text:p>guyaratí (o guyaratí)</text:p>
          </table:table-cell>
          <table:table-cell office:value-type="string">
            <text:p>gujarati; guzerate</text:p>
          </table:table-cell>
          <table:table-cell office:value-type="string">
            <text:p>gudžarátština</text:p>
          </table:table-cell>
          <table:table-cell office:value-type="string">
            <text:p>Gujarati</text:p>
          </table:table-cell>
          <table:table-cell table:style-name="ce1" office:value-type="string">
            <text:p>古吉拉特语</text:p>
          </table:table-cell>
          <table:table-cell table:number-columns-repeated="2" office:value-type="string">
            <text:p>Gujarati</text:p>
          </table:table-cell>
        </table:table-row>
        <table:table-row table:style-name="ro1">
          <table:table-cell table:style-name="ce1" office:value-type="string">
            <text:p>gv</text:p>
          </table:table-cell>
          <table:table-cell table:style-name="ce1" office:value-type="string">
            <text:p>glv</text:p>
          </table:table-cell>
          <table:table-cell table:style-name="ce1" office:value-type="string">
            <text:p>glv</text:p>
          </table:table-cell>
          <table:table-cell table:style-name="ce1" office:value-type="string">
            <text:p>Ghaelg</text:p>
          </table:table-cell>
          <table:table-cell table:style-name="ce3" office:value-type="string">
            <text:p>Manx</text:p>
          </table:table-cell>
          <table:table-cell table:style-name="ce1" office:value-type="string">
            <text:p>Manx</text:p>
          </table:table-cell>
          <table:table-cell office:value-type="string">
            <text:p>Mannois</text:p>
          </table:table-cell>
          <table:table-cell office:value-type="string">
            <text:p>マン島語</text:p>
          </table:table-cell>
          <table:table-cell office:value-type="string">
            <text:p>manés (gaélico manés o de Isla de Man)</text:p>
          </table:table-cell>
          <table:table-cell office:value-type="string">
            <text:p>manês; manx</text:p>
          </table:table-cell>
          <table:table-cell office:value-type="string">
            <text:p>manština</text:p>
          </table:table-cell>
          <table:table-cell office:value-type="string">
            <text:p>Manx</text:p>
          </table:table-cell>
          <table:table-cell table:style-name="ce1" office:value-type="string">
            <text:p>马恩岛语</text:p>
          </table:table-cell>
          <table:table-cell office:value-type="string">
            <text:p>Manx-Gaelisch</text:p>
          </table:table-cell>
          <table:table-cell office:value-type="string">
            <text:p>Mansk</text:p>
          </table:table-cell>
        </table:table-row>
        <table:table-row table:style-name="ro3">
          <table:table-cell table:style-name="ce1" office:value-type="string">
            <text:p>ha</text:p>
          </table:table-cell>
          <table:table-cell table:number-columns-repeated="2" table:style-name="ce1" office:value-type="string">
            <text:p>hau</text:p>
          </table:table-cell>
          <table:table-cell table:style-name="ce1" office:value-type="string">
            <text:p><text:s/>هَوُسَ</text:p>
          </table:table-cell>
          <table:table-cell table:style-name="ce3" office:value-type="string">
            <text:p>Hausa</text:p>
          </table:table-cell>
          <table:table-cell table:style-name="ce1" office:value-type="string">
            <text:p>Hausa</text:p>
          </table:table-cell>
          <table:table-cell office:value-type="string">
            <text:p>Haoussa</text:p>
          </table:table-cell>
          <table:table-cell office:value-type="string">
            <text:p>ハウサ語</text:p>
          </table:table-cell>
          <table:table-cell office:value-type="string">
            <text:p>hausa</text:p>
          </table:table-cell>
          <table:table-cell office:value-type="string">
            <text:p>hauçá</text:p>
          </table:table-cell>
          <table:table-cell office:value-type="string">
            <text:p>hauština</text:p>
          </table:table-cell>
          <table:table-cell office:value-type="string">
            <text:p>Hausa</text:p>
          </table:table-cell>
          <table:table-cell table:style-name="ce1" office:value-type="string">
            <text:p>豪萨语</text:p>
          </table:table-cell>
          <table:table-cell table:number-columns-repeated="2" office:value-type="string">
            <text:p>Hausa</text:p>
          </table:table-cell>
        </table:table-row>
        <table:table-row table:style-name="ro3">
          <table:table-cell table:style-name="ce1" office:value-type="string">
            <text:p>he</text:p>
          </table:table-cell>
          <table:table-cell table:number-columns-repeated="2" table:style-name="ce1" office:value-type="string">
            <text:p>heb</text:p>
          </table:table-cell>
          <table:table-cell table:style-name="ce1" office:value-type="string">
            <text:p><text:s/>עברית</text:p>
          </table:table-cell>
          <table:table-cell table:style-name="ce3" office:value-type="string">
            <text:p>Héber</text:p>
          </table:table-cell>
          <table:table-cell table:style-name="ce1" office:value-type="string">
            <text:p>Hebrew</text:p>
          </table:table-cell>
          <table:table-cell office:value-type="string">
            <text:p>Hébreu</text:p>
          </table:table-cell>
          <table:table-cell office:value-type="string">
            <text:p>ヘブライ語</text:p>
          </table:table-cell>
          <table:table-cell office:value-type="string">
            <text:p>hebreo</text:p>
          </table:table-cell>
          <table:table-cell office:value-type="string">
            <text:p>hebraico</text:p>
          </table:table-cell>
          <table:table-cell office:value-type="string">
            <text:p>hebrejština</text:p>
          </table:table-cell>
          <table:table-cell office:value-type="string">
            <text:p>Ebraico</text:p>
          </table:table-cell>
          <table:table-cell table:style-name="ce1" office:value-type="string">
            <text:p>希伯来语</text:p>
          </table:table-cell>
          <table:table-cell office:value-type="string">
            <text:p>Hebreeuws</text:p>
          </table:table-cell>
          <table:table-cell office:value-type="string">
            <text:p>Hebraisk</text:p>
          </table:table-cell>
        </table:table-row>
        <table:table-row table:style-name="ro3">
          <table:table-cell table:style-name="ce1" office:value-type="string">
            <text:p>hi</text:p>
          </table:table-cell>
          <table:table-cell table:number-columns-repeated="2" table:style-name="ce1" office:value-type="string">
            <text:p>hin</text:p>
          </table:table-cell>
          <table:table-cell table:style-name="ce1" office:value-type="string">
            <text:p>हिन्दी; हिंदी</text:p>
          </table:table-cell>
          <table:table-cell table:style-name="ce3" office:value-type="string">
            <text:p>Hindi</text:p>
          </table:table-cell>
          <table:table-cell table:style-name="ce1" office:value-type="string">
            <text:p>Hindi</text:p>
          </table:table-cell>
          <table:table-cell office:value-type="string">
            <text:p>Hindî</text:p>
          </table:table-cell>
          <table:table-cell office:value-type="string">
            <text:p>ヒンディー語</text:p>
          </table:table-cell>
          <table:table-cell office:value-type="string">
            <text:p>hindi (o hindú)</text:p>
          </table:table-cell>
          <table:table-cell office:value-type="string">
            <text:p>hindi; híndi; indi</text:p>
          </table:table-cell>
          <table:table-cell office:value-type="string">
            <text:p>hindština</text:p>
          </table:table-cell>
          <table:table-cell office:value-type="string">
            <text:p>Hindi</text:p>
          </table:table-cell>
          <table:table-cell table:style-name="ce1" office:value-type="string">
            <text:p>印地语</text:p>
          </table:table-cell>
          <table:table-cell table:number-columns-repeated="2" office:value-type="string">
            <text:p>Hindi</text:p>
          </table:table-cell>
        </table:table-row>
        <table:table-row table:style-name="ro1">
          <table:table-cell table:style-name="ce1" office:value-type="string">
            <text:p>ho</text:p>
          </table:table-cell>
          <table:table-cell table:style-name="ce1" office:value-type="string">
            <text:p>hmo</text:p>
          </table:table-cell>
          <table:table-cell table:style-name="ce1" office:value-type="string">
            <text:p>hmo</text:p>
          </table:table-cell>
          <table:table-cell table:style-name="ce1" office:value-type="string">
            <text:p>Hiri Motu</text:p>
          </table:table-cell>
          <table:table-cell table:style-name="ce3" office:value-type="string">
            <text:p>Hiri motu</text:p>
          </table:table-cell>
          <table:table-cell table:style-name="ce1" office:value-type="string">
            <text:p>Hiri Motu</text:p>
          </table:table-cell>
          <table:table-cell office:value-type="string">
            <text:p>Hiri motu</text:p>
          </table:table-cell>
          <table:table-cell office:value-type="string">
            <text:p>ヒリモトゥ語</text:p>
          </table:table-cell>
          <table:table-cell office:value-type="string">
            <text:p>hiri motu</text:p>
          </table:table-cell>
          <table:table-cell office:value-type="string">
            <text:p>hiri motu</text:p>
          </table:table-cell>
          <table:table-cell office:value-type="string">
            <text:p>hiri motu</text:p>
          </table:table-cell>
          <table:table-cell office:value-type="string">
            <text:p>Hiri Motu</text:p>
          </table:table-cell>
          <table:table-cell table:style-name="ce1" office:value-type="string">
            <text:p>希里莫图语</text:p>
          </table:table-cell>
          <table:table-cell office:value-type="string">
            <text:p>Hiri Motu</text:p>
          </table:table-cell>
          <table:table-cell office:value-type="string">
            <text:p>Hiri motu</text:p>
          </table:table-cell>
        </table:table-row>
        <table:table-row table:style-name="ro1">
          <table:table-cell table:style-name="ce1" office:value-type="string">
            <text:p>hr</text:p>
          </table:table-cell>
          <table:table-cell table:style-name="ce1" office:value-type="string">
            <text:p>scr/hrv</text:p>
          </table:table-cell>
          <table:table-cell table:style-name="ce1" office:value-type="string">
            <text:p>hrv</text:p>
          </table:table-cell>
          <table:table-cell table:style-name="ce1" office:value-type="string">
            <text:p>Hrvatski</text:p>
          </table:table-cell>
          <table:table-cell table:style-name="ce3" office:value-type="string">
            <text:p>Horvát</text:p>
          </table:table-cell>
          <table:table-cell table:style-name="ce1" office:value-type="string">
            <text:p>Croatian</text:p>
          </table:table-cell>
          <table:table-cell office:value-type="string">
            <text:p>Croate</text:p>
          </table:table-cell>
          <table:table-cell office:value-type="string">
            <text:p>クロアチア語</text:p>
          </table:table-cell>
          <table:table-cell table:number-columns-repeated="2" office:value-type="string">
            <text:p>croata</text:p>
          </table:table-cell>
          <table:table-cell office:value-type="string">
            <text:p>chorvatština</text:p>
          </table:table-cell>
          <table:table-cell office:value-type="string">
            <text:p>Croato</text:p>
          </table:table-cell>
          <table:table-cell table:style-name="ce1" office:value-type="string">
            <text:p>克罗地亚语</text:p>
          </table:table-cell>
          <table:table-cell office:value-type="string">
            <text:p>Kroatisch</text:p>
          </table:table-cell>
          <table:table-cell office:value-type="string">
            <text:p>Kroatisk</text:p>
          </table:table-cell>
        </table:table-row>
        <table:table-row table:style-name="ro2">
          <table:table-cell table:style-name="ce1" office:value-type="string">
            <text:p>ht</text:p>
          </table:table-cell>
          <table:table-cell table:number-columns-repeated="2" table:style-name="ce1" office:value-type="string">
            <text:p>hat</text:p>
          </table:table-cell>
          <table:table-cell table:style-name="ce1" office:value-type="string">
            <text:p>Kreyòl ayisyen</text:p>
          </table:table-cell>
          <table:table-cell table:style-name="ce3" office:value-type="string">
            <text:p>Haiti kreol</text:p>
          </table:table-cell>
          <table:table-cell table:style-name="ce1" office:value-type="string">
            <text:p>Haitian Creole</text:p>
          </table:table-cell>
          <table:table-cell office:value-type="string">
            <text:p>Créole haïtien</text:p>
          </table:table-cell>
          <table:table-cell office:value-type="string">
            <text:p>ハイチクレオール語</text:p>
          </table:table-cell>
          <table:table-cell office:value-type="string">
            <text:p>haitiano</text:p>
          </table:table-cell>
          <table:table-cell office:value-type="string">
            <text:p>criolo haitiano; Haitian</text:p>
          </table:table-cell>
          <table:table-cell office:value-type="string">
            <text:p>haitština</text:p>
          </table:table-cell>
          <table:table-cell office:value-type="string">
            <text:p>Creolo haitiano; Haitiano</text:p>
          </table:table-cell>
          <table:table-cell table:style-name="ce1" office:value-type="string">
            <text:p>海地克里奥尔语</text:p>
          </table:table-cell>
          <table:table-cell office:value-type="string">
            <text:p>Kreyòl</text:p>
          </table:table-cell>
          <table:table-cell office:value-type="string">
            <text:p>Haitisk kreolsk</text:p>
          </table:table-cell>
        </table:table-row>
        <table:table-row table:style-name="ro1">
          <table:table-cell table:style-name="ce1" office:value-type="string">
            <text:p>hu</text:p>
          </table:table-cell>
          <table:table-cell table:number-columns-repeated="2" table:style-name="ce1" office:value-type="string">
            <text:p>hun</text:p>
          </table:table-cell>
          <table:table-cell table:style-name="ce1" office:value-type="string">
            <text:p>Magyar</text:p>
          </table:table-cell>
          <table:table-cell table:style-name="ce3" office:value-type="string">
            <text:p>Magyar</text:p>
          </table:table-cell>
          <table:table-cell table:style-name="ce1" office:value-type="string">
            <text:p>Hungarian</text:p>
          </table:table-cell>
          <table:table-cell office:value-type="string">
            <text:p>Hongrois</text:p>
          </table:table-cell>
          <table:table-cell office:value-type="string">
            <text:p>ハンガリー語</text:p>
          </table:table-cell>
          <table:table-cell table:number-columns-repeated="2" office:value-type="string">
            <text:p>húngaro</text:p>
          </table:table-cell>
          <table:table-cell office:value-type="string">
            <text:p>maďarština</text:p>
          </table:table-cell>
          <table:table-cell office:value-type="string">
            <text:p>Ungherese</text:p>
          </table:table-cell>
          <table:table-cell table:style-name="ce1" office:value-type="string">
            <text:p>匈牙利语</text:p>
          </table:table-cell>
          <table:table-cell office:value-type="string">
            <text:p>Hongaars</text:p>
          </table:table-cell>
          <table:table-cell office:value-type="string">
            <text:p>Ungarsk</text:p>
          </table:table-cell>
        </table:table-row>
        <table:table-row table:style-name="ro1">
          <table:table-cell table:style-name="ce1" office:value-type="string">
            <text:p>hy</text:p>
          </table:table-cell>
          <table:table-cell table:style-name="ce1" office:value-type="string">
            <text:p>arm/hye</text:p>
          </table:table-cell>
          <table:table-cell table:style-name="ce1" office:value-type="string">
            <text:p>hye</text:p>
          </table:table-cell>
          <table:table-cell table:style-name="ce1" office:value-type="string">
            <text:p>Հայերեն</text:p>
          </table:table-cell>
          <table:table-cell table:style-name="ce3" office:value-type="string">
            <text:p>Örmény</text:p>
          </table:table-cell>
          <table:table-cell table:style-name="ce1" office:value-type="string">
            <text:p>Armenian</text:p>
          </table:table-cell>
          <table:table-cell office:value-type="string">
            <text:p>Arménien</text:p>
          </table:table-cell>
          <table:table-cell office:value-type="string">
            <text:p>アルメニア語</text:p>
          </table:table-cell>
          <table:table-cell office:value-type="string">
            <text:p>armenio</text:p>
          </table:table-cell>
          <table:table-cell office:value-type="string">
            <text:p>armênio</text:p>
          </table:table-cell>
          <table:table-cell office:value-type="string">
            <text:p>arménština</text:p>
          </table:table-cell>
          <table:table-cell office:value-type="string">
            <text:p>Armeno</text:p>
          </table:table-cell>
          <table:table-cell table:style-name="ce1" office:value-type="string">
            <text:p>亚美尼亚语</text:p>
          </table:table-cell>
          <table:table-cell office:value-type="string">
            <text:p>Armeens</text:p>
          </table:table-cell>
          <table:table-cell office:value-type="string">
            <text:p>Armensk</text:p>
          </table:table-cell>
        </table:table-row>
        <table:table-row table:style-name="ro1">
          <table:table-cell table:style-name="ce1" office:value-type="string">
            <text:p>hz</text:p>
          </table:table-cell>
          <table:table-cell table:number-columns-repeated="2" table:style-name="ce1" office:value-type="string">
            <text:p>her</text:p>
          </table:table-cell>
          <table:table-cell table:style-name="ce1" office:value-type="string">
            <text:p>Otjiherero</text:p>
          </table:table-cell>
          <table:table-cell table:style-name="ce3" office:value-type="string">
            <text:p>Otjiherero</text:p>
          </table:table-cell>
          <table:table-cell table:style-name="ce1" office:value-type="string">
            <text:p>Herero</text:p>
          </table:table-cell>
          <table:table-cell office:value-type="string">
            <text:p>Herero</text:p>
          </table:table-cell>
          <table:table-cell office:value-type="string">
            <text:p>ヘレロ語</text:p>
          </table:table-cell>
          <table:table-cell office:value-type="string">
            <text:p>herero</text:p>
          </table:table-cell>
          <table:table-cell office:value-type="string">
            <text:p>hereró</text:p>
          </table:table-cell>
          <table:table-cell office:value-type="string">
            <text:p>hererština</text:p>
          </table:table-cell>
          <table:table-cell office:value-type="string">
            <text:p>Herero</text:p>
          </table:table-cell>
          <table:table-cell table:style-name="ce1" office:value-type="string">
            <text:p>赫雷罗语</text:p>
          </table:table-cell>
          <table:table-cell table:number-columns-repeated="2" office:value-type="string">
            <text:p>Herero</text:p>
          </table:table-cell>
        </table:table-row>
        <table:table-row table:style-name="ro5">
          <table:table-cell table:style-name="ce1" office:value-type="string">
            <text:p>ia</text:p>
          </table:table-cell>
          <table:table-cell table:style-name="ce1" office:value-type="string">
            <text:p>ina</text:p>
          </table:table-cell>
          <table:table-cell table:style-name="ce1" office:value-type="string">
            <text:p>ina</text:p>
          </table:table-cell>
          <table:table-cell table:style-name="ce1" office:value-type="string">
            <text:p>interlingua</text:p>
          </table:table-cell>
          <table:table-cell table:style-name="ce3" office:value-type="string">
            <text:p>Interlingva nyelv</text:p>
          </table:table-cell>
          <table:table-cell table:style-name="ce1" office:value-type="string">
            <text:p>Interlingua (International Auxiliary Language Association)</text:p>
          </table:table-cell>
          <table:table-cell office:value-type="string">
            <text:p>Interlingua</text:p>
          </table:table-cell>
          <table:table-cell office:value-type="string">
            <text:p>インターリングア (International Auxiliary language Association)</text:p>
          </table:table-cell>
          <table:table-cell office:value-type="string">
            <text:p>interlingua</text:p>
          </table:table-cell>
          <table:table-cell office:value-type="string">
            <text:p>interlíngua</text:p>
          </table:table-cell>
          <table:table-cell office:value-type="string">
            <text:p>interlingua</text:p>
          </table:table-cell>
          <table:table-cell office:value-type="string">
            <text:p>Interlingua de IALA</text:p>
          </table:table-cell>
          <table:table-cell table:style-name="ce1" office:value-type="string">
            <text:p>国际语A</text:p>
          </table:table-cell>
          <table:table-cell office:value-type="string">
            <text:p>Interlingua</text:p>
          </table:table-cell>
          <table:table-cell office:value-type="string">
            <text:p>Interlingua (International Auxiliary Language Association)</text:p>
          </table:table-cell>
        </table:table-row>
        <table:table-row table:style-name="ro2">
          <table:table-cell table:style-name="ce1" office:value-type="string">
            <text:p>id</text:p>
          </table:table-cell>
          <table:table-cell table:number-columns-repeated="2" table:style-name="ce1" office:value-type="string">
            <text:p>ind</text:p>
          </table:table-cell>
          <table:table-cell table:style-name="ce1" office:value-type="string">
            <text:p>Bahasa Indonesia</text:p>
          </table:table-cell>
          <table:table-cell table:style-name="ce3" office:value-type="string">
            <text:p>Indonéz</text:p>
          </table:table-cell>
          <table:table-cell table:style-name="ce1" office:value-type="string">
            <text:p>Indonesian</text:p>
          </table:table-cell>
          <table:table-cell office:value-type="string">
            <text:p>Indonésien</text:p>
          </table:table-cell>
          <table:table-cell office:value-type="string">
            <text:p>インドネシア語</text:p>
          </table:table-cell>
          <table:table-cell office:value-type="string">
            <text:p>indonesio</text:p>
          </table:table-cell>
          <table:table-cell office:value-type="string">
            <text:p>indonésio</text:p>
          </table:table-cell>
          <table:table-cell office:value-type="string">
            <text:p>indonéština</text:p>
          </table:table-cell>
          <table:table-cell office:value-type="string">
            <text:p>Indonesiano</text:p>
          </table:table-cell>
          <table:table-cell table:style-name="ce1" office:value-type="string">
            <text:p>印尼语</text:p>
          </table:table-cell>
          <table:table-cell office:value-type="string">
            <text:p>Indonesisch</text:p>
          </table:table-cell>
          <table:table-cell office:value-type="string">
            <text:p>Indonesisk</text:p>
          </table:table-cell>
        </table:table-row>
        <table:table-row table:style-name="ro1">
          <table:table-cell table:style-name="ce1" office:value-type="string">
            <text:p>ie</text:p>
          </table:table-cell>
          <table:table-cell table:number-columns-repeated="2" table:style-name="ce1" office:value-type="string">
            <text:p>ile</text:p>
          </table:table-cell>
          <table:table-cell table:style-name="ce1" office:value-type="string">
            <text:p>Interlingue</text:p>
          </table:table-cell>
          <table:table-cell table:style-name="ce3" office:value-type="string">
            <text:p>Interlingua</text:p>
          </table:table-cell>
          <table:table-cell table:style-name="ce1" office:value-type="string">
            <text:p>Interlingue</text:p>
          </table:table-cell>
          <table:table-cell office:value-type="string">
            <text:p>Occidental</text:p>
          </table:table-cell>
          <table:table-cell office:value-type="string">
            <text:p>インターリング</text:p>
          </table:table-cell>
          <table:table-cell office:value-type="string">
            <text:p>occidental</text:p>
          </table:table-cell>
          <table:table-cell office:value-type="string">
            <text:p>interlíngua</text:p>
          </table:table-cell>
          <table:table-cell office:value-type="string">
            <text:p>interlingue</text:p>
          </table:table-cell>
          <table:table-cell office:value-type="string">
            <text:p>Interlingue, Occidental</text:p>
          </table:table-cell>
          <table:table-cell table:style-name="ce1" office:value-type="string">
            <text:p>国际语E</text:p>
          </table:table-cell>
          <table:table-cell office:value-type="string">
            <text:p>Interlingue</text:p>
          </table:table-cell>
          <table:table-cell office:value-type="string">
            <text:p>Interlingue</text:p>
          </table:table-cell>
        </table:table-row>
        <table:table-row table:style-name="ro1">
          <table:table-cell table:style-name="ce1" office:value-type="string">
            <text:p>ig</text:p>
          </table:table-cell>
          <table:table-cell table:style-name="ce1" office:value-type="string">
            <text:p>ibo</text:p>
          </table:table-cell>
          <table:table-cell table:style-name="ce1" office:value-type="string">
            <text:p>ibo</text:p>
          </table:table-cell>
          <table:table-cell table:style-name="ce1" office:value-type="string">
            <text:p>Igbo</text:p>
          </table:table-cell>
          <table:table-cell table:style-name="ce3" office:value-type="string">
            <text:p>Igbo</text:p>
          </table:table-cell>
          <table:table-cell table:style-name="ce1" office:value-type="string">
            <text:p>Igbo</text:p>
          </table:table-cell>
          <table:table-cell office:value-type="string">
            <text:p>Igbo</text:p>
          </table:table-cell>
          <table:table-cell office:value-type="string">
            <text:p>イボ語</text:p>
          </table:table-cell>
          <table:table-cell office:value-type="string">
            <text:p>igbo</text:p>
          </table:table-cell>
          <table:table-cell office:value-type="string">
            <text:p>ibo</text:p>
          </table:table-cell>
          <table:table-cell office:value-type="string">
            <text:p>igbo</text:p>
          </table:table-cell>
          <table:table-cell office:value-type="string">
            <text:p>Igbo</text:p>
          </table:table-cell>
          <table:table-cell table:style-name="ce1" office:value-type="string">
            <text:p>伊博语</text:p>
          </table:table-cell>
          <table:table-cell office:value-type="string">
            <text:p>Igbo</text:p>
          </table:table-cell>
          <table:table-cell office:value-type="string">
            <text:p>Ibo</text:p>
          </table:table-cell>
        </table:table-row>
        <table:table-row table:style-name="ro1">
          <table:table-cell table:style-name="ce1" office:value-type="string">
            <text:p>ii</text:p>
          </table:table-cell>
          <table:table-cell table:number-columns-repeated="2" table:style-name="ce1" office:value-type="string">
            <text:p>iii</text:p>
          </table:table-cell>
          <table:table-cell table:style-name="ce1" office:value-type="string">
            <text:p>ꆇꉙ</text:p>
          </table:table-cell>
          <table:table-cell table:style-name="ce3" office:value-type="string">
            <text:p>Szecsuani</text:p>
          </table:table-cell>
          <table:table-cell table:style-name="ce1" office:value-type="string">
            <text:p>Sichuan Yi</text:p>
          </table:table-cell>
          <table:table-cell office:value-type="string">
            <text:p>Yi</text:p>
          </table:table-cell>
          <table:table-cell office:value-type="string">
            <text:p>彝語（ロロ語）</text:p>
          </table:table-cell>
          <table:table-cell office:value-type="string">
            <text:p>yi de Sichuán</text:p>
          </table:table-cell>
          <table:table-cell office:value-type="string">
            <text:p>yi de Sichuan</text:p>
          </table:table-cell>
          <table:table-cell office:value-type="string">
            <text:p>yi</text:p>
          </table:table-cell>
          <table:table-cell office:value-type="string">
            <text:p>Sichuan Yi</text:p>
          </table:table-cell>
          <table:table-cell table:style-name="ce1" office:value-type="string">
            <text:p>四川彝语</text:p>
          </table:table-cell>
          <table:table-cell table:number-columns-repeated="2" office:value-type="string">
            <text:p>Yi</text:p>
          </table:table-cell>
        </table:table-row>
        <table:table-row table:style-name="ro2">
          <table:table-cell table:style-name="ce1" office:value-type="string">
            <text:p>ik</text:p>
          </table:table-cell>
          <table:table-cell table:style-name="ce1" office:value-type="string">
            <text:p>ipk</text:p>
          </table:table-cell>
          <table:table-cell table:style-name="ce1" office:value-type="string">
            <text:p>ipk + 2</text:p>
          </table:table-cell>
          <table:table-cell table:style-name="ce1" office:value-type="string">
            <text:p>Iñupiaq; Iñupiatun</text:p>
          </table:table-cell>
          <table:table-cell table:style-name="ce3" office:value-type="string">
            <text:p>Inupiak</text:p>
          </table:table-cell>
          <table:table-cell table:style-name="ce1" office:value-type="string">
            <text:p>Inupiaq</text:p>
          </table:table-cell>
          <table:table-cell office:value-type="string">
            <text:p>Inupiaq</text:p>
          </table:table-cell>
          <table:table-cell office:value-type="string">
            <text:p>イヌピア語</text:p>
          </table:table-cell>
          <table:table-cell office:value-type="string">
            <text:p>inupiaq</text:p>
          </table:table-cell>
          <table:table-cell office:value-type="string">
            <text:p>inupiaq</text:p>
          </table:table-cell>
          <table:table-cell office:value-type="string">
            <text:p>inupiaq</text:p>
          </table:table-cell>
          <table:table-cell office:value-type="string">
            <text:p>Inupiaq</text:p>
          </table:table-cell>
          <table:table-cell table:style-name="ce1" office:value-type="string">
            <text:p>依努庇克语</text:p>
          </table:table-cell>
          <table:table-cell office:value-type="string">
            <text:p>Inupiak</text:p>
          </table:table-cell>
          <table:table-cell office:value-type="string">
            <text:p>Inupiak</text:p>
          </table:table-cell>
        </table:table-row>
        <table:table-row table:style-name="ro1">
          <table:table-cell table:style-name="ce1" office:value-type="string">
            <text:p>io</text:p>
          </table:table-cell>
          <table:table-cell table:number-columns-repeated="2" table:style-name="ce1" office:value-type="string">
            <text:p>ido</text:p>
          </table:table-cell>
          <table:table-cell table:style-name="ce1" office:value-type="string">
            <text:p>Ido</text:p>
          </table:table-cell>
          <table:table-cell table:style-name="ce3" office:value-type="string">
            <text:p>Ido</text:p>
          </table:table-cell>
          <table:table-cell table:style-name="ce1" office:value-type="string">
            <text:p>Ido</text:p>
          </table:table-cell>
          <table:table-cell office:value-type="string">
            <text:p>Ido</text:p>
          </table:table-cell>
          <table:table-cell office:value-type="string">
            <text:p>イド語</text:p>
          </table:table-cell>
          <table:table-cell table:number-columns-repeated="3" office:value-type="string">
            <text:p>ido</text:p>
          </table:table-cell>
          <table:table-cell office:value-type="string">
            <text:p>Ido</text:p>
          </table:table-cell>
          <table:table-cell table:style-name="ce1" office:value-type="string">
            <text:p>伊多语</text:p>
          </table:table-cell>
          <table:table-cell table:number-columns-repeated="2" office:value-type="string">
            <text:p>Ido</text:p>
          </table:table-cell>
        </table:table-row>
        <table:table-row table:style-name="ro1">
          <table:table-cell table:style-name="ce1" office:value-type="string">
            <text:p>is</text:p>
          </table:table-cell>
          <table:table-cell table:style-name="ce1" office:value-type="string">
            <text:p>ice/isl</text:p>
          </table:table-cell>
          <table:table-cell table:style-name="ce1" office:value-type="string">
            <text:p>isl</text:p>
          </table:table-cell>
          <table:table-cell table:style-name="ce1" office:value-type="string">
            <text:p>Íslenska</text:p>
          </table:table-cell>
          <table:table-cell table:style-name="ce3" office:value-type="string">
            <text:p>Izlandi</text:p>
          </table:table-cell>
          <table:table-cell table:style-name="ce1" office:value-type="string">
            <text:p>Icelandic</text:p>
          </table:table-cell>
          <table:table-cell office:value-type="string">
            <text:p>Islandais</text:p>
          </table:table-cell>
          <table:table-cell office:value-type="string">
            <text:p>アイスランド語</text:p>
          </table:table-cell>
          <table:table-cell office:value-type="string">
            <text:p>islandés</text:p>
          </table:table-cell>
          <table:table-cell office:value-type="string">
            <text:p>islandês</text:p>
          </table:table-cell>
          <table:table-cell office:value-type="string">
            <text:p>islandština</text:p>
          </table:table-cell>
          <table:table-cell office:value-type="string">
            <text:p>Islandese</text:p>
          </table:table-cell>
          <table:table-cell table:style-name="ce1" office:value-type="string">
            <text:p>冰岛语</text:p>
          </table:table-cell>
          <table:table-cell office:value-type="string">
            <text:p>IJslands</text:p>
          </table:table-cell>
          <table:table-cell office:value-type="string">
            <text:p>Islandsk</text:p>
          </table:table-cell>
        </table:table-row>
        <table:table-row table:style-name="ro1">
          <table:table-cell table:style-name="ce1" office:value-type="string">
            <text:p>it</text:p>
          </table:table-cell>
          <table:table-cell table:style-name="ce1" office:value-type="string">
            <text:p>ita</text:p>
          </table:table-cell>
          <table:table-cell table:style-name="ce1" office:value-type="string">
            <text:p>ita</text:p>
          </table:table-cell>
          <table:table-cell table:style-name="ce1" office:value-type="string">
            <text:p>Italiano</text:p>
          </table:table-cell>
          <table:table-cell table:style-name="ce3" office:value-type="string">
            <text:p>Olasz</text:p>
          </table:table-cell>
          <table:table-cell table:style-name="ce1" office:value-type="string">
            <text:p>Italian</text:p>
          </table:table-cell>
          <table:table-cell office:value-type="string">
            <text:p>Italien</text:p>
          </table:table-cell>
          <table:table-cell office:value-type="string">
            <text:p>イタリア語</text:p>
          </table:table-cell>
          <table:table-cell table:number-columns-repeated="2" office:value-type="string">
            <text:p>italiano</text:p>
          </table:table-cell>
          <table:table-cell office:value-type="string">
            <text:p>italština</text:p>
          </table:table-cell>
          <table:table-cell office:value-type="string">
            <text:p>Italiano</text:p>
          </table:table-cell>
          <table:table-cell table:style-name="ce1" office:value-type="string">
            <text:p>意大利语</text:p>
          </table:table-cell>
          <table:table-cell office:value-type="string">
            <text:p>Italiaans</text:p>
          </table:table-cell>
          <table:table-cell office:value-type="string">
            <text:p>Italiensk</text:p>
          </table:table-cell>
        </table:table-row>
        <table:table-row table:style-name="ro1">
          <table:table-cell table:style-name="ce1" office:value-type="string">
            <text:p>iu</text:p>
          </table:table-cell>
          <table:table-cell table:style-name="ce1" office:value-type="string">
            <text:p>iku</text:p>
          </table:table-cell>
          <table:table-cell table:style-name="ce1" office:value-type="string">
            <text:p>iku + 2</text:p>
          </table:table-cell>
          <table:table-cell table:style-name="ce1" office:value-type="string">
            <text:p>ᐃᓄᒃᑎᑐᑦ</text:p>
          </table:table-cell>
          <table:table-cell table:style-name="ce3" office:value-type="string">
            <text:p>Inuktitut</text:p>
          </table:table-cell>
          <table:table-cell table:style-name="ce1" office:value-type="string">
            <text:p>Inuktitut</text:p>
          </table:table-cell>
          <table:table-cell office:value-type="string">
            <text:p>Inuktitut</text:p>
          </table:table-cell>
          <table:table-cell office:value-type="string">
            <text:p>イヌイット語</text:p>
          </table:table-cell>
          <table:table-cell office:value-type="string">
            <text:p>inuktitut</text:p>
          </table:table-cell>
          <table:table-cell office:value-type="string">
            <text:p>inuktitut</text:p>
          </table:table-cell>
          <table:table-cell office:value-type="string">
            <text:p>inuitština</text:p>
          </table:table-cell>
          <table:table-cell office:value-type="string">
            <text:p>Inuktitut</text:p>
          </table:table-cell>
          <table:table-cell table:style-name="ce1" office:value-type="string">
            <text:p>伊努伊特语</text:p>
          </table:table-cell>
          <table:table-cell office:value-type="string">
            <text:p>Inuktitut</text:p>
          </table:table-cell>
          <table:table-cell office:value-type="string">
            <text:p>Inuittisk</text:p>
          </table:table-cell>
        </table:table-row>
        <table:table-row table:style-name="ro2">
          <table:table-cell table:style-name="ce1" office:value-type="string">
            <text:p>ja</text:p>
          </table:table-cell>
          <table:table-cell table:style-name="ce1" office:value-type="string">
            <text:p>jpn</text:p>
          </table:table-cell>
          <table:table-cell table:style-name="ce1" office:value-type="string">
            <text:p>jpn</text:p>
          </table:table-cell>
          <table:table-cell table:style-name="ce1" office:value-type="string">
            <text:p>日本語 (にほんご)</text:p>
          </table:table-cell>
          <table:table-cell table:style-name="ce3" office:value-type="string">
            <text:p>Japán</text:p>
          </table:table-cell>
          <table:table-cell table:style-name="ce1" office:value-type="string">
            <text:p>Japanese</text:p>
          </table:table-cell>
          <table:table-cell office:value-type="string">
            <text:p>Japonais</text:p>
          </table:table-cell>
          <table:table-cell office:value-type="string">
            <text:p>日本語</text:p>
          </table:table-cell>
          <table:table-cell office:value-type="string">
            <text:p>japonés</text:p>
          </table:table-cell>
          <table:table-cell office:value-type="string">
            <text:p>japonês</text:p>
          </table:table-cell>
          <table:table-cell office:value-type="string">
            <text:p>japonština</text:p>
          </table:table-cell>
          <table:table-cell office:value-type="string">
            <text:p>Giapponese</text:p>
          </table:table-cell>
          <table:table-cell table:style-name="ce1" office:value-type="string">
            <text:p>日语</text:p>
          </table:table-cell>
          <table:table-cell office:value-type="string">
            <text:p>Japans</text:p>
          </table:table-cell>
          <table:table-cell office:value-type="string">
            <text:p>Japansk</text:p>
          </table:table-cell>
        </table:table-row>
        <table:table-row table:style-name="ro1">
          <table:table-cell table:style-name="ce1" office:value-type="string">
            <text:p>jv</text:p>
          </table:table-cell>
          <table:table-cell table:style-name="ce1" office:value-type="string">
            <text:p>jav</text:p>
          </table:table-cell>
          <table:table-cell table:style-name="ce1" office:value-type="string">
            <text:p>jav</text:p>
          </table:table-cell>
          <table:table-cell table:style-name="ce1" office:value-type="string">
            <text:p>basa Jawa</text:p>
          </table:table-cell>
          <table:table-cell table:style-name="ce3" office:value-type="string">
            <text:p>Jávai</text:p>
          </table:table-cell>
          <table:table-cell table:style-name="ce1" office:value-type="string">
            <text:p>Javanese</text:p>
          </table:table-cell>
          <table:table-cell office:value-type="string">
            <text:p>Javanais</text:p>
          </table:table-cell>
          <table:table-cell office:value-type="string">
            <text:p>ジャワ語</text:p>
          </table:table-cell>
          <table:table-cell office:value-type="string">
            <text:p>javanés</text:p>
          </table:table-cell>
          <table:table-cell office:value-type="string">
            <text:p>javanês</text:p>
          </table:table-cell>
          <table:table-cell office:value-type="string">
            <text:p>javánština</text:p>
          </table:table-cell>
          <table:table-cell office:value-type="string">
            <text:p>Giavanese</text:p>
          </table:table-cell>
          <table:table-cell table:style-name="ce1" office:value-type="string">
            <text:p>爪哇语</text:p>
          </table:table-cell>
          <table:table-cell office:value-type="string">
            <text:p>Javaans</text:p>
          </table:table-cell>
          <table:table-cell office:value-type="string">
            <text:p>Javanesisk</text:p>
          </table:table-cell>
        </table:table-row>
        <table:table-row table:style-name="ro1">
          <table:table-cell table:style-name="ce1" office:value-type="string">
            <text:p>ka</text:p>
          </table:table-cell>
          <table:table-cell table:style-name="ce1" office:value-type="string">
            <text:p>geo/kat</text:p>
          </table:table-cell>
          <table:table-cell table:style-name="ce1" office:value-type="string">
            <text:p>kat</text:p>
          </table:table-cell>
          <table:table-cell table:style-name="ce1" office:value-type="string">
            <text:p>ქართული</text:p>
          </table:table-cell>
          <table:table-cell table:style-name="ce3" office:value-type="string">
            <text:p>Grúz</text:p>
          </table:table-cell>
          <table:table-cell table:style-name="ce1" office:value-type="string">
            <text:p>Georgian</text:p>
          </table:table-cell>
          <table:table-cell office:value-type="string">
            <text:p>Géorgien</text:p>
          </table:table-cell>
          <table:table-cell office:value-type="string">
            <text:p>グルジア語</text:p>
          </table:table-cell>
          <table:table-cell table:number-columns-repeated="2" office:value-type="string">
            <text:p>georgiano</text:p>
          </table:table-cell>
          <table:table-cell office:value-type="string">
            <text:p>gruzínština</text:p>
          </table:table-cell>
          <table:table-cell office:value-type="string">
            <text:p>Georgiano</text:p>
          </table:table-cell>
          <table:table-cell table:style-name="ce1" office:value-type="string">
            <text:p>格鲁吉亚语</text:p>
          </table:table-cell>
          <table:table-cell office:value-type="string">
            <text:p>Georgisch</text:p>
          </table:table-cell>
          <table:table-cell office:value-type="string">
            <text:p>Georgisk</text:p>
          </table:table-cell>
        </table:table-row>
        <table:table-row table:style-name="ro1">
          <table:table-cell table:style-name="ce1" office:value-type="string">
            <text:p>kg</text:p>
          </table:table-cell>
          <table:table-cell table:style-name="ce1" office:value-type="string">
            <text:p>kon</text:p>
          </table:table-cell>
          <table:table-cell table:style-name="ce1" office:value-type="string">
            <text:p>kon + 3</text:p>
          </table:table-cell>
          <table:table-cell table:style-name="ce1" office:value-type="string">
            <text:p>KiKongo</text:p>
          </table:table-cell>
          <table:table-cell table:style-name="ce3" office:value-type="string">
            <text:p>Kongói</text:p>
          </table:table-cell>
          <table:table-cell table:style-name="ce1" office:value-type="string">
            <text:p>Kongo</text:p>
          </table:table-cell>
          <table:table-cell office:value-type="string">
            <text:p>Kikongo</text:p>
          </table:table-cell>
          <table:table-cell office:value-type="string">
            <text:p>コンゴ語</text:p>
          </table:table-cell>
          <table:table-cell office:value-type="string">
            <text:p>kongo</text:p>
          </table:table-cell>
          <table:table-cell office:value-type="string">
            <text:p>quicongo</text:p>
          </table:table-cell>
          <table:table-cell office:value-type="string">
            <text:p>konžtina</text:p>
          </table:table-cell>
          <table:table-cell office:value-type="string">
            <text:p>Kongo</text:p>
          </table:table-cell>
          <table:table-cell table:style-name="ce1" office:value-type="string">
            <text:p>刚果语</text:p>
          </table:table-cell>
          <table:table-cell office:value-type="string">
            <text:p>Kikongo</text:p>
          </table:table-cell>
          <table:table-cell office:value-type="string">
            <text:p>Kongolesisk</text:p>
          </table:table-cell>
        </table:table-row>
        <table:table-row table:style-name="ro1">
          <table:table-cell table:style-name="ce1" office:value-type="string">
            <text:p>ki</text:p>
          </table:table-cell>
          <table:table-cell table:number-columns-repeated="2" table:style-name="ce1" office:value-type="string">
            <text:p>kik</text:p>
          </table:table-cell>
          <table:table-cell table:style-name="ce1" office:value-type="string">
            <text:p>Gĩkũyũ</text:p>
          </table:table-cell>
          <table:table-cell table:style-name="ce3" office:value-type="string">
            <text:p>Kikuyu</text:p>
          </table:table-cell>
          <table:table-cell table:style-name="ce1" office:value-type="string">
            <text:p>Kikuyu</text:p>
          </table:table-cell>
          <table:table-cell office:value-type="string">
            <text:p>Kikuyu</text:p>
          </table:table-cell>
          <table:table-cell office:value-type="string">
            <text:p>キクユ語</text:p>
          </table:table-cell>
          <table:table-cell office:value-type="string">
            <text:p>kikuyu</text:p>
          </table:table-cell>
          <table:table-cell office:value-type="string">
            <text:p>kikuyu; Gikuyu</text:p>
          </table:table-cell>
          <table:table-cell office:value-type="string">
            <text:p>kikujština</text:p>
          </table:table-cell>
          <table:table-cell office:value-type="string">
            <text:p>Kikuyu; Gikuyu</text:p>
          </table:table-cell>
          <table:table-cell table:style-name="ce1" office:value-type="string">
            <text:p>基库尤语</text:p>
          </table:table-cell>
          <table:table-cell table:number-columns-repeated="2" office:value-type="string">
            <text:p>Gikuyu</text:p>
          </table:table-cell>
        </table:table-row>
        <table:table-row table:style-name="ro1">
          <table:table-cell table:style-name="ce1" office:value-type="string">
            <text:p>kj</text:p>
          </table:table-cell>
          <table:table-cell table:style-name="ce1" office:value-type="string">
            <text:p>kua</text:p>
          </table:table-cell>
          <table:table-cell table:style-name="ce1" office:value-type="string">
            <text:p>kua</text:p>
          </table:table-cell>
          <table:table-cell table:style-name="ce1" office:value-type="string">
            <text:p>Kuanyama</text:p>
          </table:table-cell>
          <table:table-cell table:style-name="ce3" office:value-type="string">
            <text:p>Kuanyama</text:p>
          </table:table-cell>
          <table:table-cell table:style-name="ce1" office:value-type="string">
            <text:p>Kuanyama</text:p>
          </table:table-cell>
          <table:table-cell office:value-type="string">
            <text:p>Kuanyama</text:p>
          </table:table-cell>
          <table:table-cell office:value-type="string">
            <text:p>クワニャマ語</text:p>
          </table:table-cell>
          <table:table-cell office:value-type="string">
            <text:p>kuanyama</text:p>
          </table:table-cell>
          <table:table-cell office:value-type="string">
            <text:p>cuanhama</text:p>
          </table:table-cell>
          <table:table-cell office:value-type="string">
            <text:p>kuanyama</text:p>
          </table:table-cell>
          <table:table-cell office:value-type="string">
            <text:p>Kuanyama; Kwanyama</text:p>
          </table:table-cell>
          <table:table-cell table:style-name="ce1" office:value-type="string">
            <text:p>宽亚玛语</text:p>
          </table:table-cell>
          <table:table-cell office:value-type="string">
            <text:p>Kwanyama</text:p>
          </table:table-cell>
          <table:table-cell office:value-type="string">
            <text:p>Kwanyama</text:p>
          </table:table-cell>
        </table:table-row>
        <table:table-row table:style-name="ro1">
          <table:table-cell table:style-name="ce1" office:value-type="string">
            <text:p>kk</text:p>
          </table:table-cell>
          <table:table-cell table:style-name="ce1" office:value-type="string">
            <text:p>kaz</text:p>
          </table:table-cell>
          <table:table-cell table:style-name="ce1" office:value-type="string">
            <text:p>kaz</text:p>
          </table:table-cell>
          <table:table-cell table:style-name="ce1" office:value-type="string">
            <text:p>Қазақ тілі</text:p>
          </table:table-cell>
          <table:table-cell table:style-name="ce3" office:value-type="string">
            <text:p>Kazah</text:p>
          </table:table-cell>
          <table:table-cell table:style-name="ce1" office:value-type="string">
            <text:p>Kazakh</text:p>
          </table:table-cell>
          <table:table-cell office:value-type="string">
            <text:p>Kazakh</text:p>
          </table:table-cell>
          <table:table-cell office:value-type="string">
            <text:p>カザフ語</text:p>
          </table:table-cell>
          <table:table-cell office:value-type="string">
            <text:p>kazajo (o kazajio)</text:p>
          </table:table-cell>
          <table:table-cell office:value-type="string">
            <text:p>cazaque</text:p>
          </table:table-cell>
          <table:table-cell office:value-type="string">
            <text:p>kazaština</text:p>
          </table:table-cell>
          <table:table-cell office:value-type="string">
            <text:p>Kazaka</text:p>
          </table:table-cell>
          <table:table-cell table:style-name="ce1" office:value-type="string">
            <text:p>哈萨克语</text:p>
          </table:table-cell>
          <table:table-cell office:value-type="string">
            <text:p>Kazachs</text:p>
          </table:table-cell>
          <table:table-cell office:value-type="string">
            <text:p>Kasakhisk</text:p>
          </table:table-cell>
        </table:table-row>
        <table:table-row table:style-name="ro4">
          <table:table-cell table:style-name="ce1" office:value-type="string">
            <text:p>kl</text:p>
          </table:table-cell>
          <table:table-cell table:number-columns-repeated="2" table:style-name="ce1" office:value-type="string">
            <text:p>kal</text:p>
          </table:table-cell>
          <table:table-cell table:style-name="ce1" office:value-type="string">
            <text:p>kalaallisut; kalaallit oqaasii</text:p>
          </table:table-cell>
          <table:table-cell table:style-name="ce3" office:value-type="string">
            <text:p>Kalaallisut</text:p>
          </table:table-cell>
          <table:table-cell table:style-name="ce1" office:value-type="string">
            <text:p>Kalaallisut</text:p>
          </table:table-cell>
          <table:table-cell office:value-type="string">
            <text:p>Kalaallisut</text:p>
          </table:table-cell>
          <table:table-cell office:value-type="string">
            <text:p>グリーンランド語</text:p>
          </table:table-cell>
          <table:table-cell office:value-type="string">
            <text:p>groenlandés (o kalaallisut)</text:p>
          </table:table-cell>
          <table:table-cell office:value-type="string">
            <text:p>groenlandês</text:p>
          </table:table-cell>
          <table:table-cell office:value-type="string">
            <text:p>grónština</text:p>
          </table:table-cell>
          <table:table-cell office:value-type="string">
            <text:p>Groenlandese; Kalaallisut</text:p>
          </table:table-cell>
          <table:table-cell table:style-name="ce1" office:value-type="string">
            <text:p>格陵兰语</text:p>
          </table:table-cell>
          <table:table-cell office:value-type="string">
            <text:p>Groenlands</text:p>
          </table:table-cell>
          <table:table-cell office:value-type="string">
            <text:p>Kalaallisut</text:p>
          </table:table-cell>
        </table:table-row>
        <table:table-row table:style-name="ro6">
          <table:table-cell table:style-name="ce1" office:value-type="string">
            <text:p>km</text:p>
          </table:table-cell>
          <table:table-cell table:style-name="ce1" office:value-type="string">
            <text:p>khm</text:p>
          </table:table-cell>
          <table:table-cell table:style-name="ce1" office:value-type="string">
            <text:p>khm</text:p>
          </table:table-cell>
          <table:table-cell table:style-name="ce1" office:value-type="string">
            <text:p>ភាសាខ្មែរ</text:p>
          </table:table-cell>
          <table:table-cell table:style-name="ce3" office:value-type="string">
            <text:p>Khmer</text:p>
          </table:table-cell>
          <table:table-cell table:style-name="ce1" office:value-type="string">
            <text:p>Khmer</text:p>
          </table:table-cell>
          <table:table-cell office:value-type="string">
            <text:p>Khmer</text:p>
          </table:table-cell>
          <table:table-cell office:value-type="string">
            <text:p>クメール語</text:p>
          </table:table-cell>
          <table:table-cell office:value-type="string">
            <text:p>camboyano (o jemer)</text:p>
          </table:table-cell>
          <table:table-cell office:value-type="string">
            <text:p>khmer</text:p>
          </table:table-cell>
          <table:table-cell office:value-type="string">
            <text:p>kmérština</text:p>
          </table:table-cell>
          <table:table-cell office:value-type="string">
            <text:p>Khmer</text:p>
          </table:table-cell>
          <table:table-cell table:style-name="ce1" office:value-type="string">
            <text:p>高棉语</text:p>
          </table:table-cell>
          <table:table-cell office:value-type="string">
            <text:p>Khmer, Cambodjaans</text:p>
          </table:table-cell>
          <table:table-cell office:value-type="string">
            <text:p>Khmer</text:p>
          </table:table-cell>
        </table:table-row>
        <table:table-row table:style-name="ro3">
          <table:table-cell table:style-name="ce1" office:value-type="string">
            <text:p>kn</text:p>
          </table:table-cell>
          <table:table-cell table:number-columns-repeated="2" table:style-name="ce1" office:value-type="string">
            <text:p>kan</text:p>
          </table:table-cell>
          <table:table-cell table:style-name="ce1" office:value-type="string">
            <text:p>ಕನ್ನಡ</text:p>
          </table:table-cell>
          <table:table-cell table:style-name="ce3" office:value-type="string">
            <text:p>Kannada</text:p>
          </table:table-cell>
          <table:table-cell table:style-name="ce1" office:value-type="string">
            <text:p>Kannada</text:p>
          </table:table-cell>
          <table:table-cell office:value-type="string">
            <text:p>Kannara</text:p>
          </table:table-cell>
          <table:table-cell office:value-type="string">
            <text:p>カンナダ語</text:p>
          </table:table-cell>
          <table:table-cell office:value-type="string">
            <text:p>canarés</text:p>
          </table:table-cell>
          <table:table-cell office:value-type="string">
            <text:p>kannada</text:p>
          </table:table-cell>
          <table:table-cell office:value-type="string">
            <text:p>kannadština</text:p>
          </table:table-cell>
          <table:table-cell office:value-type="string">
            <text:p>Kannada</text:p>
          </table:table-cell>
          <table:table-cell table:style-name="ce1" office:value-type="string">
            <text:p>卡纳达语</text:p>
          </table:table-cell>
          <table:table-cell office:value-type="string">
            <text:p>Kannada, Kanarees, Kanara</text:p>
          </table:table-cell>
          <table:table-cell office:value-type="string">
            <text:p>Kannada</text:p>
          </table:table-cell>
        </table:table-row>
        <table:table-row table:style-name="ro4">
          <table:table-cell table:style-name="ce1" office:value-type="string">
            <text:p>ko</text:p>
          </table:table-cell>
          <table:table-cell table:number-columns-repeated="2" table:style-name="ce1" office:value-type="string">
            <text:p>kor</text:p>
          </table:table-cell>
          <table:table-cell table:style-name="ce1" office:value-type="string">
            <text:p>한국어 (韓國語); 조선말 (朝鮮語)</text:p>
          </table:table-cell>
          <table:table-cell table:style-name="ce3" office:value-type="string">
            <text:p>Koreai</text:p>
          </table:table-cell>
          <table:table-cell table:style-name="ce1" office:value-type="string">
            <text:p>Korean</text:p>
          </table:table-cell>
          <table:table-cell office:value-type="string">
            <text:p>Coréen</text:p>
          </table:table-cell>
          <table:table-cell office:value-type="string">
            <text:p>韓国語</text:p>
          </table:table-cell>
          <table:table-cell table:number-columns-repeated="2" office:value-type="string">
            <text:p>coreano</text:p>
          </table:table-cell>
          <table:table-cell office:value-type="string">
            <text:p>korejština</text:p>
          </table:table-cell>
          <table:table-cell office:value-type="string">
            <text:p>Coreano</text:p>
          </table:table-cell>
          <table:table-cell table:style-name="ce1" office:value-type="string">
            <text:p>朝鲜语</text:p>
          </table:table-cell>
          <table:table-cell office:value-type="string">
            <text:p>Koreaans</text:p>
          </table:table-cell>
          <table:table-cell office:value-type="string">
            <text:p>Koreansk</text:p>
          </table:table-cell>
        </table:table-row>
        <table:table-row table:style-name="ro1">
          <table:table-cell table:style-name="ce1" office:value-type="string">
            <text:p>kr</text:p>
          </table:table-cell>
          <table:table-cell table:style-name="ce1" office:value-type="string">
            <text:p>kau</text:p>
          </table:table-cell>
          <table:table-cell table:style-name="ce1" office:value-type="string">
            <text:p>kau + 3</text:p>
          </table:table-cell>
          <table:table-cell table:style-name="ce1" office:value-type="string">
            <text:p>Kanuri</text:p>
          </table:table-cell>
          <table:table-cell table:style-name="ce3" office:value-type="string">
            <text:p>Kanuri</text:p>
          </table:table-cell>
          <table:table-cell table:style-name="ce1" office:value-type="string">
            <text:p>Kanuri</text:p>
          </table:table-cell>
          <table:table-cell office:value-type="string">
            <text:p>Kanouri</text:p>
          </table:table-cell>
          <table:table-cell office:value-type="string">
            <text:p>カヌリ語</text:p>
          </table:table-cell>
          <table:table-cell office:value-type="string">
            <text:p>kanuri</text:p>
          </table:table-cell>
          <table:table-cell office:value-type="string">
            <text:p>canúri</text:p>
          </table:table-cell>
          <table:table-cell office:value-type="string">
            <text:p>kanurijština</text:p>
          </table:table-cell>
          <table:table-cell office:value-type="string">
            <text:p>Kanuri</text:p>
          </table:table-cell>
          <table:table-cell table:style-name="ce1" office:value-type="string">
            <text:p>卡努里语</text:p>
          </table:table-cell>
          <table:table-cell table:number-columns-repeated="2" office:value-type="string">
            <text:p>Kanuri</text:p>
          </table:table-cell>
        </table:table-row>
        <table:table-row table:style-name="ro6">
          <table:table-cell table:style-name="ce1" office:value-type="string">
            <text:p>ks</text:p>
          </table:table-cell>
          <table:table-cell table:number-columns-repeated="2" table:style-name="ce1" office:value-type="string">
            <text:p>kas</text:p>
          </table:table-cell>
          <table:table-cell table:style-name="ce1" office:value-type="string">
            <text:p>कश्मीरी; كشميري‎</text:p>
          </table:table-cell>
          <table:table-cell table:style-name="ce3" office:value-type="string">
            <text:p>Kasmiri</text:p>
          </table:table-cell>
          <table:table-cell table:style-name="ce1" office:value-type="string">
            <text:p>Kashmiri</text:p>
          </table:table-cell>
          <table:table-cell office:value-type="string">
            <text:p>Kashmiri</text:p>
          </table:table-cell>
          <table:table-cell office:value-type="string">
            <text:p>カシミール語</text:p>
          </table:table-cell>
          <table:table-cell office:value-type="string">
            <text:p>cachemiro</text:p>
          </table:table-cell>
          <table:table-cell office:value-type="string">
            <text:p>cachemir</text:p>
          </table:table-cell>
          <table:table-cell office:value-type="string">
            <text:p>kašmírština</text:p>
          </table:table-cell>
          <table:table-cell office:value-type="string">
            <text:p>Kashmiri</text:p>
          </table:table-cell>
          <table:table-cell table:style-name="ce1" office:value-type="string">
            <text:p>克什米尔语</text:p>
          </table:table-cell>
          <table:table-cell office:value-type="string">
            <text:p>Kasjmiri, Kasjmiers, Kasjmirs</text:p>
          </table:table-cell>
          <table:table-cell office:value-type="string">
            <text:p>Kashmiri</text:p>
          </table:table-cell>
        </table:table-row>
        <table:table-row table:style-name="ro3">
          <table:table-cell table:style-name="ce1" office:value-type="string">
            <text:p>ku</text:p>
          </table:table-cell>
          <table:table-cell table:style-name="ce1" office:value-type="string">
            <text:p>kur</text:p>
          </table:table-cell>
          <table:table-cell table:style-name="ce1" office:value-type="string">
            <text:p>kur + 3</text:p>
          </table:table-cell>
          <table:table-cell table:style-name="ce1" office:value-type="string">
            <text:p>Kurdî; كوردی‎</text:p>
          </table:table-cell>
          <table:table-cell table:style-name="ce3" office:value-type="string">
            <text:p>Kurd</text:p>
          </table:table-cell>
          <table:table-cell table:style-name="ce1" office:value-type="string">
            <text:p>Kurdish</text:p>
          </table:table-cell>
          <table:table-cell office:value-type="string">
            <text:p>Kurde</text:p>
          </table:table-cell>
          <table:table-cell office:value-type="string">
            <text:p>クルド語</text:p>
          </table:table-cell>
          <table:table-cell office:value-type="string">
            <text:p>kurdo</text:p>
          </table:table-cell>
          <table:table-cell office:value-type="string">
            <text:p>curdo</text:p>
          </table:table-cell>
          <table:table-cell office:value-type="string">
            <text:p>kurdština</text:p>
          </table:table-cell>
          <table:table-cell office:value-type="string">
            <text:p>Curdo</text:p>
          </table:table-cell>
          <table:table-cell table:style-name="ce1" office:value-type="string">
            <text:p>库尔德语</text:p>
          </table:table-cell>
          <table:table-cell office:value-type="string">
            <text:p>Koerdisch</text:p>
          </table:table-cell>
          <table:table-cell office:value-type="string">
            <text:p>Kurdisk</text:p>
          </table:table-cell>
        </table:table-row>
        <table:table-row table:style-name="ro1">
          <table:table-cell table:style-name="ce1" office:value-type="string">
            <text:p>kv</text:p>
          </table:table-cell>
          <table:table-cell table:style-name="ce1" office:value-type="string">
            <text:p>kom</text:p>
          </table:table-cell>
          <table:table-cell table:style-name="ce1" office:value-type="string">
            <text:p>kom + 2</text:p>
          </table:table-cell>
          <table:table-cell table:style-name="ce1" office:value-type="string">
            <text:p>коми кыв</text:p>
          </table:table-cell>
          <table:table-cell table:style-name="ce3" office:value-type="string">
            <text:p>Komi</text:p>
          </table:table-cell>
          <table:table-cell table:style-name="ce1" office:value-type="string">
            <text:p>Komi</text:p>
          </table:table-cell>
          <table:table-cell office:value-type="string">
            <text:p>Komi</text:p>
          </table:table-cell>
          <table:table-cell office:value-type="string">
            <text:p>コミ語</text:p>
          </table:table-cell>
          <table:table-cell office:value-type="string">
            <text:p>komi</text:p>
          </table:table-cell>
          <table:table-cell office:value-type="string">
            <text:p>komi</text:p>
          </table:table-cell>
          <table:table-cell office:value-type="string">
            <text:p>komijština</text:p>
          </table:table-cell>
          <table:table-cell office:value-type="string">
            <text:p>Komi</text:p>
          </table:table-cell>
          <table:table-cell table:style-name="ce1" office:value-type="string">
            <text:p>科米语</text:p>
          </table:table-cell>
          <table:table-cell office:value-type="string">
            <text:p>Zurjeens</text:p>
          </table:table-cell>
          <table:table-cell office:value-type="string">
            <text:p>Komi</text:p>
          </table:table-cell>
        </table:table-row>
        <table:table-row table:style-name="ro1">
          <table:table-cell table:style-name="ce1" office:value-type="string">
            <text:p>kw</text:p>
          </table:table-cell>
          <table:table-cell table:number-columns-repeated="2" table:style-name="ce1" office:value-type="string">
            <text:p>cor</text:p>
          </table:table-cell>
          <table:table-cell table:style-name="ce1" office:value-type="string">
            <text:p>Kernewek</text:p>
          </table:table-cell>
          <table:table-cell table:style-name="ce3" office:value-type="string">
            <text:p>Korn</text:p>
          </table:table-cell>
          <table:table-cell table:style-name="ce1" office:value-type="string">
            <text:p>Cornish</text:p>
          </table:table-cell>
          <table:table-cell office:value-type="string">
            <text:p>Cornique</text:p>
          </table:table-cell>
          <table:table-cell office:value-type="string">
            <text:p>コーンウォル語</text:p>
          </table:table-cell>
          <table:table-cell office:value-type="string">
            <text:p>córnico</text:p>
          </table:table-cell>
          <table:table-cell office:value-type="string">
            <text:p>córnico</text:p>
          </table:table-cell>
          <table:table-cell office:value-type="string">
            <text:p>kornština</text:p>
          </table:table-cell>
          <table:table-cell office:value-type="string">
            <text:p>Cornico</text:p>
          </table:table-cell>
          <table:table-cell table:style-name="ce1" office:value-type="string">
            <text:p>康沃尔语</text:p>
          </table:table-cell>
          <table:table-cell office:value-type="string">
            <text:p>Cornisch</text:p>
          </table:table-cell>
          <table:table-cell office:value-type="string">
            <text:p>Kornisk</text:p>
          </table:table-cell>
        </table:table-row>
        <table:table-row table:style-name="ro1">
          <table:table-cell table:style-name="ce1" office:value-type="string">
            <text:p>ky</text:p>
          </table:table-cell>
          <table:table-cell table:number-columns-repeated="2" table:style-name="ce1" office:value-type="string">
            <text:p>kir</text:p>
          </table:table-cell>
          <table:table-cell table:style-name="ce1" office:value-type="string">
            <text:p>кыргыз тили</text:p>
          </table:table-cell>
          <table:table-cell table:style-name="ce3" office:value-type="string">
            <text:p>Kirgiz</text:p>
          </table:table-cell>
          <table:table-cell table:style-name="ce1" office:value-type="string">
            <text:p>Kirghiz</text:p>
          </table:table-cell>
          <table:table-cell office:value-type="string">
            <text:p>Kirghiz</text:p>
          </table:table-cell>
          <table:table-cell office:value-type="string">
            <text:p>キルギス語</text:p>
          </table:table-cell>
          <table:table-cell office:value-type="string">
            <text:p>kirguís</text:p>
          </table:table-cell>
          <table:table-cell office:value-type="string">
            <text:p>quirguiz</text:p>
          </table:table-cell>
          <table:table-cell office:value-type="string">
            <text:p>kyrgyzština</text:p>
          </table:table-cell>
          <table:table-cell office:value-type="string">
            <text:p>Kirghiso</text:p>
          </table:table-cell>
          <table:table-cell table:style-name="ce1" office:value-type="string">
            <text:p>吉尔吉斯语</text:p>
          </table:table-cell>
          <table:table-cell office:value-type="string">
            <text:p>Kirgizisch</text:p>
          </table:table-cell>
          <table:table-cell office:value-type="string">
            <text:p>Kirgisisk</text:p>
          </table:table-cell>
        </table:table-row>
        <table:table-row table:style-name="ro2">
          <table:table-cell table:style-name="ce1" office:value-type="string">
            <text:p>la</text:p>
          </table:table-cell>
          <table:table-cell table:number-columns-repeated="2" table:style-name="ce1" office:value-type="string">
            <text:p>lat</text:p>
          </table:table-cell>
          <table:table-cell table:style-name="ce1" office:value-type="string">
            <text:p>latine; lingua latina</text:p>
          </table:table-cell>
          <table:table-cell table:style-name="ce3" office:value-type="string">
            <text:p>Latin</text:p>
          </table:table-cell>
          <table:table-cell table:style-name="ce1" office:value-type="string">
            <text:p>Latin</text:p>
          </table:table-cell>
          <table:table-cell office:value-type="string">
            <text:p>Latin</text:p>
          </table:table-cell>
          <table:table-cell office:value-type="string">
            <text:p>ラテン語</text:p>
          </table:table-cell>
          <table:table-cell office:value-type="string">
            <text:p>latín</text:p>
          </table:table-cell>
          <table:table-cell office:value-type="string">
            <text:p>latim</text:p>
          </table:table-cell>
          <table:table-cell office:value-type="string">
            <text:p>latina</text:p>
          </table:table-cell>
          <table:table-cell office:value-type="string">
            <text:p>Latino</text:p>
          </table:table-cell>
          <table:table-cell table:style-name="ce1" office:value-type="string">
            <text:p>拉丁语</text:p>
          </table:table-cell>
          <table:table-cell office:value-type="string">
            <text:p>Latijn</text:p>
          </table:table-cell>
          <table:table-cell office:value-type="string">
            <text:p>Latin</text:p>
          </table:table-cell>
        </table:table-row>
        <table:table-row table:style-name="ro2">
          <table:table-cell table:style-name="ce1" office:value-type="string">
            <text:p>lb</text:p>
          </table:table-cell>
          <table:table-cell table:style-name="ce1" office:value-type="string">
            <text:p>ltz</text:p>
          </table:table-cell>
          <table:table-cell table:style-name="ce1" office:value-type="string">
            <text:p>ltz</text:p>
          </table:table-cell>
          <table:table-cell table:style-name="ce1" office:value-type="string">
            <text:p>Lëtzebuergesch</text:p>
          </table:table-cell>
          <table:table-cell table:style-name="ce3" office:value-type="string">
            <text:p>Luxemburgi</text:p>
          </table:table-cell>
          <table:table-cell table:style-name="ce1" office:value-type="string">
            <text:p>Luxembourgish</text:p>
          </table:table-cell>
          <table:table-cell office:value-type="string">
            <text:p>Luxembourgeois</text:p>
          </table:table-cell>
          <table:table-cell office:value-type="string">
            <text:p>ルクセンブルク語</text:p>
          </table:table-cell>
          <table:table-cell office:value-type="string">
            <text:p>luxemburgués</text:p>
          </table:table-cell>
          <table:table-cell office:value-type="string">
            <text:p>luxemburguês</text:p>
          </table:table-cell>
          <table:table-cell office:value-type="string">
            <text:p>lucemburština</text:p>
          </table:table-cell>
          <table:table-cell office:value-type="string">
            <text:p>Lussemburghese</text:p>
          </table:table-cell>
          <table:table-cell table:style-name="ce1" office:value-type="string">
            <text:p>卢森堡语</text:p>
          </table:table-cell>
          <table:table-cell office:value-type="string">
            <text:p>Luxemburgs</text:p>
          </table:table-cell>
          <table:table-cell office:value-type="string">
            <text:p>Luxembourgsk</text:p>
          </table:table-cell>
        </table:table-row>
        <table:table-row table:style-name="ro1">
          <table:table-cell table:style-name="ce1" office:value-type="string">
            <text:p>lg</text:p>
          </table:table-cell>
          <table:table-cell table:number-columns-repeated="2" table:style-name="ce1" office:value-type="string">
            <text:p>lug</text:p>
          </table:table-cell>
          <table:table-cell table:style-name="ce1" office:value-type="string">
            <text:p>Luganda</text:p>
          </table:table-cell>
          <table:table-cell table:style-name="ce3" office:value-type="string">
            <text:p>Luganda</text:p>
          </table:table-cell>
          <table:table-cell table:style-name="ce1" office:value-type="string">
            <text:p>Ganda</text:p>
          </table:table-cell>
          <table:table-cell office:value-type="string">
            <text:p>Ganda</text:p>
          </table:table-cell>
          <table:table-cell office:value-type="string">
            <text:p>ガンダ語</text:p>
          </table:table-cell>
          <table:table-cell office:value-type="string">
            <text:p>luganda</text:p>
          </table:table-cell>
          <table:table-cell office:value-type="string">
            <text:p>ganda</text:p>
          </table:table-cell>
          <table:table-cell office:value-type="string">
            <text:p>lugandština</text:p>
          </table:table-cell>
          <table:table-cell office:value-type="string">
            <text:p>Ganda</text:p>
          </table:table-cell>
          <table:table-cell table:style-name="ce1" office:value-type="string">
            <text:p>干达语</text:p>
          </table:table-cell>
          <table:table-cell table:number-columns-repeated="2" office:value-type="string">
            <text:p>Luganda</text:p>
          </table:table-cell>
        </table:table-row>
        <table:table-row table:style-name="ro2">
          <table:table-cell table:style-name="ce1" office:value-type="string">
            <text:p>li</text:p>
          </table:table-cell>
          <table:table-cell table:number-columns-repeated="2" table:style-name="ce1" office:value-type="string">
            <text:p>lim</text:p>
          </table:table-cell>
          <table:table-cell table:style-name="ce1" office:value-type="string">
            <text:p>Limburgs</text:p>
          </table:table-cell>
          <table:table-cell table:style-name="ce3" office:value-type="string">
            <text:p>Limburgi-Bergi</text:p>
          </table:table-cell>
          <table:table-cell table:style-name="ce1" office:value-type="string">
            <text:p>Limburgish</text:p>
          </table:table-cell>
          <table:table-cell office:value-type="string">
            <text:p>Limbourgeois</text:p>
          </table:table-cell>
          <table:table-cell office:value-type="string">
            <text:p>リンブルフ語</text:p>
          </table:table-cell>
          <table:table-cell office:value-type="string">
            <text:p>limburgués</text:p>
          </table:table-cell>
          <table:table-cell office:value-type="string">
            <text:p>limburguês</text:p>
          </table:table-cell>
          <table:table-cell office:value-type="string">
            <text:p>limburština</text:p>
          </table:table-cell>
          <table:table-cell office:value-type="string">
            <text:p>Limburghese</text:p>
          </table:table-cell>
          <table:table-cell table:style-name="ce1" office:value-type="string">
            <text:p>林堡语</text:p>
          </table:table-cell>
          <table:table-cell office:value-type="string">
            <text:p>Limburgs</text:p>
          </table:table-cell>
          <table:table-cell office:value-type="string">
            <text:p>Limburgisk</text:p>
          </table:table-cell>
        </table:table-row>
        <table:table-row table:style-name="ro1">
          <table:table-cell table:style-name="ce1" office:value-type="string">
            <text:p>ln</text:p>
          </table:table-cell>
          <table:table-cell table:number-columns-repeated="2" table:style-name="ce1" office:value-type="string">
            <text:p>lin</text:p>
          </table:table-cell>
          <table:table-cell table:style-name="ce1" office:value-type="string">
            <text:p>Lingála</text:p>
          </table:table-cell>
          <table:table-cell table:style-name="ce3" office:value-type="string">
            <text:p>Lingala</text:p>
          </table:table-cell>
          <table:table-cell table:style-name="ce1" office:value-type="string">
            <text:p>Lingala</text:p>
          </table:table-cell>
          <table:table-cell office:value-type="string">
            <text:p>Lingala</text:p>
          </table:table-cell>
          <table:table-cell office:value-type="string">
            <text:p>リンガラ語</text:p>
          </table:table-cell>
          <table:table-cell table:number-columns-repeated="2" office:value-type="string">
            <text:p>lingala</text:p>
          </table:table-cell>
          <table:table-cell office:value-type="string">
            <text:p>lingalština</text:p>
          </table:table-cell>
          <table:table-cell office:value-type="string">
            <text:p>Lingala</text:p>
          </table:table-cell>
          <table:table-cell table:style-name="ce1" office:value-type="string">
            <text:p>林加拉语</text:p>
          </table:table-cell>
          <table:table-cell table:number-columns-repeated="2" office:value-type="string">
            <text:p>Lingala</text:p>
          </table:table-cell>
        </table:table-row>
        <table:table-row table:style-name="ro3">
          <table:table-cell table:style-name="ce1" office:value-type="string">
            <text:p>lo</text:p>
          </table:table-cell>
          <table:table-cell table:number-columns-repeated="2" table:style-name="ce1" office:value-type="string">
            <text:p>lao</text:p>
          </table:table-cell>
          <table:table-cell table:style-name="ce1" office:value-type="string">
            <text:p>ພາສາລາວ</text:p>
          </table:table-cell>
          <table:table-cell table:style-name="ce3" office:value-type="string">
            <text:p>Laoszi</text:p>
          </table:table-cell>
          <table:table-cell table:style-name="ce1" office:value-type="string">
            <text:p>Lao</text:p>
          </table:table-cell>
          <table:table-cell office:value-type="string">
            <text:p>Lao</text:p>
          </table:table-cell>
          <table:table-cell office:value-type="string">
            <text:p>ラーオ語</text:p>
          </table:table-cell>
          <table:table-cell office:value-type="string">
            <text:p>lao</text:p>
          </table:table-cell>
          <table:table-cell office:value-type="string">
            <text:p>laociano</text:p>
          </table:table-cell>
          <table:table-cell office:value-type="string">
            <text:p>laoština</text:p>
          </table:table-cell>
          <table:table-cell office:value-type="string">
            <text:p>Lao</text:p>
          </table:table-cell>
          <table:table-cell table:style-name="ce1" office:value-type="string">
            <text:p>老挝语</text:p>
          </table:table-cell>
          <table:table-cell office:value-type="string">
            <text:p>Laotiaans</text:p>
          </table:table-cell>
          <table:table-cell office:value-type="string">
            <text:p>Laotisk</text:p>
          </table:table-cell>
        </table:table-row>
        <table:table-row table:style-name="ro1">
          <table:table-cell table:style-name="ce1" office:value-type="string">
            <text:p>lt</text:p>
          </table:table-cell>
          <table:table-cell table:number-columns-repeated="2" table:style-name="ce1" office:value-type="string">
            <text:p>lit</text:p>
          </table:table-cell>
          <table:table-cell table:style-name="ce1" office:value-type="string">
            <text:p>lietuvių kalba</text:p>
          </table:table-cell>
          <table:table-cell table:style-name="ce3" office:value-type="string">
            <text:p>Litván</text:p>
          </table:table-cell>
          <table:table-cell table:style-name="ce1" office:value-type="string">
            <text:p>Lithuanian</text:p>
          </table:table-cell>
          <table:table-cell office:value-type="string">
            <text:p>Lituanien</text:p>
          </table:table-cell>
          <table:table-cell office:value-type="string">
            <text:p>リトアニア語</text:p>
          </table:table-cell>
          <table:table-cell table:number-columns-repeated="2" office:value-type="string">
            <text:p>lituano</text:p>
          </table:table-cell>
          <table:table-cell office:value-type="string">
            <text:p>litevština</text:p>
          </table:table-cell>
          <table:table-cell office:value-type="string">
            <text:p>Lituano</text:p>
          </table:table-cell>
          <table:table-cell table:style-name="ce1" office:value-type="string">
            <text:p>立陶宛语</text:p>
          </table:table-cell>
          <table:table-cell office:value-type="string">
            <text:p>Litouws</text:p>
          </table:table-cell>
          <table:table-cell office:value-type="string">
            <text:p>Litauisk</text:p>
          </table:table-cell>
        </table:table-row>
        <table:table-row table:style-name="ro2">
          <table:table-cell table:style-name="ce1" office:value-type="string">
            <text:p>lu</text:p>
          </table:table-cell>
          <table:table-cell table:number-columns-repeated="2" table:style-name="ce1" office:value-type="string">
            <text:p>lub</text:p>
          </table:table-cell>
          <table:table-cell table:style-name="ce2"/>
          <table:table-cell table:style-name="ce3" office:value-type="string">
            <text:p>Luba-Katanga</text:p>
          </table:table-cell>
          <table:table-cell table:style-name="ce1" office:value-type="string">
            <text:p>Luba-Katanga</text:p>
          </table:table-cell>
          <table:table-cell office:value-type="string">
            <text:p>Tchiluba</text:p>
          </table:table-cell>
          <table:table-cell office:value-type="string">
            <text:p>ルバ語</text:p>
          </table:table-cell>
          <table:table-cell office:value-type="string">
            <text:p>luba-katanga</text:p>
          </table:table-cell>
          <table:table-cell office:value-type="string">
            <text:p>luba-katanga</text:p>
          </table:table-cell>
          <table:table-cell office:value-type="string">
            <text:p>lubština</text:p>
          </table:table-cell>
          <table:table-cell office:value-type="string">
            <text:p>Luba-katanga</text:p>
          </table:table-cell>
          <table:table-cell table:style-name="ce1" office:value-type="string">
            <text:p>卢巴-加丹加语</text:p>
          </table:table-cell>
          <table:table-cell table:number-columns-repeated="2" office:value-type="string">
            <text:p>Luba-Katanga</text:p>
          </table:table-cell>
        </table:table-row>
        <table:table-row table:style-name="ro2">
          <table:table-cell table:style-name="ce1" office:value-type="string">
            <text:p>lv</text:p>
          </table:table-cell>
          <table:table-cell table:number-columns-repeated="2" table:style-name="ce1" office:value-type="string">
            <text:p>lav</text:p>
          </table:table-cell>
          <table:table-cell table:style-name="ce1" office:value-type="string">
            <text:p>latviešu valoda</text:p>
          </table:table-cell>
          <table:table-cell table:style-name="ce3" office:value-type="string">
            <text:p>Lett</text:p>
          </table:table-cell>
          <table:table-cell table:style-name="ce1" office:value-type="string">
            <text:p>Latvian</text:p>
          </table:table-cell>
          <table:table-cell office:value-type="string">
            <text:p>Letton</text:p>
          </table:table-cell>
          <table:table-cell office:value-type="string">
            <text:p>ラトビア語</text:p>
          </table:table-cell>
          <table:table-cell office:value-type="string">
            <text:p>letón</text:p>
          </table:table-cell>
          <table:table-cell office:value-type="string">
            <text:p>letão</text:p>
          </table:table-cell>
          <table:table-cell office:value-type="string">
            <text:p>lotyština</text:p>
          </table:table-cell>
          <table:table-cell office:value-type="string">
            <text:p>Lettone</text:p>
          </table:table-cell>
          <table:table-cell table:style-name="ce1" office:value-type="string">
            <text:p>拉脱维亚语</text:p>
          </table:table-cell>
          <table:table-cell office:value-type="string">
            <text:p>Lets</text:p>
          </table:table-cell>
          <table:table-cell office:value-type="string">
            <text:p>Latvisk</text:p>
          </table:table-cell>
        </table:table-row>
        <table:table-row table:style-name="ro2">
          <table:table-cell table:style-name="ce1" office:value-type="string">
            <text:p>mg</text:p>
          </table:table-cell>
          <table:table-cell table:style-name="ce1" office:value-type="string">
            <text:p>mlg</text:p>
          </table:table-cell>
          <table:table-cell table:style-name="ce1" office:value-type="string">
            <text:p>mlg + 10</text:p>
          </table:table-cell>
          <table:table-cell table:style-name="ce1" office:value-type="string">
            <text:p>Malagasy fiteny</text:p>
          </table:table-cell>
          <table:table-cell table:style-name="ce3" office:value-type="string">
            <text:p>Malagasy</text:p>
          </table:table-cell>
          <table:table-cell table:style-name="ce1" office:value-type="string">
            <text:p>Malagasy</text:p>
          </table:table-cell>
          <table:table-cell office:value-type="string">
            <text:p>Malgache</text:p>
          </table:table-cell>
          <table:table-cell office:value-type="string">
            <text:p>マダガスカル語</text:p>
          </table:table-cell>
          <table:table-cell office:value-type="string">
            <text:p>malgache (o malagasy)</text:p>
          </table:table-cell>
          <table:table-cell office:value-type="string">
            <text:p>malgaxe</text:p>
          </table:table-cell>
          <table:table-cell office:value-type="string">
            <text:p>malagaština</text:p>
          </table:table-cell>
          <table:table-cell office:value-type="string">
            <text:p>Malgascio</text:p>
          </table:table-cell>
          <table:table-cell table:style-name="ce1" office:value-type="string">
            <text:p>马达加斯加语</text:p>
          </table:table-cell>
          <table:table-cell office:value-type="string">
            <text:p>Plateaumalagasi</text:p>
          </table:table-cell>
          <table:table-cell office:value-type="string">
            <text:p>Gassisk</text:p>
          </table:table-cell>
        </table:table-row>
        <table:table-row table:style-name="ro1">
          <table:table-cell table:style-name="ce1" office:value-type="string">
            <text:p>mh</text:p>
          </table:table-cell>
          <table:table-cell table:number-columns-repeated="2" table:style-name="ce1" office:value-type="string">
            <text:p>mah</text:p>
          </table:table-cell>
          <table:table-cell table:style-name="ce1" office:value-type="string">
            <text:p>Kajin M̧ajeļ</text:p>
          </table:table-cell>
          <table:table-cell table:style-name="ce3" office:value-type="string">
            <text:p>Marshalli</text:p>
          </table:table-cell>
          <table:table-cell table:style-name="ce1" office:value-type="string">
            <text:p>Marshallese</text:p>
          </table:table-cell>
          <table:table-cell office:value-type="string">
            <text:p>Marshallais</text:p>
          </table:table-cell>
          <table:table-cell office:value-type="string">
            <text:p>マーシャル語</text:p>
          </table:table-cell>
          <table:table-cell office:value-type="string">
            <text:p>marshalés</text:p>
          </table:table-cell>
          <table:table-cell office:value-type="string">
            <text:p>marshallês</text:p>
          </table:table-cell>
          <table:table-cell office:value-type="string">
            <text:p>maršálština</text:p>
          </table:table-cell>
          <table:table-cell office:value-type="string">
            <text:p>Marshallese</text:p>
          </table:table-cell>
          <table:table-cell table:style-name="ce1" office:value-type="string">
            <text:p>马绍尔语</text:p>
          </table:table-cell>
          <table:table-cell office:value-type="string">
            <text:p>Marshallees</text:p>
          </table:table-cell>
          <table:table-cell office:value-type="string">
            <text:p>Marshallesisk</text:p>
          </table:table-cell>
        </table:table-row>
        <table:table-row table:style-name="ro1">
          <table:table-cell table:style-name="ce1" office:value-type="string">
            <text:p>mi</text:p>
          </table:table-cell>
          <table:table-cell table:style-name="ce1" office:value-type="string">
            <text:p>mao/mri</text:p>
          </table:table-cell>
          <table:table-cell table:style-name="ce1" office:value-type="string">
            <text:p>mri</text:p>
          </table:table-cell>
          <table:table-cell table:style-name="ce1" office:value-type="string">
            <text:p>te reo Māori</text:p>
          </table:table-cell>
          <table:table-cell table:style-name="ce3" office:value-type="string">
            <text:p>Maori</text:p>
          </table:table-cell>
          <table:table-cell table:style-name="ce1" office:value-type="string">
            <text:p>Māori</text:p>
          </table:table-cell>
          <table:table-cell office:value-type="string">
            <text:p>Māori de Nouvelle-Zélande</text:p>
          </table:table-cell>
          <table:table-cell office:value-type="string">
            <text:p>マオリ語</text:p>
          </table:table-cell>
          <table:table-cell office:value-type="string">
            <text:p>maorí</text:p>
          </table:table-cell>
          <table:table-cell office:value-type="string">
            <text:p>maori</text:p>
          </table:table-cell>
          <table:table-cell office:value-type="string">
            <text:p>maorština</text:p>
          </table:table-cell>
          <table:table-cell office:value-type="string">
            <text:p>Maori</text:p>
          </table:table-cell>
          <table:table-cell table:style-name="ce1" office:value-type="string">
            <text:p>毛利语</text:p>
          </table:table-cell>
          <table:table-cell office:value-type="string">
            <text:p>Maori</text:p>
          </table:table-cell>
          <table:table-cell office:value-type="string">
            <text:p>Maoriski</text:p>
          </table:table-cell>
        </table:table-row>
        <table:table-row table:style-name="ro2">
          <table:table-cell table:style-name="ce1" office:value-type="string">
            <text:p>mk /sl ^ </text:p>
          </table:table-cell>
          <table:table-cell table:style-name="ce1" office:value-type="string">
            <text:p>mac/mkd</text:p>
          </table:table-cell>
          <table:table-cell table:style-name="ce1" office:value-type="string">
            <text:p>mkd</text:p>
          </table:table-cell>
          <table:table-cell table:style-name="ce1" office:value-type="string">
            <text:p>македонски јазик</text:p>
          </table:table-cell>
          <table:table-cell table:style-name="ce3" office:value-type="string">
            <text:p>Macedón</text:p>
          </table:table-cell>
          <table:table-cell table:style-name="ce1" office:value-type="string">
            <text:p>Macedonian</text:p>
          </table:table-cell>
          <table:table-cell office:value-type="string">
            <text:p>Macédonien</text:p>
          </table:table-cell>
          <table:table-cell office:value-type="string">
            <text:p>マケドニア語</text:p>
          </table:table-cell>
          <table:table-cell office:value-type="string">
            <text:p>macedonio</text:p>
          </table:table-cell>
          <table:table-cell office:value-type="string">
            <text:p>macedônio</text:p>
          </table:table-cell>
          <table:table-cell office:value-type="string">
            <text:p>makedonština</text:p>
          </table:table-cell>
          <table:table-cell office:value-type="string">
            <text:p>Macedone</text:p>
          </table:table-cell>
          <table:table-cell table:style-name="ce1" office:value-type="string">
            <text:p>马其顿语</text:p>
          </table:table-cell>
          <table:table-cell office:value-type="string">
            <text:p>Macedonisch</text:p>
          </table:table-cell>
          <table:table-cell office:value-type="string">
            <text:p>Makedonsk</text:p>
          </table:table-cell>
        </table:table-row>
        <table:table-row table:style-name="ro3">
          <table:table-cell table:style-name="ce1" office:value-type="string">
            <text:p>ml</text:p>
          </table:table-cell>
          <table:table-cell table:number-columns-repeated="2" table:style-name="ce1" office:value-type="string">
            <text:p>mal</text:p>
          </table:table-cell>
          <table:table-cell table:style-name="ce1" office:value-type="string">
            <text:p>മലയാളം</text:p>
          </table:table-cell>
          <table:table-cell table:style-name="ce3" office:value-type="string">
            <text:p>Malayalam</text:p>
          </table:table-cell>
          <table:table-cell table:style-name="ce1" office:value-type="string">
            <text:p>Malayalam</text:p>
          </table:table-cell>
          <table:table-cell office:value-type="string">
            <text:p>Malayalam</text:p>
          </table:table-cell>
          <table:table-cell office:value-type="string">
            <text:p>マラヤーラム語</text:p>
          </table:table-cell>
          <table:table-cell office:value-type="string">
            <text:p>malayalam</text:p>
          </table:table-cell>
          <table:table-cell office:value-type="string">
            <text:p>malaiala</text:p>
          </table:table-cell>
          <table:table-cell office:value-type="string">
            <text:p>malajámština</text:p>
          </table:table-cell>
          <table:table-cell office:value-type="string">
            <text:p>Malayalam</text:p>
          </table:table-cell>
          <table:table-cell table:style-name="ce1" office:value-type="string">
            <text:p>马拉亚拉姆语</text:p>
          </table:table-cell>
          <table:table-cell table:number-columns-repeated="2" office:value-type="string">
            <text:p>Malayalam</text:p>
          </table:table-cell>
        </table:table-row>
        <table:table-row table:style-name="ro1">
          <table:table-cell table:style-name="ce1" office:value-type="string">
            <text:p>mn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mon + 2</text:p>
          </table:table-cell>
          <table:table-cell table:style-name="ce1" office:value-type="string">
            <text:p>Монгол</text:p>
          </table:table-cell>
          <table:table-cell table:style-name="ce3" office:value-type="string">
            <text:p>Mongol</text:p>
          </table:table-cell>
          <table:table-cell table:style-name="ce1" office:value-type="string">
            <text:p>Mongolian</text:p>
          </table:table-cell>
          <table:table-cell office:value-type="string">
            <text:p>Mongol</text:p>
          </table:table-cell>
          <table:table-cell office:value-type="string">
            <text:p>モンゴル語</text:p>
          </table:table-cell>
          <table:table-cell table:number-columns-repeated="2" office:value-type="string">
            <text:p>mongol</text:p>
          </table:table-cell>
          <table:table-cell office:value-type="string">
            <text:p>mongolština</text:p>
          </table:table-cell>
          <table:table-cell office:value-type="string">
            <text:p>Mongolo</text:p>
          </table:table-cell>
          <table:table-cell table:style-name="ce1" office:value-type="string">
            <text:p>蒙古语</text:p>
          </table:table-cell>
          <table:table-cell office:value-type="string">
            <text:p>Mongools</text:p>
          </table:table-cell>
          <table:table-cell office:value-type="string">
            <text:p>Mongolsk</text:p>
          </table:table-cell>
        </table:table-row>
        <table:table-row table:style-name="ro2">
          <table:table-cell table:style-name="ce1" office:value-type="string">
            <text:p>mo</text:p>
          </table:table-cell>
          <table:table-cell table:number-columns-repeated="2" table:style-name="ce1" office:value-type="string">
            <text:p>mol</text:p>
          </table:table-cell>
          <table:table-cell table:style-name="ce1" office:value-type="string">
            <text:p>лимба молдовеняскэ</text:p>
          </table:table-cell>
          <table:table-cell table:style-name="ce3" office:value-type="string">
            <text:p>Moldáv</text:p>
          </table:table-cell>
          <table:table-cell table:style-name="ce1" office:value-type="string">
            <text:p>Moldavian</text:p>
          </table:table-cell>
          <table:table-cell office:value-type="string">
            <text:p>Moldave</text:p>
          </table:table-cell>
          <table:table-cell office:value-type="string">
            <text:p>モルダビア語</text:p>
          </table:table-cell>
          <table:table-cell office:value-type="string">
            <text:p>moldavo</text:p>
          </table:table-cell>
          <table:table-cell office:value-type="string">
            <text:p>moldávio</text:p>
          </table:table-cell>
          <table:table-cell office:value-type="string">
            <text:p>moldavština</text:p>
          </table:table-cell>
          <table:table-cell office:value-type="string">
            <text:p>Moldavo</text:p>
          </table:table-cell>
          <table:table-cell table:style-name="ce1" office:value-type="string">
            <text:p>摩尔达维亚语</text:p>
          </table:table-cell>
          <table:table-cell office:value-type="string">
            <text:p>Moldavisch</text:p>
          </table:table-cell>
          <table:table-cell office:value-type="string">
            <text:p>Moldovsk</text:p>
          </table:table-cell>
        </table:table-row>
        <table:table-row table:style-name="ro3">
          <table:table-cell table:style-name="ce1" office:value-type="string">
            <text:p>mr</text:p>
          </table:table-cell>
          <table:table-cell table:number-columns-repeated="2" table:style-name="ce1" office:value-type="string">
            <text:p>mar</text:p>
          </table:table-cell>
          <table:table-cell table:style-name="ce1" office:value-type="string">
            <text:p>मराठी</text:p>
          </table:table-cell>
          <table:table-cell table:style-name="ce3" office:value-type="string">
            <text:p>Marathi</text:p>
          </table:table-cell>
          <table:table-cell table:style-name="ce1" office:value-type="string">
            <text:p>Marathi</text:p>
          </table:table-cell>
          <table:table-cell office:value-type="string">
            <text:p>Marâthî</text:p>
          </table:table-cell>
          <table:table-cell office:value-type="string">
            <text:p>マラッタ語</text:p>
          </table:table-cell>
          <table:table-cell office:value-type="string">
            <text:p>maratí</text:p>
          </table:table-cell>
          <table:table-cell office:value-type="string">
            <text:p>marata</text:p>
          </table:table-cell>
          <table:table-cell office:value-type="string">
            <text:p>maráthština</text:p>
          </table:table-cell>
          <table:table-cell office:value-type="string">
            <text:p>Marathi</text:p>
          </table:table-cell>
          <table:table-cell table:style-name="ce1" office:value-type="string">
            <text:p>马拉提语</text:p>
          </table:table-cell>
          <table:table-cell table:number-columns-repeated="2" office:value-type="string">
            <text:p>Marathi</text:p>
          </table:table-cell>
        </table:table-row>
        <table:table-row table:style-name="ro7">
          <table:table-cell table:style-name="ce1" office:value-type="string">
            <text:p>ms</text:p>
          </table:table-cell>
          <table:table-cell table:style-name="ce1" office:value-type="string">
            <text:p>may/msa</text:p>
          </table:table-cell>
          <table:table-cell table:style-name="ce1" office:value-type="string">
            <text:p>msa + 13</text:p>
          </table:table-cell>
          <table:table-cell table:style-name="ce1" office:value-type="string">
            <text:p>bahasa Melayu; بهاس ملايو‎</text:p>
          </table:table-cell>
          <table:table-cell table:style-name="ce3" office:value-type="string">
            <text:p>Maláj</text:p>
          </table:table-cell>
          <table:table-cell table:style-name="ce1" office:value-type="string">
            <text:p>Malay</text:p>
          </table:table-cell>
          <table:table-cell office:value-type="string">
            <text:p>Malais</text:p>
          </table:table-cell>
          <table:table-cell office:value-type="string">
            <text:p>マレー語</text:p>
          </table:table-cell>
          <table:table-cell office:value-type="string">
            <text:p>malayo</text:p>
          </table:table-cell>
          <table:table-cell office:value-type="string">
            <text:p>malaio</text:p>
          </table:table-cell>
          <table:table-cell office:value-type="string">
            <text:p>malajština</text:p>
          </table:table-cell>
          <table:table-cell office:value-type="string">
            <text:p>Malay</text:p>
          </table:table-cell>
          <table:table-cell table:style-name="ce1" office:value-type="string">
            <text:p>马来语</text:p>
          </table:table-cell>
          <table:table-cell office:value-type="string">
            <text:p>Maleis</text:p>
          </table:table-cell>
          <table:table-cell office:value-type="string">
            <text:p>Malayisk</text:p>
          </table:table-cell>
        </table:table-row>
        <table:table-row table:style-name="ro1">
          <table:table-cell table:style-name="ce1" office:value-type="string">
            <text:p>mt</text:p>
          </table:table-cell>
          <table:table-cell table:style-name="ce1" office:value-type="string">
            <text:p>mlt</text:p>
          </table:table-cell>
          <table:table-cell table:style-name="ce1" office:value-type="string">
            <text:p>mlt</text:p>
          </table:table-cell>
          <table:table-cell table:style-name="ce1" office:value-type="string">
            <text:p>Malti</text:p>
          </table:table-cell>
          <table:table-cell table:style-name="ce3" office:value-type="string">
            <text:p>Máltai</text:p>
          </table:table-cell>
          <table:table-cell table:style-name="ce1" office:value-type="string">
            <text:p>Maltese</text:p>
          </table:table-cell>
          <table:table-cell office:value-type="string">
            <text:p>Maltais</text:p>
          </table:table-cell>
          <table:table-cell office:value-type="string">
            <text:p>マルタ語</text:p>
          </table:table-cell>
          <table:table-cell office:value-type="string">
            <text:p>maltés</text:p>
          </table:table-cell>
          <table:table-cell office:value-type="string">
            <text:p>maltês</text:p>
          </table:table-cell>
          <table:table-cell office:value-type="string">
            <text:p>maltština</text:p>
          </table:table-cell>
          <table:table-cell office:value-type="string">
            <text:p>Maltese</text:p>
          </table:table-cell>
          <table:table-cell table:style-name="ce1" office:value-type="string">
            <text:p>马耳他语</text:p>
          </table:table-cell>
          <table:table-cell office:value-type="string">
            <text:p>Maltees</text:p>
          </table:table-cell>
          <table:table-cell office:value-type="string">
            <text:p>Maltesisk</text:p>
          </table:table-cell>
        </table:table-row>
        <table:table-row table:style-name="ro3">
          <table:table-cell table:style-name="ce1" office:value-type="string">
            <text:p>my</text:p>
          </table:table-cell>
          <table:table-cell table:style-name="ce1" office:value-type="string">
            <text:p>bur/mya</text:p>
          </table:table-cell>
          <table:table-cell table:style-name="ce1" office:value-type="string">
            <text:p>mya</text:p>
          </table:table-cell>
          <table:table-cell table:style-name="ce1" office:value-type="string">
            <text:p>ဗမာစာ</text:p>
          </table:table-cell>
          <table:table-cell table:style-name="ce3" office:value-type="string">
            <text:p>Birmani</text:p>
          </table:table-cell>
          <table:table-cell table:style-name="ce1" office:value-type="string">
            <text:p>Burmese</text:p>
          </table:table-cell>
          <table:table-cell office:value-type="string">
            <text:p>Birman</text:p>
          </table:table-cell>
          <table:table-cell office:value-type="string">
            <text:p>ビルマ語</text:p>
          </table:table-cell>
          <table:table-cell office:value-type="string">
            <text:p>birmano</text:p>
          </table:table-cell>
          <table:table-cell office:value-type="string">
            <text:p>birmanês; burmês</text:p>
          </table:table-cell>
          <table:table-cell office:value-type="string">
            <text:p>barmština</text:p>
          </table:table-cell>
          <table:table-cell office:value-type="string">
            <text:p>Burmese</text:p>
          </table:table-cell>
          <table:table-cell table:style-name="ce1" office:value-type="string">
            <text:p>缅甸语</text:p>
          </table:table-cell>
          <table:table-cell office:value-type="string">
            <text:p>Birmaans, Birmees</text:p>
          </table:table-cell>
          <table:table-cell office:value-type="string">
            <text:p>Burmesisk</text:p>
          </table:table-cell>
        </table:table-row>
        <table:table-row table:style-name="ro2">
          <table:table-cell table:style-name="ce1" office:value-type="string">
            <text:p>na</text:p>
          </table:table-cell>
          <table:table-cell table:number-columns-repeated="2" table:style-name="ce1" office:value-type="string">
            <text:p>nau</text:p>
          </table:table-cell>
          <table:table-cell table:style-name="ce1" office:value-type="string">
            <text:p>Ekakairũ Naoero</text:p>
          </table:table-cell>
          <table:table-cell table:style-name="ce3" office:value-type="string">
            <text:p>Naurui</text:p>
          </table:table-cell>
          <table:table-cell table:style-name="ce1" office:value-type="string">
            <text:p>Nauru</text:p>
          </table:table-cell>
          <table:table-cell office:value-type="string">
            <text:p>Nauruan</text:p>
          </table:table-cell>
          <table:table-cell office:value-type="string">
            <text:p>ナウル語</text:p>
          </table:table-cell>
          <table:table-cell office:value-type="string">
            <text:p>nauruano</text:p>
          </table:table-cell>
          <table:table-cell office:value-type="string">
            <text:p>nauru</text:p>
          </table:table-cell>
          <table:table-cell office:value-type="string">
            <text:p>nauruština</text:p>
          </table:table-cell>
          <table:table-cell office:value-type="string">
            <text:p>Nauru</text:p>
          </table:table-cell>
          <table:table-cell table:style-name="ce1" office:value-type="string">
            <text:p>瑙鲁语</text:p>
          </table:table-cell>
          <table:table-cell office:value-type="string">
            <text:p>Nauruaans</text:p>
          </table:table-cell>
          <table:table-cell office:value-type="string">
            <text:p>Naurisk</text:p>
          </table:table-cell>
        </table:table-row>
        <table:table-row table:style-name="ro2">
          <table:table-cell table:style-name="ce1" office:value-type="string">
            <text:p>nb</text:p>
          </table:table-cell>
          <table:table-cell table:number-columns-repeated="2" table:style-name="ce1" office:value-type="string">
            <text:p>nob</text:p>
          </table:table-cell>
          <table:table-cell table:style-name="ce1" office:value-type="string">
            <text:p>Norsk bokmål</text:p>
          </table:table-cell>
          <table:table-cell table:style-name="ce3" office:value-type="string">
            <text:p>Norvég (Bokmål)</text:p>
          </table:table-cell>
          <table:table-cell table:style-name="ce1" office:value-type="string">
            <text:p>Norwegian Bokmål</text:p>
          </table:table-cell>
          <table:table-cell office:value-type="string">
            <text:p>Norvégien Bokmål</text:p>
          </table:table-cell>
          <table:table-cell office:value-type="string">
            <text:p>ブークモール（ノルウェー語）</text:p>
          </table:table-cell>
          <table:table-cell office:value-type="string">
            <text:p>noruego bokmål</text:p>
          </table:table-cell>
          <table:table-cell office:value-type="string">
            <text:p>norueguês bokmål</text:p>
          </table:table-cell>
          <table:table-cell office:value-type="string">
            <text:p>bokmål</text:p>
          </table:table-cell>
          <table:table-cell office:value-type="string">
            <text:p>Norvegese Bokmål</text:p>
          </table:table-cell>
          <table:table-cell table:style-name="ce1" office:value-type="string">
            <text:p>挪威布克莫尔语</text:p>
          </table:table-cell>
          <table:table-cell office:value-type="string">
            <text:p>Norwegian Bokmål</text:p>
          </table:table-cell>
          <table:table-cell office:value-type="string">
            <text:p>Bokmål</text:p>
          </table:table-cell>
        </table:table-row>
        <table:table-row table:style-name="ro2">
          <table:table-cell table:style-name="ce1" office:value-type="string">
            <text:p>nd</text:p>
          </table:table-cell>
          <table:table-cell table:style-name="ce1" office:value-type="string">
            <text:p>nde</text:p>
          </table:table-cell>
          <table:table-cell table:style-name="ce1" office:value-type="string">
            <text:p>nde</text:p>
          </table:table-cell>
          <table:table-cell table:style-name="ce1" office:value-type="string">
            <text:p>isiNdebele</text:p>
          </table:table-cell>
          <table:table-cell table:style-name="ce3" office:value-type="string">
            <text:p>Északi Ndebele</text:p>
          </table:table-cell>
          <table:table-cell table:style-name="ce1" office:value-type="string">
            <text:p>North Ndebele</text:p>
          </table:table-cell>
          <table:table-cell office:value-type="string">
            <text:p>Ndébélé du Nord</text:p>
          </table:table-cell>
          <table:table-cell office:value-type="string">
            <text:p>北ンデベレ語</text:p>
          </table:table-cell>
          <table:table-cell office:value-type="string">
            <text:p>ndebele del norte</text:p>
          </table:table-cell>
          <table:table-cell office:value-type="string">
            <text:p>ndebele do norte</text:p>
          </table:table-cell>
          <table:table-cell office:value-type="string">
            <text:p>severní ndebelština</text:p>
          </table:table-cell>
          <table:table-cell office:value-type="string">
            <text:p>Ndebele settentrionale</text:p>
          </table:table-cell>
          <table:table-cell table:style-name="ce1" office:value-type="string">
            <text:p>北恩德贝勒语</text:p>
          </table:table-cell>
          <table:table-cell office:value-type="string">
            <text:p>Noord-Ndebele</text:p>
          </table:table-cell>
          <table:table-cell office:value-type="string">
            <text:p>Nord-ndebele</text:p>
          </table:table-cell>
        </table:table-row>
        <table:table-row table:style-name="ro3">
          <table:table-cell table:style-name="ce1" office:value-type="string">
            <text:p>ne</text:p>
          </table:table-cell>
          <table:table-cell table:number-columns-repeated="2" table:style-name="ce1" office:value-type="string">
            <text:p>nep</text:p>
          </table:table-cell>
          <table:table-cell table:style-name="ce1" office:value-type="string">
            <text:p>नेपाली</text:p>
          </table:table-cell>
          <table:table-cell table:style-name="ce3" office:value-type="string">
            <text:p>Nepáli</text:p>
          </table:table-cell>
          <table:table-cell table:style-name="ce1" office:value-type="string">
            <text:p>Nepali</text:p>
          </table:table-cell>
          <table:table-cell office:value-type="string">
            <text:p>Népalais</text:p>
          </table:table-cell>
          <table:table-cell office:value-type="string">
            <text:p>ネパール語</text:p>
          </table:table-cell>
          <table:table-cell office:value-type="string">
            <text:p>nepalí</text:p>
          </table:table-cell>
          <table:table-cell office:value-type="string">
            <text:p>nepali, nepalês</text:p>
          </table:table-cell>
          <table:table-cell office:value-type="string">
            <text:p>nepálština</text:p>
          </table:table-cell>
          <table:table-cell office:value-type="string">
            <text:p>Nepalese</text:p>
          </table:table-cell>
          <table:table-cell table:style-name="ce1" office:value-type="string">
            <text:p>尼泊尔语</text:p>
          </table:table-cell>
          <table:table-cell office:value-type="string">
            <text:p>Nepalees, Nepali</text:p>
          </table:table-cell>
          <table:table-cell office:value-type="string">
            <text:p>Nepali</text:p>
          </table:table-cell>
        </table:table-row>
        <table:table-row table:style-name="ro1">
          <table:table-cell table:style-name="ce1" office:value-type="string">
            <text:p>ng</text:p>
          </table:table-cell>
          <table:table-cell table:style-name="ce1" office:value-type="string">
            <text:p>ndo</text:p>
          </table:table-cell>
          <table:table-cell table:style-name="ce1" office:value-type="string">
            <text:p>ndo</text:p>
          </table:table-cell>
          <table:table-cell table:style-name="ce1" office:value-type="string">
            <text:p>Owambo</text:p>
          </table:table-cell>
          <table:table-cell table:style-name="ce3" office:value-type="string">
            <text:p>Ndongo</text:p>
          </table:table-cell>
          <table:table-cell table:style-name="ce1" office:value-type="string">
            <text:p>Ndonga</text:p>
          </table:table-cell>
          <table:table-cell office:value-type="string">
            <text:p>Ndonga</text:p>
          </table:table-cell>
          <table:table-cell office:value-type="string">
            <text:p>ンドンガ語</text:p>
          </table:table-cell>
          <table:table-cell office:value-type="string">
            <text:p>ndonga</text:p>
          </table:table-cell>
          <table:table-cell office:value-type="string">
            <text:p>ndonga</text:p>
          </table:table-cell>
          <table:table-cell office:value-type="string">
            <text:p>ndonga</text:p>
          </table:table-cell>
          <table:table-cell office:value-type="string">
            <text:p>Ndonga</text:p>
          </table:table-cell>
          <table:table-cell table:style-name="ce1" office:value-type="string">
            <text:p>恩敦加语</text:p>
          </table:table-cell>
          <table:table-cell office:value-type="string">
            <text:p>Ndonga</text:p>
          </table:table-cell>
          <table:table-cell office:value-type="string">
            <text:p>Ndonga</text:p>
          </table:table-cell>
        </table:table-row>
        <table:table-row table:style-name="ro1">
          <table:table-cell table:style-name="ce1" office:value-type="string">
            <text:p>nl</text:p>
          </table:table-cell>
          <table:table-cell table:style-name="ce1" office:value-type="string">
            <text:p>dut/nld</text:p>
          </table:table-cell>
          <table:table-cell table:style-name="ce1" office:value-type="string">
            <text:p>nld</text:p>
          </table:table-cell>
          <table:table-cell table:style-name="ce1" office:value-type="string">
            <text:p>Nederlands</text:p>
          </table:table-cell>
          <table:table-cell table:style-name="ce3" office:value-type="string">
            <text:p>Holland</text:p>
          </table:table-cell>
          <table:table-cell table:style-name="ce1" office:value-type="string">
            <text:p>Dutch</text:p>
          </table:table-cell>
          <table:table-cell office:value-type="string">
            <text:p>Néerlandais</text:p>
          </table:table-cell>
          <table:table-cell office:value-type="string">
            <text:p>オランダ語</text:p>
          </table:table-cell>
          <table:table-cell office:value-type="string">
            <text:p>neerlandés (u holandés)</text:p>
          </table:table-cell>
          <table:table-cell office:value-type="string">
            <text:p>holandês</text:p>
          </table:table-cell>
          <table:table-cell office:value-type="string">
            <text:p>nizozemština</text:p>
          </table:table-cell>
          <table:table-cell office:value-type="string">
            <text:p>Olandese; Fiammingo</text:p>
          </table:table-cell>
          <table:table-cell table:style-name="ce1" office:value-type="string">
            <text:p>荷兰语</text:p>
          </table:table-cell>
          <table:table-cell office:value-type="string">
            <text:p>Nederlands</text:p>
          </table:table-cell>
          <table:table-cell office:value-type="string">
            <text:p>Nederlandsk</text:p>
          </table:table-cell>
        </table:table-row>
        <table:table-row table:style-name="ro2">
          <table:table-cell table:style-name="ce1" office:value-type="string">
            <text:p>nn</text:p>
          </table:table-cell>
          <table:table-cell table:style-name="ce1" office:value-type="string">
            <text:p>nno</text:p>
          </table:table-cell>
          <table:table-cell table:style-name="ce1" office:value-type="string">
            <text:p>nno</text:p>
          </table:table-cell>
          <table:table-cell table:style-name="ce1" office:value-type="string">
            <text:p>Norsk nynorsk</text:p>
          </table:table-cell>
          <table:table-cell table:style-name="ce3" office:value-type="string">
            <text:p>Norvég (Nynorsk)</text:p>
          </table:table-cell>
          <table:table-cell table:style-name="ce1" office:value-type="string">
            <text:p>Norwegian Nynorsk</text:p>
          </table:table-cell>
          <table:table-cell office:value-type="string">
            <text:p>Norvégien Nynorsk</text:p>
          </table:table-cell>
          <table:table-cell office:value-type="string">
            <text:p>ニーノシュク（ノルウェー語）</text:p>
          </table:table-cell>
          <table:table-cell office:value-type="string">
            <text:p>nynorsk</text:p>
          </table:table-cell>
          <table:table-cell office:value-type="string">
            <text:p>novo norueguês</text:p>
          </table:table-cell>
          <table:table-cell office:value-type="string">
            <text:p>nynorsk</text:p>
          </table:table-cell>
          <table:table-cell office:value-type="string">
            <text:p>Norvegese Nynorsk</text:p>
          </table:table-cell>
          <table:table-cell table:style-name="ce1" office:value-type="string">
            <text:p>新挪威语</text:p>
          </table:table-cell>
          <table:table-cell table:number-columns-repeated="2" office:value-type="string">
            <text:p>Nynorsk</text:p>
          </table:table-cell>
        </table:table-row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nor</text:p>
          </table:table-cell>
          <table:table-cell table:style-name="ce1" office:value-type="string">
            <text:p>nor + 2</text:p>
          </table:table-cell>
          <table:table-cell table:style-name="ce1" office:value-type="string">
            <text:p>Norsk</text:p>
          </table:table-cell>
          <table:table-cell table:style-name="ce3" office:value-type="string">
            <text:p>Norvég</text:p>
          </table:table-cell>
          <table:table-cell table:style-name="ce1" office:value-type="string">
            <text:p>Norwegian</text:p>
          </table:table-cell>
          <table:table-cell office:value-type="string">
            <text:p>Norvégien</text:p>
          </table:table-cell>
          <table:table-cell office:value-type="string">
            <text:p>ノルウェー語</text:p>
          </table:table-cell>
          <table:table-cell office:value-type="string">
            <text:p>noruego</text:p>
          </table:table-cell>
          <table:table-cell office:value-type="string">
            <text:p>norueguês</text:p>
          </table:table-cell>
          <table:table-cell office:value-type="string">
            <text:p>norština</text:p>
          </table:table-cell>
          <table:table-cell office:value-type="string">
            <text:p>Norvegese</text:p>
          </table:table-cell>
          <table:table-cell table:style-name="ce1" office:value-type="string">
            <text:p>挪威语</text:p>
          </table:table-cell>
          <table:table-cell office:value-type="string">
            <text:p>Noors</text:p>
          </table:table-cell>
          <table:table-cell office:value-type="string">
            <text:p>Norsk</text:p>
          </table:table-cell>
        </table:table-row>
        <table:table-row table:style-name="ro2">
          <table:table-cell table:style-name="ce1" office:value-type="string">
            <text:p>nr</text:p>
          </table:table-cell>
          <table:table-cell table:style-name="ce1" office:value-type="string">
            <text:p>nbl</text:p>
          </table:table-cell>
          <table:table-cell table:style-name="ce1" office:value-type="string">
            <text:p>nbl</text:p>
          </table:table-cell>
          <table:table-cell table:style-name="ce1" office:value-type="string">
            <text:p>Ndébélé</text:p>
          </table:table-cell>
          <table:table-cell table:style-name="ce3" office:value-type="string">
            <text:p>Déli Ndebele</text:p>
          </table:table-cell>
          <table:table-cell table:style-name="ce1" office:value-type="string">
            <text:p>South Ndebele</text:p>
          </table:table-cell>
          <table:table-cell office:value-type="string">
            <text:p>Ndébélé du Sud</text:p>
          </table:table-cell>
          <table:table-cell office:value-type="string">
            <text:p>南ンデベレ語</text:p>
          </table:table-cell>
          <table:table-cell office:value-type="string">
            <text:p>ndebele del sur</text:p>
          </table:table-cell>
          <table:table-cell office:value-type="string">
            <text:p>ndebele do sul</text:p>
          </table:table-cell>
          <table:table-cell office:value-type="string">
            <text:p>jižní ndebelština</text:p>
          </table:table-cell>
          <table:table-cell office:value-type="string">
            <text:p>Ndebele meridionale</text:p>
          </table:table-cell>
          <table:table-cell table:style-name="ce1" office:value-type="string">
            <text:p>南恩德贝勒语</text:p>
          </table:table-cell>
          <table:table-cell office:value-type="string">
            <text:p>Zuid-Ndebele</text:p>
          </table:table-cell>
          <table:table-cell office:value-type="string">
            <text:p>Sør-ndebele</text:p>
          </table:table-cell>
        </table:table-row>
        <table:table-row table:style-name="ro2">
          <table:table-cell table:style-name="ce1" office:value-type="string">
            <text:p>nv</text:p>
          </table:table-cell>
          <table:table-cell table:number-columns-repeated="2" table:style-name="ce1" office:value-type="string">
            <text:p>nav</text:p>
          </table:table-cell>
          <table:table-cell table:style-name="ce1" office:value-type="string">
            <text:p>Diné bizaad; Dinékʼehǰí</text:p>
          </table:table-cell>
          <table:table-cell table:style-name="ce3" office:value-type="string">
            <text:p>Navahó</text:p>
          </table:table-cell>
          <table:table-cell table:style-name="ce1" office:value-type="string">
            <text:p>Navajo</text:p>
          </table:table-cell>
          <table:table-cell office:value-type="string">
            <text:p>Navajo</text:p>
          </table:table-cell>
          <table:table-cell office:value-type="string">
            <text:p>ナヴァホ語</text:p>
          </table:table-cell>
          <table:table-cell office:value-type="string">
            <text:p>navajo</text:p>
          </table:table-cell>
          <table:table-cell office:value-type="string">
            <text:p>navajo; navaho</text:p>
          </table:table-cell>
          <table:table-cell office:value-type="string">
            <text:p>navažština</text:p>
          </table:table-cell>
          <table:table-cell office:value-type="string">
            <text:p>Navajo; Navaho</text:p>
          </table:table-cell>
          <table:table-cell table:style-name="ce1" office:value-type="string">
            <text:p>纳瓦霍语</text:p>
          </table:table-cell>
          <table:table-cell table:number-columns-repeated="2" office:value-type="string">
            <text:p>Navajo</text:p>
          </table:table-cell>
        </table:table-row>
        <table:table-row table:style-name="ro2">
          <table:table-cell table:style-name="ce1" office:value-type="string">
            <text:p>ny</text:p>
          </table:table-cell>
          <table:table-cell table:number-columns-repeated="2" table:style-name="ce1" office:value-type="string">
            <text:p>nya</text:p>
          </table:table-cell>
          <table:table-cell table:style-name="ce1" office:value-type="string">
            <text:p>chiCheŵa; chinyanja</text:p>
          </table:table-cell>
          <table:table-cell table:style-name="ce3" office:value-type="string">
            <text:p>Chichewa</text:p>
          </table:table-cell>
          <table:table-cell table:style-name="ce1" office:value-type="string">
            <text:p>Chichewa</text:p>
          </table:table-cell>
          <table:table-cell office:value-type="string">
            <text:p>Chichewa</text:p>
          </table:table-cell>
          <table:table-cell office:value-type="string">
            <text:p>チェワ語</text:p>
          </table:table-cell>
          <table:table-cell office:value-type="string">
            <text:p>chichewa</text:p>
          </table:table-cell>
          <table:table-cell office:value-type="string">
            <text:p>cinyanja; chewa; nyanja</text:p>
          </table:table-cell>
          <table:table-cell office:value-type="string">
            <text:p>čičevština</text:p>
          </table:table-cell>
          <table:table-cell office:value-type="string">
            <text:p>Chichewa; Chewa; Nyanja</text:p>
          </table:table-cell>
          <table:table-cell table:style-name="ce1" office:value-type="string">
            <text:p>尼扬贾语</text:p>
          </table:table-cell>
          <table:table-cell office:value-type="string">
            <text:p>Nyanja</text:p>
          </table:table-cell>
          <table:table-cell office:value-type="string">
            <text:p>Chichewa</text:p>
          </table:table-cell>
        </table:table-row>
        <table:table-row table:style-name="ro1">
          <table:table-cell table:style-name="ce1" office:value-type="string">
            <text:p>oc</text:p>
          </table:table-cell>
          <table:table-cell table:style-name="ce1" office:value-type="string">
            <text:p>oci</text:p>
          </table:table-cell>
          <table:table-cell table:style-name="ce1" office:value-type="string">
            <text:p>oci + 5</text:p>
          </table:table-cell>
          <table:table-cell table:style-name="ce1" office:value-type="string">
            <text:p>Occitan</text:p>
          </table:table-cell>
          <table:table-cell table:style-name="ce3" office:value-type="string">
            <text:p>Okcitán</text:p>
          </table:table-cell>
          <table:table-cell table:style-name="ce1" office:value-type="string">
            <text:p>Occitan</text:p>
          </table:table-cell>
          <table:table-cell office:value-type="string">
            <text:p>Occitan</text:p>
          </table:table-cell>
          <table:table-cell office:value-type="string">
            <text:p>オック語 (1500年以降)</text:p>
          </table:table-cell>
          <table:table-cell office:value-type="string">
            <text:p>occitano</text:p>
          </table:table-cell>
          <table:table-cell office:value-type="string">
            <text:p>occitano (depois 1500); provençal</text:p>
          </table:table-cell>
          <table:table-cell office:value-type="string">
            <text:p>okcitánština</text:p>
          </table:table-cell>
          <table:table-cell office:value-type="string">
            <text:p>Occitano (dopo il 1500); Provenzale</text:p>
          </table:table-cell>
          <table:table-cell table:style-name="ce1" office:value-type="string">
            <text:p>奥克西唐语</text:p>
          </table:table-cell>
          <table:table-cell office:value-type="string">
            <text:p>Occitaans</text:p>
          </table:table-cell>
          <table:table-cell office:value-type="string">
            <text:p>Oksitansk</text:p>
          </table:table-cell>
        </table:table-row>
        <table:table-row table:style-name="ro2">
          <table:table-cell table:style-name="ce1" office:value-type="string">
            <text:p>oj</text:p>
          </table:table-cell>
          <table:table-cell table:style-name="ce1" office:value-type="string">
            <text:p>oji</text:p>
          </table:table-cell>
          <table:table-cell table:style-name="ce1" office:value-type="string">
            <text:p>oji + 7</text:p>
          </table:table-cell>
          <table:table-cell table:style-name="ce1" office:value-type="string">
            <text:p>ᐊᓂᔑᓈᐯᒧᐎᓐ</text:p>
          </table:table-cell>
          <table:table-cell table:style-name="ce3" office:value-type="string">
            <text:p>Ojibwe / Anishinaabe</text:p>
          </table:table-cell>
          <table:table-cell table:style-name="ce1" office:value-type="string">
            <text:p>Ojibwa</text:p>
          </table:table-cell>
          <table:table-cell office:value-type="string">
            <text:p>Ojibwé</text:p>
          </table:table-cell>
          <table:table-cell office:value-type="string">
            <text:p>オジブワ語</text:p>
          </table:table-cell>
          <table:table-cell table:number-columns-repeated="2" office:value-type="string">
            <text:p>ojibwa</text:p>
          </table:table-cell>
          <table:table-cell office:value-type="string">
            <text:p>odžibvejština</text:p>
          </table:table-cell>
          <table:table-cell office:value-type="string">
            <text:p>Ojibwa</text:p>
          </table:table-cell>
          <table:table-cell table:style-name="ce1" office:value-type="string">
            <text:p>奥吉布瓦语</text:p>
          </table:table-cell>
          <table:table-cell office:value-type="string">
            <text:p>Ojibweg</text:p>
          </table:table-cell>
          <table:table-cell office:value-type="string">
            <text:p>Ojibwa</text:p>
          </table:table-cell>
        </table:table-row>
        <table:table-row table:style-name="ro2">
          <table:table-cell table:style-name="ce1" office:value-type="string">
            <text:p>om</text:p>
          </table:table-cell>
          <table:table-cell table:style-name="ce1" office:value-type="string">
            <text:p>orm</text:p>
          </table:table-cell>
          <table:table-cell table:style-name="ce1" office:value-type="string">
            <text:p>orm + 4</text:p>
          </table:table-cell>
          <table:table-cell table:style-name="ce1" office:value-type="string">
            <text:p>Afaan Oromoo</text:p>
          </table:table-cell>
          <table:table-cell table:style-name="ce3" office:value-type="string">
            <text:p>Oromo</text:p>
          </table:table-cell>
          <table:table-cell table:style-name="ce1" office:value-type="string">
            <text:p>Oromo</text:p>
          </table:table-cell>
          <table:table-cell office:value-type="string">
            <text:p>Oromo</text:p>
          </table:table-cell>
          <table:table-cell office:value-type="string">
            <text:p>オロモ語</text:p>
          </table:table-cell>
          <table:table-cell table:number-columns-repeated="2" office:value-type="string">
            <text:p>oromo</text:p>
          </table:table-cell>
          <table:table-cell office:value-type="string">
            <text:p>oromština</text:p>
          </table:table-cell>
          <table:table-cell office:value-type="string">
            <text:p>Oromo</text:p>
          </table:table-cell>
          <table:table-cell table:style-name="ce1" office:value-type="string">
            <text:p>奥洛莫语</text:p>
          </table:table-cell>
          <table:table-cell office:value-type="string">
            <text:p>Afaan Oromo</text:p>
          </table:table-cell>
          <table:table-cell office:value-type="string">
            <text:p>Oromo</text:p>
          </table:table-cell>
        </table:table-row>
        <table:table-row table:style-name="ro3">
          <table:table-cell table:style-name="ce1" office:value-type="string">
            <text:p>or</text:p>
          </table:table-cell>
          <table:table-cell table:number-columns-repeated="2" table:style-name="ce1" office:value-type="string">
            <text:p>ori</text:p>
          </table:table-cell>
          <table:table-cell table:style-name="ce1" office:value-type="string">
            <text:p>ଓଡ଼ିଆ</text:p>
          </table:table-cell>
          <table:table-cell table:style-name="ce3" office:value-type="string">
            <text:p>Oriya</text:p>
          </table:table-cell>
          <table:table-cell table:style-name="ce1" office:value-type="string">
            <text:p>Oriya</text:p>
          </table:table-cell>
          <table:table-cell office:value-type="string">
            <text:p>Oriya</text:p>
          </table:table-cell>
          <table:table-cell office:value-type="string">
            <text:p>オリヤー語</text:p>
          </table:table-cell>
          <table:table-cell table:number-columns-repeated="2" office:value-type="string">
            <text:p>oriya</text:p>
          </table:table-cell>
          <table:table-cell office:value-type="string">
            <text:p>orijština</text:p>
          </table:table-cell>
          <table:table-cell office:value-type="string">
            <text:p>Oriya</text:p>
          </table:table-cell>
          <table:table-cell table:style-name="ce1" office:value-type="string">
            <text:p>奥利亚语</text:p>
          </table:table-cell>
          <table:table-cell table:number-columns-repeated="2" office:value-type="string">
            <text:p>Oriya</text:p>
          </table:table-cell>
        </table:table-row>
        <table:table-row table:style-name="ro1">
          <table:table-cell table:style-name="ce1" office:value-type="string">
            <text:p>os</text:p>
          </table:table-cell>
          <table:table-cell table:number-columns-repeated="2" table:style-name="ce1" office:value-type="string">
            <text:p>oss</text:p>
          </table:table-cell>
          <table:table-cell table:style-name="ce1" office:value-type="string">
            <text:p>Ирон æвзаг</text:p>
          </table:table-cell>
          <table:table-cell table:style-name="ce3" office:value-type="string">
            <text:p>Oszét</text:p>
          </table:table-cell>
          <table:table-cell table:style-name="ce1" office:value-type="string">
            <text:p>Ossetian</text:p>
          </table:table-cell>
          <table:table-cell office:value-type="string">
            <text:p>Ossète</text:p>
          </table:table-cell>
          <table:table-cell office:value-type="string">
            <text:p>オセット語</text:p>
          </table:table-cell>
          <table:table-cell office:value-type="string">
            <text:p>osético</text:p>
          </table:table-cell>
          <table:table-cell office:value-type="string">
            <text:p>oseto</text:p>
          </table:table-cell>
          <table:table-cell office:value-type="string">
            <text:p>osetština</text:p>
          </table:table-cell>
          <table:table-cell office:value-type="string">
            <text:p>Osseto</text:p>
          </table:table-cell>
          <table:table-cell table:style-name="ce1" office:value-type="string">
            <text:p>奥塞梯语</text:p>
          </table:table-cell>
          <table:table-cell office:value-type="string">
            <text:p>Ossetisch</text:p>
          </table:table-cell>
          <table:table-cell office:value-type="string">
            <text:p>Ossetisk</text:p>
          </table:table-cell>
        </table:table-row>
        <table:table-row table:style-name="ro3">
          <table:table-cell table:style-name="ce1" office:value-type="string">
            <text:p>pa</text:p>
          </table:table-cell>
          <table:table-cell table:number-columns-repeated="2" table:style-name="ce1" office:value-type="string">
            <text:p>pan</text:p>
          </table:table-cell>
          <table:table-cell table:style-name="ce1" office:value-type="string">
            <text:p>ਪੰਜਾਬੀ; پنجابی‎</text:p>
          </table:table-cell>
          <table:table-cell table:style-name="ce3" office:value-type="string">
            <text:p>Pandzsábi</text:p>
          </table:table-cell>
          <table:table-cell table:style-name="ce1" office:value-type="string">
            <text:p>Panjabi</text:p>
          </table:table-cell>
          <table:table-cell office:value-type="string">
            <text:p>Panjâbî</text:p>
          </table:table-cell>
          <table:table-cell office:value-type="string">
            <text:p>パンジャーブ語</text:p>
          </table:table-cell>
          <table:table-cell office:value-type="string">
            <text:p>panyabí (o penyabi)</text:p>
          </table:table-cell>
          <table:table-cell office:value-type="string">
            <text:p>punjabi</text:p>
          </table:table-cell>
          <table:table-cell office:value-type="string">
            <text:p>pandžábština</text:p>
          </table:table-cell>
          <table:table-cell office:value-type="string">
            <text:p>Punjabi</text:p>
          </table:table-cell>
          <table:table-cell table:style-name="ce1" office:value-type="string">
            <text:p>旁遮普语</text:p>
          </table:table-cell>
          <table:table-cell table:number-columns-repeated="2" office:value-type="string">
            <text:p>Punjabi</text:p>
          </table:table-cell>
        </table:table-row>
        <table:table-row table:style-name="ro3">
          <table:table-cell table:style-name="ce1" office:value-type="string">
            <text:p>pi</text:p>
          </table:table-cell>
          <table:table-cell table:number-columns-repeated="2" table:style-name="ce1" office:value-type="string">
            <text:p>pli</text:p>
          </table:table-cell>
          <table:table-cell table:style-name="ce1" office:value-type="string">
            <text:p>पािऴ</text:p>
          </table:table-cell>
          <table:table-cell table:style-name="ce3" office:value-type="string">
            <text:p>Páli</text:p>
          </table:table-cell>
          <table:table-cell table:style-name="ce1" office:value-type="string">
            <text:p>Pāli</text:p>
          </table:table-cell>
          <table:table-cell office:value-type="string">
            <text:p>Pâli</text:p>
          </table:table-cell>
          <table:table-cell office:value-type="string">
            <text:p>パーリ語</text:p>
          </table:table-cell>
          <table:table-cell table:number-columns-repeated="2" office:value-type="string">
            <text:p>pali</text:p>
          </table:table-cell>
          <table:table-cell office:value-type="string">
            <text:p>páli</text:p>
          </table:table-cell>
          <table:table-cell office:value-type="string">
            <text:p>Pali</text:p>
          </table:table-cell>
          <table:table-cell table:style-name="ce1" office:value-type="string">
            <text:p>巴利语</text:p>
          </table:table-cell>
          <table:table-cell table:number-columns-repeated="2" office:value-type="string">
            <text:p>Pali</text:p>
          </table:table-cell>
        </table:table-row>
        <table:table-row table:style-name="ro1">
          <table:table-cell table:style-name="ce1" office:value-type="string">
            <text:p>pl</text:p>
          </table:table-cell>
          <table:table-cell table:number-columns-repeated="2" table:style-name="ce1" office:value-type="string">
            <text:p>pol</text:p>
          </table:table-cell>
          <table:table-cell table:style-name="ce1" office:value-type="string">
            <text:p>polski</text:p>
          </table:table-cell>
          <table:table-cell table:style-name="ce3" office:value-type="string">
            <text:p>Lengyel</text:p>
          </table:table-cell>
          <table:table-cell table:style-name="ce1" office:value-type="string">
            <text:p>Polish</text:p>
          </table:table-cell>
          <table:table-cell office:value-type="string">
            <text:p>Polonais</text:p>
          </table:table-cell>
          <table:table-cell office:value-type="string">
            <text:p>ポーランド語</text:p>
          </table:table-cell>
          <table:table-cell office:value-type="string">
            <text:p>polaco</text:p>
          </table:table-cell>
          <table:table-cell office:value-type="string">
            <text:p>polonês; polaco</text:p>
          </table:table-cell>
          <table:table-cell office:value-type="string">
            <text:p>polština</text:p>
          </table:table-cell>
          <table:table-cell office:value-type="string">
            <text:p>Polacco</text:p>
          </table:table-cell>
          <table:table-cell table:style-name="ce1" office:value-type="string">
            <text:p>波兰语</text:p>
          </table:table-cell>
          <table:table-cell office:value-type="string">
            <text:p>Pools</text:p>
          </table:table-cell>
          <table:table-cell office:value-type="string">
            <text:p>Polsk</text:p>
          </table:table-cell>
        </table:table-row>
        <table:table-row table:style-name="ro3">
          <table:table-cell table:style-name="ce1" office:value-type="string">
            <text:p>ps</text:p>
          </table:table-cell>
          <table:table-cell table:style-name="ce1" office:value-type="string">
            <text:p>pus</text:p>
          </table:table-cell>
          <table:table-cell table:style-name="ce1" office:value-type="string">
            <text:p>pus + 3</text:p>
          </table:table-cell>
          <table:table-cell table:style-name="ce1" office:value-type="string">
            <text:p><text:s/>پښتو</text:p>
          </table:table-cell>
          <table:table-cell table:style-name="ce3" office:value-type="string">
            <text:p>Pastu</text:p>
          </table:table-cell>
          <table:table-cell table:style-name="ce1" office:value-type="string">
            <text:p>Pashto</text:p>
          </table:table-cell>
          <table:table-cell office:value-type="string">
            <text:p>Pachto</text:p>
          </table:table-cell>
          <table:table-cell office:value-type="string">
            <text:p>パシュトー語</text:p>
          </table:table-cell>
          <table:table-cell office:value-type="string">
            <text:p>pastú (o pashto)</text:p>
          </table:table-cell>
          <table:table-cell office:value-type="string">
            <text:p>pashto</text:p>
          </table:table-cell>
          <table:table-cell office:value-type="string">
            <text:p>pašto, paštština</text:p>
          </table:table-cell>
          <table:table-cell office:value-type="string">
            <text:p>Pashto</text:p>
          </table:table-cell>
          <table:table-cell table:style-name="ce1" office:value-type="string">
            <text:p>普什图语</text:p>
          </table:table-cell>
          <table:table-cell office:value-type="string">
            <text:p>Pasjtoe, Pasjto, Pashtoe</text:p>
          </table:table-cell>
          <table:table-cell office:value-type="string">
            <text:p>Pashto</text:p>
          </table:table-cell>
        </table:table-row>
        <table:table-row table:style-name="ro1">
          <table:table-cell table:style-name="ce1" office:value-type="string">
            <text:p>pt</text:p>
          </table:table-cell>
          <table:table-cell table:number-columns-repeated="2" table:style-name="ce1" office:value-type="string">
            <text:p>por</text:p>
          </table:table-cell>
          <table:table-cell table:style-name="ce1" office:value-type="string">
            <text:p>Português</text:p>
          </table:table-cell>
          <table:table-cell table:style-name="ce3" office:value-type="string">
            <text:p>Portugál</text:p>
          </table:table-cell>
          <table:table-cell table:style-name="ce1" office:value-type="string">
            <text:p>Portuguese</text:p>
          </table:table-cell>
          <table:table-cell office:value-type="string">
            <text:p>Portugais</text:p>
          </table:table-cell>
          <table:table-cell office:value-type="string">
            <text:p>ポルトガル語</text:p>
          </table:table-cell>
          <table:table-cell office:value-type="string">
            <text:p>portugués</text:p>
          </table:table-cell>
          <table:table-cell office:value-type="string">
            <text:p>português</text:p>
          </table:table-cell>
          <table:table-cell office:value-type="string">
            <text:p>portugalština</text:p>
          </table:table-cell>
          <table:table-cell office:value-type="string">
            <text:p>Portoghese</text:p>
          </table:table-cell>
          <table:table-cell table:style-name="ce1" office:value-type="string">
            <text:p>葡萄牙语</text:p>
          </table:table-cell>
          <table:table-cell office:value-type="string">
            <text:p>Portugees</text:p>
          </table:table-cell>
          <table:table-cell office:value-type="string">
            <text:p>Portugisisk</text:p>
          </table:table-cell>
        </table:table-row>
        <table:table-row table:style-name="ro2">
          <table:table-cell table:style-name="ce1" office:value-type="string">
            <text:p>qu</text:p>
          </table:table-cell>
          <table:table-cell table:style-name="ce1" office:value-type="string">
            <text:p>que</text:p>
          </table:table-cell>
          <table:table-cell table:style-name="ce1" office:value-type="string">
            <text:p>que + 44</text:p>
          </table:table-cell>
          <table:table-cell table:style-name="ce1" office:value-type="string">
            <text:p>Runa Simi; Kichwa</text:p>
          </table:table-cell>
          <table:table-cell table:style-name="ce3" office:value-type="string">
            <text:p>Kecsua</text:p>
          </table:table-cell>
          <table:table-cell table:style-name="ce1" office:value-type="string">
            <text:p>Quechua</text:p>
          </table:table-cell>
          <table:table-cell office:value-type="string">
            <text:p>Quechua</text:p>
          </table:table-cell>
          <table:table-cell office:value-type="string">
            <text:p>ケチュア語</text:p>
          </table:table-cell>
          <table:table-cell office:value-type="string">
            <text:p>quechua</text:p>
          </table:table-cell>
          <table:table-cell office:value-type="string">
            <text:p>quechua; quéchua</text:p>
          </table:table-cell>
          <table:table-cell office:value-type="string">
            <text:p>kečuánština</text:p>
          </table:table-cell>
          <table:table-cell office:value-type="string">
            <text:p>Quechua</text:p>
          </table:table-cell>
          <table:table-cell table:style-name="ce1" office:value-type="string">
            <text:p>凯楚亚语</text:p>
          </table:table-cell>
          <table:table-cell table:number-columns-repeated="2" office:value-type="string">
            <text:p>Quechua</text:p>
          </table:table-cell>
        </table:table-row>
        <table:table-row table:style-name="ro2">
          <table:table-cell table:style-name="ce1" office:value-type="string">
            <text:p>rm</text:p>
          </table:table-cell>
          <table:table-cell table:number-columns-repeated="2" table:style-name="ce1" office:value-type="string">
            <text:p>roh</text:p>
          </table:table-cell>
          <table:table-cell table:style-name="ce1" office:value-type="string">
            <text:p>rumantsch grischun</text:p>
          </table:table-cell>
          <table:table-cell table:style-name="ce3" office:value-type="string">
            <text:p>Rétoromán</text:p>
          </table:table-cell>
          <table:table-cell table:style-name="ce1" office:value-type="string">
            <text:p>Raeto-Romance</text:p>
          </table:table-cell>
          <table:table-cell office:value-type="string">
            <text:p>Romanche</text:p>
          </table:table-cell>
          <table:table-cell office:value-type="string">
            <text:p>レト・ロマン語</text:p>
          </table:table-cell>
          <table:table-cell office:value-type="string">
            <text:p>retorrománico</text:p>
          </table:table-cell>
          <table:table-cell office:value-type="string">
            <text:p>reto-romano</text:p>
          </table:table-cell>
          <table:table-cell office:value-type="string">
            <text:p>rétorománština</text:p>
          </table:table-cell>
          <table:table-cell office:value-type="string">
            <text:p>romancio, Reto-romanzo</text:p>
          </table:table-cell>
          <table:table-cell table:style-name="ce1" office:value-type="string">
            <text:p>利托-罗曼语</text:p>
          </table:table-cell>
          <table:table-cell office:value-type="string">
            <text:p>Reto-Romaans</text:p>
          </table:table-cell>
          <table:table-cell office:value-type="string">
            <text:p>Retoromansk</text:p>
          </table:table-cell>
        </table:table-row>
        <table:table-row table:style-name="ro1">
          <table:table-cell table:style-name="ce1" office:value-type="string">
            <text:p>rn</text:p>
          </table:table-cell>
          <table:table-cell table:number-columns-repeated="2" table:style-name="ce1" office:value-type="string">
            <text:p>run</text:p>
          </table:table-cell>
          <table:table-cell table:style-name="ce1" office:value-type="string">
            <text:p>kiRundi</text:p>
          </table:table-cell>
          <table:table-cell table:style-name="ce3" office:value-type="string">
            <text:p>Kirundi</text:p>
          </table:table-cell>
          <table:table-cell table:style-name="ce1" office:value-type="string">
            <text:p>Kirundi</text:p>
          </table:table-cell>
          <table:table-cell office:value-type="string">
            <text:p>Kirundi</text:p>
          </table:table-cell>
          <table:table-cell office:value-type="string">
            <text:p>ルンディ語</text:p>
          </table:table-cell>
          <table:table-cell office:value-type="string">
            <text:p>kirundi</text:p>
          </table:table-cell>
          <table:table-cell office:value-type="string">
            <text:p>rundi</text:p>
          </table:table-cell>
          <table:table-cell office:value-type="string">
            <text:p>kirundština</text:p>
          </table:table-cell>
          <table:table-cell office:value-type="string">
            <text:p>Rundi</text:p>
          </table:table-cell>
          <table:table-cell table:style-name="ce1" office:value-type="string">
            <text:p>基隆迪语</text:p>
          </table:table-cell>
          <table:table-cell table:number-columns-repeated="2" office:value-type="string">
            <text:p>Kirundi</text:p>
          </table:table-cell>
        </table:table-row>
        <table:table-row table:style-name="ro1">
          <table:table-cell table:style-name="ce1" office:value-type="string">
            <text:p>ro</text:p>
          </table:table-cell>
          <table:table-cell table:style-name="ce1" office:value-type="string">
            <text:p>rum/ron</text:p>
          </table:table-cell>
          <table:table-cell table:style-name="ce1" office:value-type="string">
            <text:p>ron</text:p>
          </table:table-cell>
          <table:table-cell table:style-name="ce1" office:value-type="string">
            <text:p>română</text:p>
          </table:table-cell>
          <table:table-cell table:style-name="ce3" office:value-type="string">
            <text:p>Román</text:p>
          </table:table-cell>
          <table:table-cell table:style-name="ce1" office:value-type="string">
            <text:p>Romanian</text:p>
          </table:table-cell>
          <table:table-cell office:value-type="string">
            <text:p>Roumain</text:p>
          </table:table-cell>
          <table:table-cell office:value-type="string">
            <text:p>ルーマニア語</text:p>
          </table:table-cell>
          <table:table-cell office:value-type="string">
            <text:p>rumano</text:p>
          </table:table-cell>
          <table:table-cell office:value-type="string">
            <text:p>romeno</text:p>
          </table:table-cell>
          <table:table-cell office:value-type="string">
            <text:p>rumunština</text:p>
          </table:table-cell>
          <table:table-cell office:value-type="string">
            <text:p>Rumeno</text:p>
          </table:table-cell>
          <table:table-cell table:style-name="ce1" office:value-type="string">
            <text:p>罗马尼亚语</text:p>
          </table:table-cell>
          <table:table-cell office:value-type="string">
            <text:p>Roemeens</text:p>
          </table:table-cell>
          <table:table-cell office:value-type="string">
            <text:p>Rumensk</text:p>
          </table:table-cell>
        </table:table-row>
        <table:table-row table:style-name="ro1">
          <table:table-cell table:style-name="ce1" office:value-type="string">
            <text:p>ru</text:p>
          </table:table-cell>
          <table:table-cell table:number-columns-repeated="2" table:style-name="ce1" office:value-type="string">
            <text:p>rus</text:p>
          </table:table-cell>
          <table:table-cell table:style-name="ce1" office:value-type="string">
            <text:p>русский язык</text:p>
          </table:table-cell>
          <table:table-cell table:style-name="ce3" office:value-type="string">
            <text:p>Orosz</text:p>
          </table:table-cell>
          <table:table-cell table:style-name="ce1" office:value-type="string">
            <text:p>Russian</text:p>
          </table:table-cell>
          <table:table-cell office:value-type="string">
            <text:p>Russe</text:p>
          </table:table-cell>
          <table:table-cell office:value-type="string">
            <text:p>ロシア語</text:p>
          </table:table-cell>
          <table:table-cell office:value-type="string">
            <text:p>ruso</text:p>
          </table:table-cell>
          <table:table-cell office:value-type="string">
            <text:p>russo</text:p>
          </table:table-cell>
          <table:table-cell office:value-type="string">
            <text:p>ruština</text:p>
          </table:table-cell>
          <table:table-cell office:value-type="string">
            <text:p>Russo</text:p>
          </table:table-cell>
          <table:table-cell table:style-name="ce1" office:value-type="string">
            <text:p>俄语</text:p>
          </table:table-cell>
          <table:table-cell office:value-type="string">
            <text:p>Russisch</text:p>
          </table:table-cell>
          <table:table-cell office:value-type="string">
            <text:p>Russisk</text:p>
          </table:table-cell>
        </table:table-row>
        <table:table-row table:style-name="ro1">
          <table:table-cell table:style-name="ce1" office:value-type="string">
            <text:p>rw</text:p>
          </table:table-cell>
          <table:table-cell table:number-columns-repeated="2" table:style-name="ce1" office:value-type="string">
            <text:p>kin</text:p>
          </table:table-cell>
          <table:table-cell table:style-name="ce1" office:value-type="string">
            <text:p>Kinyarwanda</text:p>
          </table:table-cell>
          <table:table-cell table:style-name="ce3" office:value-type="string">
            <text:p>Kinyarwanda</text:p>
          </table:table-cell>
          <table:table-cell table:style-name="ce1" office:value-type="string">
            <text:p>Kinyarwanda</text:p>
          </table:table-cell>
          <table:table-cell office:value-type="string">
            <text:p>Kinyarwanda</text:p>
          </table:table-cell>
          <table:table-cell office:value-type="string">
            <text:p>ルワンダ語</text:p>
          </table:table-cell>
          <table:table-cell office:value-type="string">
            <text:p>ruandés</text:p>
          </table:table-cell>
          <table:table-cell office:value-type="string">
            <text:p>kinyaruanda</text:p>
          </table:table-cell>
          <table:table-cell office:value-type="string">
            <text:p>kinyarwandština</text:p>
          </table:table-cell>
          <table:table-cell office:value-type="string">
            <text:p>Kinyarwanda</text:p>
          </table:table-cell>
          <table:table-cell table:style-name="ce1" office:value-type="string">
            <text:p>基尼阿万达语</text:p>
          </table:table-cell>
          <table:table-cell table:number-columns-repeated="2" office:value-type="string">
            <text:p>Kinyarwanda</text:p>
          </table:table-cell>
        </table:table-row>
        <table:table-row table:style-name="ro2">
          <table:table-cell table:style-name="ce1" office:value-type="string">
            <text:p>ry</text:p>
          </table:table-cell>
          <table:table-cell table:number-columns-repeated="2" table:style-name="ce1" office:value-type="string">
            <text:p>rue</text:p>
          </table:table-cell>
          <table:table-cell table:style-name="ce1" office:value-type="string">
            <text:p>русинськый язык</text:p>
          </table:table-cell>
          <table:table-cell table:style-name="ce3" office:value-type="string">
            <text:p>Ruszin</text:p>
          </table:table-cell>
          <table:table-cell table:style-name="ce1" office:value-type="string">
            <text:p>Rusyn</text:p>
          </table:table-cell>
          <table:table-cell table:number-columns-repeated="2"/>
          <table:table-cell office:value-type="string">
            <text:p>sánscrito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3">
          <table:table-cell table:style-name="ce1" office:value-type="string">
            <text:p>sa</text:p>
          </table:table-cell>
          <table:table-cell table:number-columns-repeated="2" table:style-name="ce1" office:value-type="string">
            <text:p>san</text:p>
          </table:table-cell>
          <table:table-cell table:style-name="ce1" office:value-type="string">
            <text:p>संस्कृतम्</text:p>
          </table:table-cell>
          <table:table-cell table:style-name="ce3" office:value-type="string">
            <text:p>Szanszkrit</text:p>
          </table:table-cell>
          <table:table-cell table:style-name="ce1" office:value-type="string">
            <text:p>Sanskrit</text:p>
          </table:table-cell>
          <table:table-cell office:value-type="string">
            <text:p>Sanskrit</text:p>
          </table:table-cell>
          <table:table-cell office:value-type="string">
            <text:p>サンスクリット</text:p>
          </table:table-cell>
          <table:table-cell office:value-type="string">
            <text:p>sardo</text:p>
          </table:table-cell>
          <table:table-cell office:value-type="string">
            <text:p>sânscrito</text:p>
          </table:table-cell>
          <table:table-cell office:value-type="string">
            <text:p>sanskrt</text:p>
          </table:table-cell>
          <table:table-cell office:value-type="string">
            <text:p>Sanscrito</text:p>
          </table:table-cell>
          <table:table-cell table:style-name="ce1" office:value-type="string">
            <text:p>梵语</text:p>
          </table:table-cell>
          <table:table-cell office:value-type="string">
            <text:p>Sanskriet</text:p>
          </table:table-cell>
          <table:table-cell office:value-type="string">
            <text:p>Sanskrit</text:p>
          </table:table-cell>
        </table:table-row>
        <table:table-row table:style-name="ro1">
          <table:table-cell table:style-name="ce1" office:value-type="string">
            <text:p>sc</text:p>
          </table:table-cell>
          <table:table-cell table:style-name="ce1" office:value-type="string">
            <text:p>srd</text:p>
          </table:table-cell>
          <table:table-cell table:style-name="ce1" office:value-type="string">
            <text:p>srd + 4</text:p>
          </table:table-cell>
          <table:table-cell table:style-name="ce1" office:value-type="string">
            <text:p>sardu</text:p>
          </table:table-cell>
          <table:table-cell table:style-name="ce3" office:value-type="string">
            <text:p>Sardu</text:p>
          </table:table-cell>
          <table:table-cell table:style-name="ce1" office:value-type="string">
            <text:p>Sardinian</text:p>
          </table:table-cell>
          <table:table-cell office:value-type="string">
            <text:p>Sarde</text:p>
          </table:table-cell>
          <table:table-cell office:value-type="string">
            <text:p>サルデーニャ語</text:p>
          </table:table-cell>
          <table:table-cell office:value-type="string">
            <text:p>sindhi</text:p>
          </table:table-cell>
          <table:table-cell office:value-type="string">
            <text:p>sardo</text:p>
          </table:table-cell>
          <table:table-cell office:value-type="string">
            <text:p>sardština</text:p>
          </table:table-cell>
          <table:table-cell office:value-type="string">
            <text:p>Sardo</text:p>
          </table:table-cell>
          <table:table-cell table:style-name="ce1" office:value-type="string">
            <text:p>撒丁语</text:p>
          </table:table-cell>
          <table:table-cell office:value-type="string">
            <text:p>Sardijns</text:p>
          </table:table-cell>
          <table:table-cell office:value-type="string">
            <text:p>Sardisk</text:p>
          </table:table-cell>
        </table:table-row>
        <table:table-row table:style-name="ro6">
          <table:table-cell table:style-name="ce1" office:value-type="string">
            <text:p>sd</text:p>
          </table:table-cell>
          <table:table-cell table:style-name="ce1" office:value-type="string">
            <text:p>snd</text:p>
          </table:table-cell>
          <table:table-cell table:style-name="ce1" office:value-type="string">
            <text:p>snd</text:p>
          </table:table-cell>
          <table:table-cell table:style-name="ce1" office:value-type="string">
            <text:p>सिन्धी; سنڌي، سندھی‎</text:p>
          </table:table-cell>
          <table:table-cell table:style-name="ce3" office:value-type="string">
            <text:p>Sindhi</text:p>
          </table:table-cell>
          <table:table-cell table:style-name="ce1" office:value-type="string">
            <text:p>Sindhi</text:p>
          </table:table-cell>
          <table:table-cell office:value-type="string">
            <text:p>Sindhi</text:p>
          </table:table-cell>
          <table:table-cell office:value-type="string">
            <text:p>シンディー語</text:p>
          </table:table-cell>
          <table:table-cell office:value-type="string">
            <text:p>sami septentrional</text:p>
          </table:table-cell>
          <table:table-cell office:value-type="string">
            <text:p>sindhi</text:p>
          </table:table-cell>
          <table:table-cell office:value-type="string">
            <text:p>sindhština</text:p>
          </table:table-cell>
          <table:table-cell office:value-type="string">
            <text:p>Sindhi</text:p>
          </table:table-cell>
          <table:table-cell table:style-name="ce1" office:value-type="string">
            <text:p>信德语</text:p>
          </table:table-cell>
          <table:table-cell table:number-columns-repeated="2" office:value-type="string">
            <text:p>Sindhi</text:p>
          </table:table-cell>
        </table:table-row>
        <table:table-row table:style-name="ro2">
          <table:table-cell table:style-name="ce1" office:value-type="string">
            <text:p>se</text:p>
          </table:table-cell>
          <table:table-cell table:style-name="ce1" office:value-type="string">
            <text:p>sme</text:p>
          </table:table-cell>
          <table:table-cell table:style-name="ce1" office:value-type="string">
            <text:p>sme</text:p>
          </table:table-cell>
          <table:table-cell table:style-name="ce1" office:value-type="string">
            <text:p>Davvisámegiella</text:p>
          </table:table-cell>
          <table:table-cell table:style-name="ce3" office:value-type="string">
            <text:p>Északi számi</text:p>
          </table:table-cell>
          <table:table-cell table:style-name="ce1" office:value-type="string">
            <text:p>Northern Sami</text:p>
          </table:table-cell>
          <table:table-cell office:value-type="string">
            <text:p>Same du Nord</text:p>
          </table:table-cell>
          <table:table-cell office:value-type="string">
            <text:p>サモス語</text:p>
          </table:table-cell>
          <table:table-cell office:value-type="string">
            <text:p>sango</text:p>
          </table:table-cell>
          <table:table-cell office:value-type="string">
            <text:p>sami do norte</text:p>
          </table:table-cell>
          <table:table-cell office:value-type="string">
            <text:p>severní sámština</text:p>
          </table:table-cell>
          <table:table-cell/>
          <table:table-cell table:style-name="ce1" office:value-type="string">
            <text:p>北萨莫斯语</text:p>
          </table:table-cell>
          <table:table-cell office:value-type="string">
            <text:p>Noord-Samisch, Noord-Laps</text:p>
          </table:table-cell>
          <table:table-cell office:value-type="string">
            <text:p>Nordsamisk</text:p>
          </table:table-cell>
        </table:table-row>
        <table:table-row table:style-name="ro2">
          <table:table-cell table:style-name="ce1" office:value-type="string">
            <text:p>sg</text:p>
          </table:table-cell>
          <table:table-cell table:number-columns-repeated="2" table:style-name="ce1" office:value-type="string">
            <text:p>sag</text:p>
          </table:table-cell>
          <table:table-cell table:style-name="ce1" office:value-type="string">
            <text:p>yângâ tî sängö</text:p>
          </table:table-cell>
          <table:table-cell table:style-name="ce3" office:value-type="string">
            <text:p>Sango</text:p>
          </table:table-cell>
          <table:table-cell table:style-name="ce1" office:value-type="string">
            <text:p>Sango</text:p>
          </table:table-cell>
          <table:table-cell office:value-type="string">
            <text:p>Sango</text:p>
          </table:table-cell>
          <table:table-cell office:value-type="string">
            <text:p>サンゴ語</text:p>
          </table:table-cell>
          <table:table-cell office:value-type="string">
            <text:p>serbocroata</text:p>
          </table:table-cell>
          <table:table-cell office:value-type="string">
            <text:p>sango</text:p>
          </table:table-cell>
          <table:table-cell office:value-type="string">
            <text:p>sangština</text:p>
          </table:table-cell>
          <table:table-cell office:value-type="string">
            <text:p>Sango</text:p>
          </table:table-cell>
          <table:table-cell table:style-name="ce1" office:value-type="string">
            <text:p>桑戈语</text:p>
          </table:table-cell>
          <table:table-cell office:value-type="string">
            <text:p>Sangho</text:p>
          </table:table-cell>
          <table:table-cell office:value-type="string">
            <text:p>Sango</text:p>
          </table:table-cell>
        </table:table-row>
        <table:table-row table:style-name="ro2">
          <table:table-cell table:style-name="ce1" office:value-type="string">
            <text:p>sh</text:p>
          </table:table-cell>
          <table:table-cell table:style-name="ce1" office:value-type="string">
            <text:p>--</text:p>
          </table:table-cell>
          <table:table-cell table:style-name="ce1" office:value-type="string">
            <text:p>hbs + 3</text:p>
          </table:table-cell>
          <table:table-cell table:style-name="ce1" office:value-type="string">
            <text:p>Српскохрватски</text:p>
          </table:table-cell>
          <table:table-cell table:style-name="ce3" office:value-type="string">
            <text:p>Szerbhorvát</text:p>
          </table:table-cell>
          <table:table-cell table:style-name="ce1" office:value-type="string">
            <text:p>Serbo-Croatian</text:p>
          </table:table-cell>
          <table:table-cell office:value-type="string">
            <text:p>Serbo-croate</text:p>
          </table:table-cell>
          <table:table-cell office:value-type="string">
            <text:p>セルビア・クロアチア語</text:p>
          </table:table-cell>
          <table:table-cell office:value-type="string">
            <text:p>cingalés</text:p>
          </table:table-cell>
          <table:table-cell/>
          <table:table-cell office:value-type="string">
            <text:p>srbochorvatština</text:p>
          </table:table-cell>
          <table:table-cell/>
          <table:table-cell table:style-name="ce1" office:value-type="string">
            <text:p>塞尔维亚-克罗地亚语</text:p>
          </table:table-cell>
          <table:table-cell office:value-type="string">
            <text:p>Servokroatisch</text:p>
          </table:table-cell>
          <table:table-cell office:value-type="string">
            <text:p>Serbokroatisk</text:p>
          </table:table-cell>
        </table:table-row>
        <table:table-row table:style-name="ro3">
          <table:table-cell table:style-name="ce1" office:value-type="string">
            <text:p>si</text:p>
          </table:table-cell>
          <table:table-cell table:number-columns-repeated="2" table:style-name="ce1" office:value-type="string">
            <text:p>sin</text:p>
          </table:table-cell>
          <table:table-cell table:style-name="ce1" office:value-type="string">
            <text:p>සිංහල</text:p>
          </table:table-cell>
          <table:table-cell table:style-name="ce3" office:value-type="string">
            <text:p>Szingaléz</text:p>
          </table:table-cell>
          <table:table-cell table:style-name="ce1" office:value-type="string">
            <text:p>Sinhalese</text:p>
          </table:table-cell>
          <table:table-cell office:value-type="string">
            <text:p>Cingalais</text:p>
          </table:table-cell>
          <table:table-cell office:value-type="string">
            <text:p>シンハラ語</text:p>
          </table:table-cell>
          <table:table-cell office:value-type="string">
            <text:p>eslovaco</text:p>
          </table:table-cell>
          <table:table-cell office:value-type="string">
            <text:p>sinhalês; cingalês</text:p>
          </table:table-cell>
          <table:table-cell office:value-type="string">
            <text:p>sinhalština</text:p>
          </table:table-cell>
          <table:table-cell office:value-type="string">
            <text:p>Singalese; Sinhala</text:p>
          </table:table-cell>
          <table:table-cell table:style-name="ce1" office:value-type="string">
            <text:p>僧加罗语</text:p>
          </table:table-cell>
          <table:table-cell office:value-type="string">
            <text:p>Singalees</text:p>
          </table:table-cell>
          <table:table-cell office:value-type="string">
            <text:p>Singalesisk</text:p>
          </table:table-cell>
        </table:table-row>
        <table:table-row table:style-name="ro1">
          <table:table-cell table:style-name="ce1" office:value-type="string">
            <text:p>sk</text:p>
          </table:table-cell>
          <table:table-cell table:style-name="ce1" office:value-type="string">
            <text:p>slo/slk</text:p>
          </table:table-cell>
          <table:table-cell table:style-name="ce1" office:value-type="string">
            <text:p>slk</text:p>
          </table:table-cell>
          <table:table-cell table:style-name="ce1" office:value-type="string">
            <text:p>slovenčina</text:p>
          </table:table-cell>
          <table:table-cell table:style-name="ce3" office:value-type="string">
            <text:p>Szlovák</text:p>
          </table:table-cell>
          <table:table-cell table:style-name="ce1" office:value-type="string">
            <text:p>Slovak</text:p>
          </table:table-cell>
          <table:table-cell office:value-type="string">
            <text:p>Slovaque</text:p>
          </table:table-cell>
          <table:table-cell office:value-type="string">
            <text:p>スロバキア語</text:p>
          </table:table-cell>
          <table:table-cell office:value-type="string">
            <text:p>esloveno</text:p>
          </table:table-cell>
          <table:table-cell office:value-type="string">
            <text:p>eslovaco</text:p>
          </table:table-cell>
          <table:table-cell office:value-type="string">
            <text:p>slovenština</text:p>
          </table:table-cell>
          <table:table-cell office:value-type="string">
            <text:p>Slovacco</text:p>
          </table:table-cell>
          <table:table-cell table:style-name="ce1" office:value-type="string">
            <text:p>斯洛伐克语</text:p>
          </table:table-cell>
          <table:table-cell office:value-type="string">
            <text:p>Slowaaks, Slovaaks</text:p>
          </table:table-cell>
          <table:table-cell office:value-type="string">
            <text:p>Slovakisk</text:p>
          </table:table-cell>
        </table:table-row>
        <table:table-row table:style-name="ro1">
          <table:table-cell table:style-name="ce1" office:value-type="string">
            <text:p>sl</text:p>
          </table:table-cell>
          <table:table-cell table:style-name="ce1" office:value-type="string">
            <text:p>slv</text:p>
          </table:table-cell>
          <table:table-cell table:style-name="ce1" office:value-type="string">
            <text:p>slv</text:p>
          </table:table-cell>
          <table:table-cell table:style-name="ce1" office:value-type="string">
            <text:p>slovenščina</text:p>
          </table:table-cell>
          <table:table-cell table:style-name="ce3" office:value-type="string">
            <text:p>Szlovén</text:p>
          </table:table-cell>
          <table:table-cell table:style-name="ce1" office:value-type="string">
            <text:p>Slovenian</text:p>
          </table:table-cell>
          <table:table-cell office:value-type="string">
            <text:p>Slovène</text:p>
          </table:table-cell>
          <table:table-cell office:value-type="string">
            <text:p>スロベニア語</text:p>
          </table:table-cell>
          <table:table-cell office:value-type="string">
            <text:p>samoano</text:p>
          </table:table-cell>
          <table:table-cell office:value-type="string">
            <text:p>esloveno</text:p>
          </table:table-cell>
          <table:table-cell office:value-type="string">
            <text:p>slovinština</text:p>
          </table:table-cell>
          <table:table-cell office:value-type="string">
            <text:p>Sloveno</text:p>
          </table:table-cell>
          <table:table-cell table:style-name="ce1" office:value-type="string">
            <text:p>斯洛文尼亚语</text:p>
          </table:table-cell>
          <table:table-cell office:value-type="string">
            <text:p>Sloveens</text:p>
          </table:table-cell>
          <table:table-cell office:value-type="string">
            <text:p>Slovensk</text:p>
          </table:table-cell>
        </table:table-row>
        <table:table-row table:style-name="ro2">
          <table:table-cell table:style-name="ce1" office:value-type="string">
            <text:p>sm</text:p>
          </table:table-cell>
          <table:table-cell table:style-name="ce1" office:value-type="string">
            <text:p>smo</text:p>
          </table:table-cell>
          <table:table-cell table:style-name="ce1" office:value-type="string">
            <text:p>smo</text:p>
          </table:table-cell>
          <table:table-cell table:style-name="ce1" office:value-type="string">
            <text:p>gagana fa'a Samoa</text:p>
          </table:table-cell>
          <table:table-cell table:style-name="ce3" office:value-type="string">
            <text:p>Samoa</text:p>
          </table:table-cell>
          <table:table-cell table:style-name="ce1" office:value-type="string">
            <text:p>Samoan</text:p>
          </table:table-cell>
          <table:table-cell office:value-type="string">
            <text:p>Samoan</text:p>
          </table:table-cell>
          <table:table-cell office:value-type="string">
            <text:p>サモア語</text:p>
          </table:table-cell>
          <table:table-cell office:value-type="string">
            <text:p>shona</text:p>
          </table:table-cell>
          <table:table-cell office:value-type="string">
            <text:p>samoa</text:p>
          </table:table-cell>
          <table:table-cell office:value-type="string">
            <text:p>samojština</text:p>
          </table:table-cell>
          <table:table-cell office:value-type="string">
            <text:p>Samoano</text:p>
          </table:table-cell>
          <table:table-cell table:style-name="ce1" office:value-type="string">
            <text:p>萨摩亚语</text:p>
          </table:table-cell>
          <table:table-cell office:value-type="string">
            <text:p>Samoaans</text:p>
          </table:table-cell>
          <table:table-cell office:value-type="string">
            <text:p>Samoansk</text:p>
          </table:table-cell>
        </table:table-row>
        <table:table-row table:style-name="ro1">
          <table:table-cell table:style-name="ce1" office:value-type="string">
            <text:p>sn</text:p>
          </table:table-cell>
          <table:table-cell table:style-name="ce1" office:value-type="string">
            <text:p>sna</text:p>
          </table:table-cell>
          <table:table-cell table:style-name="ce1" office:value-type="string">
            <text:p>sna</text:p>
          </table:table-cell>
          <table:table-cell table:style-name="ce1" office:value-type="string">
            <text:p>chiShona</text:p>
          </table:table-cell>
          <table:table-cell table:style-name="ce3" office:value-type="string">
            <text:p>Shona</text:p>
          </table:table-cell>
          <table:table-cell table:style-name="ce1" office:value-type="string">
            <text:p>Shona</text:p>
          </table:table-cell>
          <table:table-cell office:value-type="string">
            <text:p>Shona</text:p>
          </table:table-cell>
          <table:table-cell office:value-type="string">
            <text:p>ショナ語</text:p>
          </table:table-cell>
          <table:table-cell office:value-type="string">
            <text:p>somalí</text:p>
          </table:table-cell>
          <table:table-cell office:value-type="string">
            <text:p>chona</text:p>
          </table:table-cell>
          <table:table-cell office:value-type="string">
            <text:p>šonština</text:p>
          </table:table-cell>
          <table:table-cell office:value-type="string">
            <text:p>Shona</text:p>
          </table:table-cell>
          <table:table-cell table:style-name="ce1" office:value-type="string">
            <text:p>绍纳语</text:p>
          </table:table-cell>
          <table:table-cell table:number-columns-repeated="2" office:value-type="string">
            <text:p>Shona</text:p>
          </table:table-cell>
        </table:table-row>
        <table:table-row table:style-name="ro2">
          <table:table-cell table:style-name="ce1" office:value-type="string">
            <text:p>so</text:p>
          </table:table-cell>
          <table:table-cell table:number-columns-repeated="2" table:style-name="ce1" office:value-type="string">
            <text:p>som</text:p>
          </table:table-cell>
          <table:table-cell table:style-name="ce1" office:value-type="string">
            <text:p>Soomaaliga; af Soomaali</text:p>
          </table:table-cell>
          <table:table-cell table:style-name="ce3" office:value-type="string">
            <text:p>Szomáli</text:p>
          </table:table-cell>
          <table:table-cell table:style-name="ce1" office:value-type="string">
            <text:p>Somali</text:p>
          </table:table-cell>
          <table:table-cell office:value-type="string">
            <text:p>Somali</text:p>
          </table:table-cell>
          <table:table-cell office:value-type="string">
            <text:p>ソマリ語</text:p>
          </table:table-cell>
          <table:table-cell office:value-type="string">
            <text:p>albanés</text:p>
          </table:table-cell>
          <table:table-cell office:value-type="string">
            <text:p>somali</text:p>
          </table:table-cell>
          <table:table-cell office:value-type="string">
            <text:p>somálština</text:p>
          </table:table-cell>
          <table:table-cell office:value-type="string">
            <text:p>Somalo</text:p>
          </table:table-cell>
          <table:table-cell table:style-name="ce1" office:value-type="string">
            <text:p>索马里语</text:p>
          </table:table-cell>
          <table:table-cell office:value-type="string">
            <text:p>Somalisch</text:p>
          </table:table-cell>
          <table:table-cell office:value-type="string">
            <text:p>Somalisk</text:p>
          </table:table-cell>
        </table:table-row>
        <table:table-row table:style-name="ro1">
          <table:table-cell table:style-name="ce1" office:value-type="string">
            <text:p>sq</text:p>
          </table:table-cell>
          <table:table-cell table:style-name="ce1" office:value-type="string">
            <text:p>alb/sqi</text:p>
          </table:table-cell>
          <table:table-cell table:style-name="ce1" office:value-type="string">
            <text:p>sqi + 4</text:p>
          </table:table-cell>
          <table:table-cell table:style-name="ce1" office:value-type="string">
            <text:p>Shqip</text:p>
          </table:table-cell>
          <table:table-cell table:style-name="ce3" office:value-type="string">
            <text:p>Albán</text:p>
          </table:table-cell>
          <table:table-cell table:style-name="ce1" office:value-type="string">
            <text:p>Albanian</text:p>
          </table:table-cell>
          <table:table-cell office:value-type="string">
            <text:p>Albanais</text:p>
          </table:table-cell>
          <table:table-cell office:value-type="string">
            <text:p>アルバニア語</text:p>
          </table:table-cell>
          <table:table-cell office:value-type="string">
            <text:p>serbio</text:p>
          </table:table-cell>
          <table:table-cell office:value-type="string">
            <text:p>albanês</text:p>
          </table:table-cell>
          <table:table-cell office:value-type="string">
            <text:p>albánština</text:p>
          </table:table-cell>
          <table:table-cell office:value-type="string">
            <text:p>Albanese</text:p>
          </table:table-cell>
          <table:table-cell table:style-name="ce1" office:value-type="string">
            <text:p>阿尔巴尼亚语</text:p>
          </table:table-cell>
          <table:table-cell office:value-type="string">
            <text:p>Albanees</text:p>
          </table:table-cell>
          <table:table-cell office:value-type="string">
            <text:p>Albansk</text:p>
          </table:table-cell>
        </table:table-row>
        <table:table-row table:style-name="ro1">
          <table:table-cell table:style-name="ce1" office:value-type="string">
            <text:p>sr</text:p>
          </table:table-cell>
          <table:table-cell table:style-name="ce1" office:value-type="string">
            <text:p>scc/srp</text:p>
          </table:table-cell>
          <table:table-cell table:style-name="ce1" office:value-type="string">
            <text:p>srp</text:p>
          </table:table-cell>
          <table:table-cell table:style-name="ce1" office:value-type="string">
            <text:p>српски језик</text:p>
          </table:table-cell>
          <table:table-cell table:style-name="ce3" office:value-type="string">
            <text:p>Szerb</text:p>
          </table:table-cell>
          <table:table-cell table:style-name="ce1" office:value-type="string">
            <text:p>Serbian</text:p>
          </table:table-cell>
          <table:table-cell office:value-type="string">
            <text:p>Serbe</text:p>
          </table:table-cell>
          <table:table-cell office:value-type="string">
            <text:p>セルビア語</text:p>
          </table:table-cell>
          <table:table-cell office:value-type="string">
            <text:p>suazi (swati o siSwati)</text:p>
          </table:table-cell>
          <table:table-cell office:value-type="string">
            <text:p>sérvio</text:p>
          </table:table-cell>
          <table:table-cell office:value-type="string">
            <text:p>srbština</text:p>
          </table:table-cell>
          <table:table-cell office:value-type="string">
            <text:p>Serbo</text:p>
          </table:table-cell>
          <table:table-cell table:style-name="ce1" office:value-type="string">
            <text:p>塞尔维亚语</text:p>
          </table:table-cell>
          <table:table-cell office:value-type="string">
            <text:p>Servisch</text:p>
          </table:table-cell>
          <table:table-cell office:value-type="string">
            <text:p>Serbisk</text:p>
          </table:table-cell>
        </table:table-row>
        <table:table-row table:style-name="ro1">
          <table:table-cell table:style-name="ce1" office:value-type="string">
            <text:p>ss</text:p>
          </table:table-cell>
          <table:table-cell table:style-name="ce1" office:value-type="string">
            <text:p>ssw</text:p>
          </table:table-cell>
          <table:table-cell table:style-name="ce1" office:value-type="string">
            <text:p>ssw</text:p>
          </table:table-cell>
          <table:table-cell table:style-name="ce1" office:value-type="string">
            <text:p>SiSwati</text:p>
          </table:table-cell>
          <table:table-cell table:style-name="ce3" office:value-type="string">
            <text:p>Siswati</text:p>
          </table:table-cell>
          <table:table-cell table:style-name="ce1" office:value-type="string">
            <text:p>Swati</text:p>
          </table:table-cell>
          <table:table-cell office:value-type="string">
            <text:p>Siswati</text:p>
          </table:table-cell>
          <table:table-cell office:value-type="string">
            <text:p>スワジ語</text:p>
          </table:table-cell>
          <table:table-cell office:value-type="string">
            <text:p>sesotho</text:p>
          </table:table-cell>
          <table:table-cell table:number-columns-repeated="2" office:value-type="string">
            <text:p>swati</text:p>
          </table:table-cell>
          <table:table-cell office:value-type="string">
            <text:p>Swati</text:p>
          </table:table-cell>
          <table:table-cell table:style-name="ce1" office:value-type="string">
            <text:p>斯瓦特语</text:p>
          </table:table-cell>
          <table:table-cell office:value-type="string">
            <text:p>Swazi</text:p>
          </table:table-cell>
          <table:table-cell office:value-type="string">
            <text:p>Swati</text:p>
          </table:table-cell>
        </table:table-row>
        <table:table-row table:style-name="ro2">
          <table:table-cell table:style-name="ce1" office:value-type="string">
            <text:p>st</text:p>
          </table:table-cell>
          <table:table-cell table:number-columns-repeated="2" table:style-name="ce1" office:value-type="string">
            <text:p>sot</text:p>
          </table:table-cell>
          <table:table-cell table:style-name="ce1" office:value-type="string">
            <text:p>seSotho</text:p>
          </table:table-cell>
          <table:table-cell table:style-name="ce3" office:value-type="string">
            <text:p>Sesotho</text:p>
          </table:table-cell>
          <table:table-cell table:style-name="ce1" office:value-type="string">
            <text:p>Southern Sotho</text:p>
          </table:table-cell>
          <table:table-cell office:value-type="string">
            <text:p>Sotho du Sud</text:p>
          </table:table-cell>
          <table:table-cell office:value-type="string">
            <text:p>南ソト語</text:p>
          </table:table-cell>
          <table:table-cell office:value-type="string">
            <text:p>sundanés</text:p>
          </table:table-cell>
          <table:table-cell office:value-type="string">
            <text:p>seSotho do sul</text:p>
          </table:table-cell>
          <table:table-cell office:value-type="string">
            <text:p>jihosotština</text:p>
          </table:table-cell>
          <table:table-cell office:value-type="string">
            <text:p>Sesotho</text:p>
          </table:table-cell>
          <table:table-cell table:style-name="ce1" office:value-type="string">
            <text:p>南索托语</text:p>
          </table:table-cell>
          <table:table-cell office:value-type="string">
            <text:p>Zuid-Sotho</text:p>
          </table:table-cell>
          <table:table-cell office:value-type="string">
            <text:p>Sesotho</text:p>
          </table:table-cell>
        </table:table-row>
        <table:table-row table:style-name="ro1">
          <table:table-cell table:style-name="ce1" office:value-type="string">
            <text:p>su</text:p>
          </table:table-cell>
          <table:table-cell table:number-columns-repeated="2" table:style-name="ce1" office:value-type="string">
            <text:p>sun</text:p>
          </table:table-cell>
          <table:table-cell table:style-name="ce1" office:value-type="string">
            <text:p>Basa Sunda</text:p>
          </table:table-cell>
          <table:table-cell table:style-name="ce3" office:value-type="string">
            <text:p>Szundanéz</text:p>
          </table:table-cell>
          <table:table-cell table:style-name="ce1" office:value-type="string">
            <text:p>Sundanese</text:p>
          </table:table-cell>
          <table:table-cell office:value-type="string">
            <text:p>Sundanais</text:p>
          </table:table-cell>
          <table:table-cell office:value-type="string">
            <text:p>スンダ語</text:p>
          </table:table-cell>
          <table:table-cell office:value-type="string">
            <text:p>sueco</text:p>
          </table:table-cell>
          <table:table-cell office:value-type="string">
            <text:p>sundanês</text:p>
          </table:table-cell>
          <table:table-cell office:value-type="string">
            <text:p>sundština</text:p>
          </table:table-cell>
          <table:table-cell office:value-type="string">
            <text:p>Sondanese</text:p>
          </table:table-cell>
          <table:table-cell table:style-name="ce1" office:value-type="string">
            <text:p>巽他语</text:p>
          </table:table-cell>
          <table:table-cell office:value-type="string">
            <text:p>Soendanees, Sundanees</text:p>
          </table:table-cell>
          <table:table-cell office:value-type="string">
            <text:p>Sundanesisk</text:p>
          </table:table-cell>
        </table:table-row>
        <table:table-row table:style-name="ro1">
          <table:table-cell table:style-name="ce1" office:value-type="string">
            <text:p>sv</text:p>
          </table:table-cell>
          <table:table-cell table:style-name="ce1" office:value-type="string">
            <text:p>swe</text:p>
          </table:table-cell>
          <table:table-cell table:style-name="ce1" office:value-type="string">
            <text:p>swe</text:p>
          </table:table-cell>
          <table:table-cell table:style-name="ce1" office:value-type="string">
            <text:p>Svenska</text:p>
          </table:table-cell>
          <table:table-cell table:style-name="ce3" office:value-type="string">
            <text:p>Svéd</text:p>
          </table:table-cell>
          <table:table-cell table:style-name="ce1" office:value-type="string">
            <text:p>Swedish</text:p>
          </table:table-cell>
          <table:table-cell office:value-type="string">
            <text:p>Suédois</text:p>
          </table:table-cell>
          <table:table-cell office:value-type="string">
            <text:p>スウェーデン語</text:p>
          </table:table-cell>
          <table:table-cell office:value-type="string">
            <text:p>suajili</text:p>
          </table:table-cell>
          <table:table-cell office:value-type="string">
            <text:p>sueco</text:p>
          </table:table-cell>
          <table:table-cell office:value-type="string">
            <text:p>švédština</text:p>
          </table:table-cell>
          <table:table-cell office:value-type="string">
            <text:p>Svedese</text:p>
          </table:table-cell>
          <table:table-cell table:style-name="ce1" office:value-type="string">
            <text:p>瑞典语</text:p>
          </table:table-cell>
          <table:table-cell office:value-type="string">
            <text:p>Zweeds</text:p>
          </table:table-cell>
          <table:table-cell office:value-type="string">
            <text:p>Svensk</text:p>
          </table:table-cell>
        </table:table-row>
        <table:table-row table:style-name="ro1">
          <table:table-cell table:style-name="ce1" office:value-type="string">
            <text:p>sw</text:p>
          </table:table-cell>
          <table:table-cell table:style-name="ce1" office:value-type="string">
            <text:p>swa</text:p>
          </table:table-cell>
          <table:table-cell table:style-name="ce1" office:value-type="string">
            <text:p>swa + 2</text:p>
          </table:table-cell>
          <table:table-cell table:style-name="ce1" office:value-type="string">
            <text:p>Kiswahili</text:p>
          </table:table-cell>
          <table:table-cell table:style-name="ce3" office:value-type="string">
            <text:p>Szuahéli</text:p>
          </table:table-cell>
          <table:table-cell table:style-name="ce1" office:value-type="string">
            <text:p>Swahili</text:p>
          </table:table-cell>
          <table:table-cell office:value-type="string">
            <text:p>Swahili</text:p>
          </table:table-cell>
          <table:table-cell office:value-type="string">
            <text:p>スワヒリ語</text:p>
          </table:table-cell>
          <table:table-cell office:value-type="string">
            <text:p>tamil</text:p>
          </table:table-cell>
          <table:table-cell office:value-type="string">
            <text:p>swahili</text:p>
          </table:table-cell>
          <table:table-cell office:value-type="string">
            <text:p>svahilština</text:p>
          </table:table-cell>
          <table:table-cell office:value-type="string">
            <text:p>Swahili</text:p>
          </table:table-cell>
          <table:table-cell table:style-name="ce1" office:value-type="string">
            <text:p>斯瓦希里语</text:p>
          </table:table-cell>
          <table:table-cell table:number-columns-repeated="2" office:value-type="string">
            <text:p>Swahili</text:p>
          </table:table-cell>
        </table:table-row>
        <table:table-row table:style-name="ro3">
          <table:table-cell table:style-name="ce1" office:value-type="string">
            <text:p>ta</text:p>
          </table:table-cell>
          <table:table-cell table:number-columns-repeated="2" table:style-name="ce1" office:value-type="string">
            <text:p>tam</text:p>
          </table:table-cell>
          <table:table-cell table:style-name="ce1" office:value-type="string">
            <text:p>தமிழ்</text:p>
          </table:table-cell>
          <table:table-cell table:style-name="ce3" office:value-type="string">
            <text:p>Tamil</text:p>
          </table:table-cell>
          <table:table-cell table:style-name="ce1" office:value-type="string">
            <text:p>Tamil</text:p>
          </table:table-cell>
          <table:table-cell office:value-type="string">
            <text:p>Tamoul</text:p>
          </table:table-cell>
          <table:table-cell office:value-type="string">
            <text:p>タミル語</text:p>
          </table:table-cell>
          <table:table-cell office:value-type="string">
            <text:p>telugú</text:p>
          </table:table-cell>
          <table:table-cell office:value-type="string">
            <text:p>tâmil</text:p>
          </table:table-cell>
          <table:table-cell office:value-type="string">
            <text:p>tamilština</text:p>
          </table:table-cell>
          <table:table-cell office:value-type="string">
            <text:p>Tamil</text:p>
          </table:table-cell>
          <table:table-cell table:style-name="ce1" office:value-type="string">
            <text:p>泰米尔语</text:p>
          </table:table-cell>
          <table:table-cell office:value-type="string">
            <text:p>Tamil</text:p>
          </table:table-cell>
          <table:table-cell office:value-type="string">
            <text:p>Tamilsk</text:p>
          </table:table-cell>
        </table:table-row>
        <table:table-row table:style-name="ro3">
          <table:table-cell table:style-name="ce1" office:value-type="string">
            <text:p>te</text:p>
          </table:table-cell>
          <table:table-cell table:number-columns-repeated="2" table:style-name="ce1" office:value-type="string">
            <text:p>tel</text:p>
          </table:table-cell>
          <table:table-cell table:style-name="ce1" office:value-type="string">
            <text:p>తెలుగు</text:p>
          </table:table-cell>
          <table:table-cell table:style-name="ce3" office:value-type="string">
            <text:p>Telugu</text:p>
          </table:table-cell>
          <table:table-cell table:style-name="ce1" office:value-type="string">
            <text:p>Telugu</text:p>
          </table:table-cell>
          <table:table-cell office:value-type="string">
            <text:p>Télougou</text:p>
          </table:table-cell>
          <table:table-cell office:value-type="string">
            <text:p>テルグ語</text:p>
          </table:table-cell>
          <table:table-cell office:value-type="string">
            <text:p>tayiko</text:p>
          </table:table-cell>
          <table:table-cell office:value-type="string">
            <text:p>telugu</text:p>
          </table:table-cell>
          <table:table-cell office:value-type="string">
            <text:p>telugština</text:p>
          </table:table-cell>
          <table:table-cell office:value-type="string">
            <text:p>Telugu</text:p>
          </table:table-cell>
          <table:table-cell table:style-name="ce1" office:value-type="string">
            <text:p>泰卢固语</text:p>
          </table:table-cell>
          <table:table-cell office:value-type="string">
            <text:p>Telugu, Teloegoe</text:p>
          </table:table-cell>
          <table:table-cell office:value-type="string">
            <text:p>Telugu</text:p>
          </table:table-cell>
        </table:table-row>
        <table:table-row table:style-name="ro8">
          <table:table-cell table:style-name="ce1" office:value-type="string">
            <text:p>tg</text:p>
          </table:table-cell>
          <table:table-cell table:style-name="ce1" office:value-type="string">
            <text:p>tgk</text:p>
          </table:table-cell>
          <table:table-cell table:style-name="ce1" office:value-type="string">
            <text:p>tgk</text:p>
          </table:table-cell>
          <table:table-cell table:style-name="ce1" office:value-type="string">
            <text:p>тоҷикӣ; toğikī; تاجیکی‎</text:p>
          </table:table-cell>
          <table:table-cell table:style-name="ce3" office:value-type="string">
            <text:p>Tadzsik</text:p>
          </table:table-cell>
          <table:table-cell table:style-name="ce1" office:value-type="string">
            <text:p>Tajik</text:p>
          </table:table-cell>
          <table:table-cell office:value-type="string">
            <text:p>Tadjik</text:p>
          </table:table-cell>
          <table:table-cell office:value-type="string">
            <text:p>タジク語</text:p>
          </table:table-cell>
          <table:table-cell office:value-type="string">
            <text:p>tailandés</text:p>
          </table:table-cell>
          <table:table-cell office:value-type="string">
            <text:p>tadjique</text:p>
          </table:table-cell>
          <table:table-cell office:value-type="string">
            <text:p>tádžičtina</text:p>
          </table:table-cell>
          <table:table-cell office:value-type="string">
            <text:p>Tagico</text:p>
          </table:table-cell>
          <table:table-cell table:style-name="ce1" office:value-type="string">
            <text:p>塔吉克语</text:p>
          </table:table-cell>
          <table:table-cell office:value-type="string">
            <text:p>Tadzjieks</text:p>
          </table:table-cell>
          <table:table-cell office:value-type="string">
            <text:p>Tadsjikisk</text:p>
          </table:table-cell>
        </table:table-row>
        <table:table-row table:style-name="ro3">
          <table:table-cell table:style-name="ce1" office:value-type="string">
            <text:p>th</text:p>
          </table:table-cell>
          <table:table-cell table:style-name="ce1" office:value-type="string">
            <text:p>tha</text:p>
          </table:table-cell>
          <table:table-cell table:style-name="ce1" office:value-type="string">
            <text:p>tha</text:p>
          </table:table-cell>
          <table:table-cell table:style-name="ce1" office:value-type="string">
            <text:p>ไทย</text:p>
          </table:table-cell>
          <table:table-cell table:style-name="ce3" office:value-type="string">
            <text:p>Thaiföldi</text:p>
          </table:table-cell>
          <table:table-cell table:style-name="ce1" office:value-type="string">
            <text:p>Thai</text:p>
          </table:table-cell>
          <table:table-cell office:value-type="string">
            <text:p>Thaï</text:p>
          </table:table-cell>
          <table:table-cell office:value-type="string">
            <text:p>タイ語</text:p>
          </table:table-cell>
          <table:table-cell office:value-type="string">
            <text:p>tigriña</text:p>
          </table:table-cell>
          <table:table-cell office:value-type="string">
            <text:p>tailandês</text:p>
          </table:table-cell>
          <table:table-cell office:value-type="string">
            <text:p>thajština</text:p>
          </table:table-cell>
          <table:table-cell office:value-type="string">
            <text:p>Thai</text:p>
          </table:table-cell>
          <table:table-cell table:style-name="ce1" office:value-type="string">
            <text:p>泰语</text:p>
          </table:table-cell>
          <table:table-cell office:value-type="string">
            <text:p>Thai, Thais</text:p>
          </table:table-cell>
          <table:table-cell office:value-type="string">
            <text:p>Thai</text:p>
          </table:table-cell>
        </table:table-row>
        <table:table-row table:style-name="ro3">
          <table:table-cell table:style-name="ce1" office:value-type="string">
            <text:p>ti</text:p>
          </table:table-cell>
          <table:table-cell table:number-columns-repeated="2" table:style-name="ce1" office:value-type="string">
            <text:p>tir</text:p>
          </table:table-cell>
          <table:table-cell table:style-name="ce1" office:value-type="string">
            <text:p>ትግርኛ</text:p>
          </table:table-cell>
          <table:table-cell table:style-name="ce3" office:value-type="string">
            <text:p>Tigrinja</text:p>
          </table:table-cell>
          <table:table-cell table:style-name="ce1" office:value-type="string">
            <text:p>Tigrinya</text:p>
          </table:table-cell>
          <table:table-cell office:value-type="string">
            <text:p>Tigrinya</text:p>
          </table:table-cell>
          <table:table-cell office:value-type="string">
            <text:p>ティグリニャ語</text:p>
          </table:table-cell>
          <table:table-cell office:value-type="string">
            <text:p>turcomano</text:p>
          </table:table-cell>
          <table:table-cell office:value-type="string">
            <text:p>tigrinya</text:p>
          </table:table-cell>
          <table:table-cell office:value-type="string">
            <text:p>tygriňa</text:p>
          </table:table-cell>
          <table:table-cell office:value-type="string">
            <text:p>Tigrino</text:p>
          </table:table-cell>
          <table:table-cell table:style-name="ce1" office:value-type="string">
            <text:p>提格里尼亚语</text:p>
          </table:table-cell>
          <table:table-cell table:number-columns-repeated="2" office:value-type="string">
            <text:p>Tigrinya</text:p>
          </table:table-cell>
        </table:table-row>
        <table:table-row table:style-name="ro2">
          <table:table-cell table:style-name="ce1" office:value-type="string">
            <text:p>tk</text:p>
          </table:table-cell>
          <table:table-cell table:number-columns-repeated="2" table:style-name="ce1" office:value-type="string">
            <text:p>tuk</text:p>
          </table:table-cell>
          <table:table-cell table:style-name="ce1" office:value-type="string">
            <text:p>Türkmen; Түркмен</text:p>
          </table:table-cell>
          <table:table-cell table:style-name="ce3" office:value-type="string">
            <text:p>Türkmén</text:p>
          </table:table-cell>
          <table:table-cell table:style-name="ce1" office:value-type="string">
            <text:p>Turkmen</text:p>
          </table:table-cell>
          <table:table-cell office:value-type="string">
            <text:p>Turkmène</text:p>
          </table:table-cell>
          <table:table-cell office:value-type="string">
            <text:p>トルクメン語</text:p>
          </table:table-cell>
          <table:table-cell office:value-type="string">
            <text:p>tagalo</text:p>
          </table:table-cell>
          <table:table-cell office:value-type="string">
            <text:p>turcomano</text:p>
          </table:table-cell>
          <table:table-cell office:value-type="string">
            <text:p>turkmenština</text:p>
          </table:table-cell>
          <table:table-cell office:value-type="string">
            <text:p>Turcmeno</text:p>
          </table:table-cell>
          <table:table-cell table:style-name="ce1" office:value-type="string">
            <text:p>土库曼语</text:p>
          </table:table-cell>
          <table:table-cell office:value-type="string">
            <text:p>Turkmeens, Toerkmeens</text:p>
          </table:table-cell>
          <table:table-cell office:value-type="string">
            <text:p>Turkmensk</text:p>
          </table:table-cell>
        </table:table-row>
        <table:table-row table:style-name="ro1">
          <table:table-cell table:style-name="ce1" office:value-type="string">
            <text:p>tl</text:p>
          </table:table-cell>
          <table:table-cell table:style-name="ce1" office:value-type="string">
            <text:p>tgl</text:p>
          </table:table-cell>
          <table:table-cell table:style-name="ce1" office:value-type="string">
            <text:p>tgl</text:p>
          </table:table-cell>
          <table:table-cell table:style-name="ce1" office:value-type="string">
            <text:p>Tagalog</text:p>
          </table:table-cell>
          <table:table-cell table:style-name="ce3" office:value-type="string">
            <text:p>Tagalog</text:p>
          </table:table-cell>
          <table:table-cell table:style-name="ce1" office:value-type="string">
            <text:p>Tagalog</text:p>
          </table:table-cell>
          <table:table-cell office:value-type="string">
            <text:p>Tagalog</text:p>
          </table:table-cell>
          <table:table-cell office:value-type="string">
            <text:p>タガログ語</text:p>
          </table:table-cell>
          <table:table-cell office:value-type="string">
            <text:p>setsuana</text:p>
          </table:table-cell>
          <table:table-cell office:value-type="string">
            <text:p>tagalo</text:p>
          </table:table-cell>
          <table:table-cell office:value-type="string">
            <text:p>tagalština</text:p>
          </table:table-cell>
          <table:table-cell office:value-type="string">
            <text:p>Tagalog</text:p>
          </table:table-cell>
          <table:table-cell table:style-name="ce1" office:value-type="string">
            <text:p>塔加洛语</text:p>
          </table:table-cell>
          <table:table-cell table:number-columns-repeated="2" office:value-type="string">
            <text:p>Tagalog</text:p>
          </table:table-cell>
        </table:table-row>
        <table:table-row table:style-name="ro1">
          <table:table-cell table:style-name="ce1" office:value-type="string">
            <text:p>tn</text:p>
          </table:table-cell>
          <table:table-cell table:style-name="ce1" office:value-type="string">
            <text:p>tsn</text:p>
          </table:table-cell>
          <table:table-cell table:style-name="ce1" office:value-type="string">
            <text:p>tsn</text:p>
          </table:table-cell>
          <table:table-cell table:style-name="ce1" office:value-type="string">
            <text:p>seTswana</text:p>
          </table:table-cell>
          <table:table-cell table:style-name="ce3" office:value-type="string">
            <text:p>Setswana</text:p>
          </table:table-cell>
          <table:table-cell table:style-name="ce1" office:value-type="string">
            <text:p>Tswana</text:p>
          </table:table-cell>
          <table:table-cell office:value-type="string">
            <text:p>Tswana</text:p>
          </table:table-cell>
          <table:table-cell office:value-type="string">
            <text:p>ツワナ語</text:p>
          </table:table-cell>
          <table:table-cell office:value-type="string">
            <text:p>tongano</text:p>
          </table:table-cell>
          <table:table-cell office:value-type="string">
            <text:p>tswana</text:p>
          </table:table-cell>
          <table:table-cell office:value-type="string">
            <text:p>tswanština</text:p>
          </table:table-cell>
          <table:table-cell office:value-type="string">
            <text:p>Tswana</text:p>
          </table:table-cell>
          <table:table-cell table:style-name="ce1" office:value-type="string">
            <text:p>塞茨瓦纳语</text:p>
          </table:table-cell>
          <table:table-cell office:value-type="string">
            <text:p>Tswana</text:p>
          </table:table-cell>
          <table:table-cell office:value-type="string">
            <text:p>Tswana</text:p>
          </table:table-cell>
        </table:table-row>
        <table:table-row table:style-name="ro2">
          <table:table-cell table:style-name="ce1" office:value-type="string">
            <text:p>to</text:p>
          </table:table-cell>
          <table:table-cell table:number-columns-repeated="2" table:style-name="ce1" office:value-type="string">
            <text:p>ton</text:p>
          </table:table-cell>
          <table:table-cell table:style-name="ce1" office:value-type="string">
            <text:p>faka Tonga</text:p>
          </table:table-cell>
          <table:table-cell table:style-name="ce3" office:value-type="string">
            <text:p>Tongai</text:p>
          </table:table-cell>
          <table:table-cell table:style-name="ce1" office:value-type="string">
            <text:p>Tonga</text:p>
          </table:table-cell>
          <table:table-cell office:value-type="string">
            <text:p>Tongien</text:p>
          </table:table-cell>
          <table:table-cell office:value-type="string">
            <text:p>トンガ語 (トンガ)</text:p>
          </table:table-cell>
          <table:table-cell office:value-type="string">
            <text:p>turco</text:p>
          </table:table-cell>
          <table:table-cell office:value-type="string">
            <text:p>tonganês (das Ilhas Tonga)</text:p>
          </table:table-cell>
          <table:table-cell office:value-type="string">
            <text:p>tonžtina</text:p>
          </table:table-cell>
          <table:table-cell office:value-type="string">
            <text:p>Tonga (Tongano Islands)</text:p>
          </table:table-cell>
          <table:table-cell table:style-name="ce1" office:value-type="string">
            <text:p>汤加语 (汤加岛)</text:p>
          </table:table-cell>
          <table:table-cell office:value-type="string">
            <text:p>Tongaans, Tonga</text:p>
          </table:table-cell>
          <table:table-cell office:value-type="string">
            <text:p>Tonganesisk</text:p>
          </table:table-cell>
        </table:table-row>
        <table:table-row table:style-name="ro1">
          <table:table-cell table:style-name="ce1" office:value-type="string">
            <text:p>tr</text:p>
          </table:table-cell>
          <table:table-cell table:number-columns-repeated="2" table:style-name="ce1" office:value-type="string">
            <text:p>tur</text:p>
          </table:table-cell>
          <table:table-cell table:style-name="ce1" office:value-type="string">
            <text:p>Türkçe</text:p>
          </table:table-cell>
          <table:table-cell table:style-name="ce3" office:value-type="string">
            <text:p>Török</text:p>
          </table:table-cell>
          <table:table-cell table:style-name="ce1" office:value-type="string">
            <text:p>Turkish</text:p>
          </table:table-cell>
          <table:table-cell office:value-type="string">
            <text:p>Turc</text:p>
          </table:table-cell>
          <table:table-cell office:value-type="string">
            <text:p>トルコ語</text:p>
          </table:table-cell>
          <table:table-cell office:value-type="string">
            <text:p>tsonga</text:p>
          </table:table-cell>
          <table:table-cell office:value-type="string">
            <text:p>turco</text:p>
          </table:table-cell>
          <table:table-cell office:value-type="string">
            <text:p>turečtina</text:p>
          </table:table-cell>
          <table:table-cell office:value-type="string">
            <text:p>Turco</text:p>
          </table:table-cell>
          <table:table-cell table:style-name="ce1" office:value-type="string">
            <text:p>土耳其语</text:p>
          </table:table-cell>
          <table:table-cell office:value-type="string">
            <text:p>Turks</text:p>
          </table:table-cell>
          <table:table-cell office:value-type="string">
            <text:p>Tyrkisk</text:p>
          </table:table-cell>
        </table:table-row>
        <table:table-row table:style-name="ro1">
          <table:table-cell table:style-name="ce1" office:value-type="string">
            <text:p>ts</text:p>
          </table:table-cell>
          <table:table-cell table:style-name="ce1" office:value-type="string">
            <text:p>tso</text:p>
          </table:table-cell>
          <table:table-cell table:style-name="ce1" office:value-type="string">
            <text:p>tso</text:p>
          </table:table-cell>
          <table:table-cell table:style-name="ce1" office:value-type="string">
            <text:p>xiTsonga</text:p>
          </table:table-cell>
          <table:table-cell table:style-name="ce3" office:value-type="string">
            <text:p>Tsonga</text:p>
          </table:table-cell>
          <table:table-cell table:style-name="ce1" office:value-type="string">
            <text:p>Tsonga</text:p>
          </table:table-cell>
          <table:table-cell office:value-type="string">
            <text:p>Tsonga</text:p>
          </table:table-cell>
          <table:table-cell office:value-type="string">
            <text:p>ツォンガ語</text:p>
          </table:table-cell>
          <table:table-cell office:value-type="string">
            <text:p>tártaro</text:p>
          </table:table-cell>
          <table:table-cell office:value-type="string">
            <text:p>ChiTsonga; XiTsonga; ShiTsonga</text:p>
          </table:table-cell>
          <table:table-cell office:value-type="string">
            <text:p>tsonga</text:p>
          </table:table-cell>
          <table:table-cell office:value-type="string">
            <text:p>Tsonga</text:p>
          </table:table-cell>
          <table:table-cell table:style-name="ce1" office:value-type="string">
            <text:p>宗加语</text:p>
          </table:table-cell>
          <table:table-cell table:number-columns-repeated="2" office:value-type="string">
            <text:p>Tsonga</text:p>
          </table:table-cell>
        </table:table-row>
        <table:table-row table:style-name="ro8">
          <table:table-cell table:style-name="ce1" office:value-type="string">
            <text:p>tt</text:p>
          </table:table-cell>
          <table:table-cell table:number-columns-repeated="2" table:style-name="ce1" office:value-type="string">
            <text:p>tat</text:p>
          </table:table-cell>
          <table:table-cell table:style-name="ce1" office:value-type="string">
            <text:p>татарча; tatarça; تاتارچا‎</text:p>
          </table:table-cell>
          <table:table-cell table:style-name="ce3" office:value-type="string">
            <text:p>Tatár</text:p>
          </table:table-cell>
          <table:table-cell table:style-name="ce1" office:value-type="string">
            <text:p>Tatar</text:p>
          </table:table-cell>
          <table:table-cell office:value-type="string">
            <text:p>Tatar</text:p>
          </table:table-cell>
          <table:table-cell office:value-type="string">
            <text:p>タタール語</text:p>
          </table:table-cell>
          <table:table-cell office:value-type="string">
            <text:p>twi</text:p>
          </table:table-cell>
          <table:table-cell office:value-type="string">
            <text:p>tártaro</text:p>
          </table:table-cell>
          <table:table-cell office:value-type="string">
            <text:p>tatarština</text:p>
          </table:table-cell>
          <table:table-cell office:value-type="string">
            <text:p>Tataro</text:p>
          </table:table-cell>
          <table:table-cell table:style-name="ce1" office:value-type="string">
            <text:p>塔塔尔语</text:p>
          </table:table-cell>
          <table:table-cell office:value-type="string">
            <text:p>Tataars, Tartaars</text:p>
          </table:table-cell>
          <table:table-cell office:value-type="string">
            <text:p>Tatarsk</text:p>
          </table:table-cell>
        </table:table-row>
        <table:table-row table:style-name="ro1">
          <table:table-cell table:style-name="ce1" office:value-type="string">
            <text:p>tw</text:p>
          </table:table-cell>
          <table:table-cell table:number-columns-repeated="2" table:style-name="ce1" office:value-type="string">
            <text:p>twi</text:p>
          </table:table-cell>
          <table:table-cell table:style-name="ce1" office:value-type="string">
            <text:p>Twi</text:p>
          </table:table-cell>
          <table:table-cell table:style-name="ce3" office:value-type="string">
            <text:p>Twi</text:p>
          </table:table-cell>
          <table:table-cell table:style-name="ce1" office:value-type="string">
            <text:p>Twi</text:p>
          </table:table-cell>
          <table:table-cell office:value-type="string">
            <text:p>Twi</text:p>
          </table:table-cell>
          <table:table-cell office:value-type="string">
            <text:p>トウィ語</text:p>
          </table:table-cell>
          <table:table-cell office:value-type="string">
            <text:p>tahitiano</text:p>
          </table:table-cell>
          <table:table-cell office:value-type="string">
            <text:p>twi</text:p>
          </table:table-cell>
          <table:table-cell office:value-type="string">
            <text:p>ťwiština</text:p>
          </table:table-cell>
          <table:table-cell office:value-type="string">
            <text:p>Twi</text:p>
          </table:table-cell>
          <table:table-cell table:style-name="ce1" office:value-type="string">
            <text:p>特威语</text:p>
          </table:table-cell>
          <table:table-cell table:number-columns-repeated="2" office:value-type="string">
            <text:p>Twi</text:p>
          </table:table-cell>
        </table:table-row>
        <table:table-row table:style-name="ro1">
          <table:table-cell table:style-name="ce1" office:value-type="string">
            <text:p>ty</text:p>
          </table:table-cell>
          <table:table-cell table:style-name="ce1" office:value-type="string">
            <text:p>tah</text:p>
          </table:table-cell>
          <table:table-cell table:style-name="ce1" office:value-type="string">
            <text:p>tah</text:p>
          </table:table-cell>
          <table:table-cell table:style-name="ce1" office:value-type="string">
            <text:p>Reo Mā`ohi</text:p>
          </table:table-cell>
          <table:table-cell table:style-name="ce3" office:value-type="string">
            <text:p>Tahiti</text:p>
          </table:table-cell>
          <table:table-cell table:style-name="ce1" office:value-type="string">
            <text:p>Tahitian</text:p>
          </table:table-cell>
          <table:table-cell office:value-type="string">
            <text:p>Tahitien</text:p>
          </table:table-cell>
          <table:table-cell office:value-type="string">
            <text:p>タヒチ語</text:p>
          </table:table-cell>
          <table:table-cell office:value-type="string">
            <text:p>uigur</text:p>
          </table:table-cell>
          <table:table-cell office:value-type="string">
            <text:p>taitiano</text:p>
          </table:table-cell>
          <table:table-cell office:value-type="string">
            <text:p>tahitština</text:p>
          </table:table-cell>
          <table:table-cell office:value-type="string">
            <text:p>Tahitiano</text:p>
          </table:table-cell>
          <table:table-cell table:style-name="ce1" office:value-type="string">
            <text:p>塔希提语</text:p>
          </table:table-cell>
          <table:table-cell office:value-type="string">
            <text:p>Tahitiaans</text:p>
          </table:table-cell>
          <table:table-cell office:value-type="string">
            <text:p>Tahitisk</text:p>
          </table:table-cell>
        </table:table-row>
        <table:table-row table:style-name="ro8">
          <table:table-cell table:style-name="ce1" office:value-type="string">
            <text:p>ug</text:p>
          </table:table-cell>
          <table:table-cell table:style-name="ce1" office:value-type="string">
            <text:p>uig</text:p>
          </table:table-cell>
          <table:table-cell table:style-name="ce1" office:value-type="string">
            <text:p>uig</text:p>
          </table:table-cell>
          <table:table-cell table:style-name="ce1" office:value-type="string">
            <text:p>Uyƣurqə; ئۇيغۇرچ ‎</text:p>
          </table:table-cell>
          <table:table-cell table:style-name="ce3" office:value-type="string">
            <text:p>Ujgur</text:p>
          </table:table-cell>
          <table:table-cell table:style-name="ce1" office:value-type="string">
            <text:p>Uighur</text:p>
          </table:table-cell>
          <table:table-cell office:value-type="string">
            <text:p>Ouïghour</text:p>
          </table:table-cell>
          <table:table-cell office:value-type="string">
            <text:p>ウイグル語</text:p>
          </table:table-cell>
          <table:table-cell office:value-type="string">
            <text:p>ucraniano</text:p>
          </table:table-cell>
          <table:table-cell office:value-type="string">
            <text:p>uigure</text:p>
          </table:table-cell>
          <table:table-cell office:value-type="string">
            <text:p>ujgurština</text:p>
          </table:table-cell>
          <table:table-cell office:value-type="string">
            <text:p>Uighuro; Uyghur</text:p>
          </table:table-cell>
          <table:table-cell table:style-name="ce1" office:value-type="string">
            <text:p>维吾尔语</text:p>
          </table:table-cell>
          <table:table-cell office:value-type="string">
            <text:p>Oeigoers, Oejgoers</text:p>
          </table:table-cell>
          <table:table-cell office:value-type="string">
            <text:p>Uighur</text:p>
          </table:table-cell>
        </table:table-row>
        <table:table-row table:style-name="ro2">
          <table:table-cell table:style-name="ce1" office:value-type="string">
            <text:p>uk</text:p>
          </table:table-cell>
          <table:table-cell table:style-name="ce1" office:value-type="string">
            <text:p>ukr</text:p>
          </table:table-cell>
          <table:table-cell table:style-name="ce1" office:value-type="string">
            <text:p>ukr</text:p>
          </table:table-cell>
          <table:table-cell table:style-name="ce1" office:value-type="string">
            <text:p>українська мова</text:p>
          </table:table-cell>
          <table:table-cell table:style-name="ce3" office:value-type="string">
            <text:p>Ukrán</text:p>
          </table:table-cell>
          <table:table-cell table:style-name="ce1" office:value-type="string">
            <text:p>Ukrainian</text:p>
          </table:table-cell>
          <table:table-cell office:value-type="string">
            <text:p>Ukrainien</text:p>
          </table:table-cell>
          <table:table-cell office:value-type="string">
            <text:p>ウクライナ語</text:p>
          </table:table-cell>
          <table:table-cell office:value-type="string">
            <text:p>urdu</text:p>
          </table:table-cell>
          <table:table-cell office:value-type="string">
            <text:p>ucraniano</text:p>
          </table:table-cell>
          <table:table-cell office:value-type="string">
            <text:p>ukrajinština</text:p>
          </table:table-cell>
          <table:table-cell office:value-type="string">
            <text:p>Ucraino</text:p>
          </table:table-cell>
          <table:table-cell table:style-name="ce1" office:value-type="string">
            <text:p>乌克兰语</text:p>
          </table:table-cell>
          <table:table-cell office:value-type="string">
            <text:p>Oekraïens</text:p>
          </table:table-cell>
          <table:table-cell office:value-type="string">
            <text:p>Ukrainsk</text:p>
          </table:table-cell>
        </table:table-row>
        <table:table-row table:style-name="ro3">
          <table:table-cell table:style-name="ce1" office:value-type="string">
            <text:p>ur</text:p>
          </table:table-cell>
          <table:table-cell table:style-name="ce1" office:value-type="string">
            <text:p>urd</text:p>
          </table:table-cell>
          <table:table-cell table:style-name="ce1" office:value-type="string">
            <text:p>urd</text:p>
          </table:table-cell>
          <table:table-cell table:style-name="ce1" office:value-type="string">
            <text:p><text:s/>اردو</text:p>
          </table:table-cell>
          <table:table-cell table:style-name="ce3" office:value-type="string">
            <text:p>Urdu</text:p>
          </table:table-cell>
          <table:table-cell table:style-name="ce1" office:value-type="string">
            <text:p>Urdu</text:p>
          </table:table-cell>
          <table:table-cell office:value-type="string">
            <text:p>Ourdou</text:p>
          </table:table-cell>
          <table:table-cell office:value-type="string">
            <text:p>ウルドゥー語</text:p>
          </table:table-cell>
          <table:table-cell office:value-type="string">
            <text:p>uzbeko</text:p>
          </table:table-cell>
          <table:table-cell office:value-type="string">
            <text:p>urdu</text:p>
          </table:table-cell>
          <table:table-cell office:value-type="string">
            <text:p>urdština</text:p>
          </table:table-cell>
          <table:table-cell office:value-type="string">
            <text:p>Urdu</text:p>
          </table:table-cell>
          <table:table-cell table:style-name="ce1" office:value-type="string">
            <text:p>乌尔都语</text:p>
          </table:table-cell>
          <table:table-cell table:number-columns-repeated="2" office:value-type="string">
            <text:p>Urdu</text:p>
          </table:table-cell>
        </table:table-row>
        <table:table-row table:style-name="ro8">
          <table:table-cell table:style-name="ce1" office:value-type="string">
            <text:p>uz</text:p>
          </table:table-cell>
          <table:table-cell table:style-name="ce1" office:value-type="string">
            <text:p>uzb</text:p>
          </table:table-cell>
          <table:table-cell table:style-name="ce1" office:value-type="string">
            <text:p>uzb + 2</text:p>
          </table:table-cell>
          <table:table-cell table:style-name="ce1" office:value-type="string">
            <text:p>O'zbek; Ўзбек; أۇزبېك‎</text:p>
          </table:table-cell>
          <table:table-cell table:style-name="ce3" office:value-type="string">
            <text:p>Üzbég</text:p>
          </table:table-cell>
          <table:table-cell table:style-name="ce1" office:value-type="string">
            <text:p>Uzbek</text:p>
          </table:table-cell>
          <table:table-cell office:value-type="string">
            <text:p>Ouzbek</text:p>
          </table:table-cell>
          <table:table-cell office:value-type="string">
            <text:p>ウズベク語</text:p>
          </table:table-cell>
          <table:table-cell office:value-type="string">
            <text:p>venda</text:p>
          </table:table-cell>
          <table:table-cell office:value-type="string">
            <text:p>uzbeque; uzbek</text:p>
          </table:table-cell>
          <table:table-cell office:value-type="string">
            <text:p>uzbečtina</text:p>
          </table:table-cell>
          <table:table-cell office:value-type="string">
            <text:p>Usbeco; usbeko, uzbeco, usbecco</text:p>
          </table:table-cell>
          <table:table-cell table:style-name="ce1" office:value-type="string">
            <text:p>乌兹别克语</text:p>
          </table:table-cell>
          <table:table-cell office:value-type="string">
            <text:p>Oezbeeks</text:p>
          </table:table-cell>
          <table:table-cell office:value-type="string">
            <text:p>Usbekisk</text:p>
          </table:table-cell>
        </table:table-row>
        <table:table-row table:style-name="ro1">
          <table:table-cell table:style-name="ce1" office:value-type="string">
            <text:p>ve</text:p>
          </table:table-cell>
          <table:table-cell table:number-columns-repeated="2" table:style-name="ce1" office:value-type="string">
            <text:p>ven</text:p>
          </table:table-cell>
          <table:table-cell table:style-name="ce1" office:value-type="string">
            <text:p>tshiVenḓa</text:p>
          </table:table-cell>
          <table:table-cell table:style-name="ce3" office:value-type="string">
            <text:p>Venda</text:p>
          </table:table-cell>
          <table:table-cell table:style-name="ce1" office:value-type="string">
            <text:p>Venda</text:p>
          </table:table-cell>
          <table:table-cell office:value-type="string">
            <text:p>Venda</text:p>
          </table:table-cell>
          <table:table-cell office:value-type="string">
            <text:p>ベンダ語</text:p>
          </table:table-cell>
          <table:table-cell office:value-type="string">
            <text:p>vietnamita</text:p>
          </table:table-cell>
          <table:table-cell office:value-type="string">
            <text:p>venda</text:p>
          </table:table-cell>
          <table:table-cell office:value-type="string">
            <text:p>luvendština</text:p>
          </table:table-cell>
          <table:table-cell office:value-type="string">
            <text:p>Venda</text:p>
          </table:table-cell>
          <table:table-cell table:style-name="ce1" office:value-type="string">
            <text:p>文达语</text:p>
          </table:table-cell>
          <table:table-cell table:number-columns-repeated="2" office:value-type="string">
            <text:p>Venda</text:p>
          </table:table-cell>
        </table:table-row>
        <table:table-row table:style-name="ro1">
          <table:table-cell table:style-name="ce1" office:value-type="string">
            <text:p>vi</text:p>
          </table:table-cell>
          <table:table-cell table:number-columns-repeated="2" table:style-name="ce1" office:value-type="string">
            <text:p>vie</text:p>
          </table:table-cell>
          <table:table-cell table:style-name="ce1" office:value-type="string">
            <text:p>Tiếng Việt</text:p>
          </table:table-cell>
          <table:table-cell table:style-name="ce3" office:value-type="string">
            <text:p>Vietnami</text:p>
          </table:table-cell>
          <table:table-cell table:style-name="ce1" office:value-type="string">
            <text:p>Vietnamese</text:p>
          </table:table-cell>
          <table:table-cell office:value-type="string">
            <text:p>Vietnamien</text:p>
          </table:table-cell>
          <table:table-cell office:value-type="string">
            <text:p>ベトナム語</text:p>
          </table:table-cell>
          <table:table-cell office:value-type="string">
            <text:p>walisiano</text:p>
          </table:table-cell>
          <table:table-cell office:value-type="string">
            <text:p>vietnamita</text:p>
          </table:table-cell>
          <table:table-cell office:value-type="string">
            <text:p>vietnamština</text:p>
          </table:table-cell>
          <table:table-cell office:value-type="string">
            <text:p>Vietnamita</text:p>
          </table:table-cell>
          <table:table-cell table:style-name="ce1" office:value-type="string">
            <text:p>越南语</text:p>
          </table:table-cell>
          <table:table-cell office:value-type="string">
            <text:p>Vietnamees</text:p>
          </table:table-cell>
          <table:table-cell office:value-type="string">
            <text:p>Vietnamesisk</text:p>
          </table:table-cell>
        </table:table-row>
        <table:table-row table:style-name="ro1">
          <table:table-cell table:style-name="ce1" office:value-type="string">
            <text:p>vo</text:p>
          </table:table-cell>
          <table:table-cell table:number-columns-repeated="2" table:style-name="ce1" office:value-type="string">
            <text:p>vol</text:p>
          </table:table-cell>
          <table:table-cell table:style-name="ce1" office:value-type="string">
            <text:p>Volapük</text:p>
          </table:table-cell>
          <table:table-cell table:style-name="ce3" office:value-type="string">
            <text:p>Volapük</text:p>
          </table:table-cell>
          <table:table-cell table:style-name="ce1" office:value-type="string">
            <text:p>Volapük</text:p>
          </table:table-cell>
          <table:table-cell office:value-type="string">
            <text:p>Volapük</text:p>
          </table:table-cell>
          <table:table-cell office:value-type="string">
            <text:p>ヴォラピュク</text:p>
          </table:table-cell>
          <table:table-cell table:number-columns-repeated="3" office:value-type="string">
            <text:p>volapük</text:p>
          </table:table-cell>
          <table:table-cell office:value-type="string">
            <text:p>Volapük</text:p>
          </table:table-cell>
          <table:table-cell table:style-name="ce1" office:value-type="string">
            <text:p>沃拉普克语</text:p>
          </table:table-cell>
          <table:table-cell office:value-type="string">
            <text:p>Volapük, Volapuk</text:p>
          </table:table-cell>
          <table:table-cell office:value-type="string">
            <text:p>Volapük</text:p>
          </table:table-cell>
        </table:table-row>
        <table:table-row table:style-name="ro1">
          <table:table-cell table:style-name="ce1" office:value-type="string">
            <text:p>wa</text:p>
          </table:table-cell>
          <table:table-cell table:style-name="ce1" office:value-type="string">
            <text:p>wln</text:p>
          </table:table-cell>
          <table:table-cell table:style-name="ce1" office:value-type="string">
            <text:p>wln</text:p>
          </table:table-cell>
          <table:table-cell table:style-name="ce1" office:value-type="string">
            <text:p>Walon</text:p>
          </table:table-cell>
          <table:table-cell table:style-name="ce3" office:value-type="string">
            <text:p>Wallon</text:p>
          </table:table-cell>
          <table:table-cell table:style-name="ce1" office:value-type="string">
            <text:p>Walloon</text:p>
          </table:table-cell>
          <table:table-cell office:value-type="string">
            <text:p>Wallon</text:p>
          </table:table-cell>
          <table:table-cell office:value-type="string">
            <text:p>ワロン語</text:p>
          </table:table-cell>
          <table:table-cell office:value-type="string">
            <text:p>valón</text:p>
          </table:table-cell>
          <table:table-cell office:value-type="string">
            <text:p>valão</text:p>
          </table:table-cell>
          <table:table-cell office:value-type="string">
            <text:p>valonština</text:p>
          </table:table-cell>
          <table:table-cell office:value-type="string">
            <text:p>Vallone</text:p>
          </table:table-cell>
          <table:table-cell table:style-name="ce1" office:value-type="string">
            <text:p>沃伦语</text:p>
          </table:table-cell>
          <table:table-cell office:value-type="string">
            <text:p>Waals</text:p>
          </table:table-cell>
          <table:table-cell office:value-type="string">
            <text:p>Vallonsk</text:p>
          </table:table-cell>
        </table:table-row>
        <table:table-row table:style-name="ro1">
          <table:table-cell table:style-name="ce1" office:value-type="string">
            <text:p>wo</text:p>
          </table:table-cell>
          <table:table-cell table:number-columns-repeated="2" table:style-name="ce1" office:value-type="string">
            <text:p>wol</text:p>
          </table:table-cell>
          <table:table-cell table:style-name="ce1" office:value-type="string">
            <text:p>Wollof</text:p>
          </table:table-cell>
          <table:table-cell table:style-name="ce3" office:value-type="string">
            <text:p>Wolof</text:p>
          </table:table-cell>
          <table:table-cell table:style-name="ce1" office:value-type="string">
            <text:p>Wolof</text:p>
          </table:table-cell>
          <table:table-cell office:value-type="string">
            <text:p>Wolof</text:p>
          </table:table-cell>
          <table:table-cell office:value-type="string">
            <text:p>ウォロフ語</text:p>
          </table:table-cell>
          <table:table-cell table:number-columns-repeated="2" office:value-type="string">
            <text:p>wolof</text:p>
          </table:table-cell>
          <table:table-cell office:value-type="string">
            <text:p>volofština</text:p>
          </table:table-cell>
          <table:table-cell office:value-type="string">
            <text:p>Wolof</text:p>
          </table:table-cell>
          <table:table-cell table:style-name="ce1" office:value-type="string">
            <text:p>沃洛夫语</text:p>
          </table:table-cell>
          <table:table-cell table:number-columns-repeated="2" office:value-type="string">
            <text:p>Wolof</text:p>
          </table:table-cell>
        </table:table-row>
        <table:table-row table:style-name="ro1">
          <table:table-cell table:style-name="ce1" office:value-type="string">
            <text:p>xh</text:p>
          </table:table-cell>
          <table:table-cell table:style-name="ce1" office:value-type="string">
            <text:p>xho</text:p>
          </table:table-cell>
          <table:table-cell table:style-name="ce1" office:value-type="string">
            <text:p>xho</text:p>
          </table:table-cell>
          <table:table-cell table:style-name="ce1" office:value-type="string">
            <text:p>isiXhosa</text:p>
          </table:table-cell>
          <table:table-cell table:style-name="ce3" office:value-type="string">
            <text:p>Xhosa</text:p>
          </table:table-cell>
          <table:table-cell table:style-name="ce1" office:value-type="string">
            <text:p>Xhosa</text:p>
          </table:table-cell>
          <table:table-cell office:value-type="string">
            <text:p>Xhosa</text:p>
          </table:table-cell>
          <table:table-cell office:value-type="string">
            <text:p>コサ語</text:p>
          </table:table-cell>
          <table:table-cell table:number-columns-repeated="2" office:value-type="string">
            <text:p>xhosa</text:p>
          </table:table-cell>
          <table:table-cell office:value-type="string">
            <text:p>xhoština</text:p>
          </table:table-cell>
          <table:table-cell office:value-type="string">
            <text:p>Xhosa</text:p>
          </table:table-cell>
          <table:table-cell table:style-name="ce1" office:value-type="string">
            <text:p>科萨语</text:p>
          </table:table-cell>
          <table:table-cell table:number-columns-repeated="2" office:value-type="string">
            <text:p>Xhosa</text:p>
          </table:table-cell>
        </table:table-row>
        <table:table-row table:style-name="ro3">
          <table:table-cell table:style-name="ce1" office:value-type="string">
            <text:p>yi</text:p>
          </table:table-cell>
          <table:table-cell table:style-name="ce1" office:value-type="string">
            <text:p>yid</text:p>
          </table:table-cell>
          <table:table-cell table:style-name="ce1" office:value-type="string">
            <text:p>yid + 2</text:p>
          </table:table-cell>
          <table:table-cell table:style-name="ce1" office:value-type="string">
            <text:p><text:s/>ייִדיש</text:p>
          </table:table-cell>
          <table:table-cell table:style-name="ce3" office:value-type="string">
            <text:p>Jiddis</text:p>
          </table:table-cell>
          <table:table-cell table:style-name="ce1" office:value-type="string">
            <text:p>Yiddish</text:p>
          </table:table-cell>
          <table:table-cell office:value-type="string">
            <text:p>Yiddish</text:p>
          </table:table-cell>
          <table:table-cell office:value-type="string">
            <text:p>イディッシュ語</text:p>
          </table:table-cell>
          <table:table-cell office:value-type="string">
            <text:p>yídish (o yiddish)</text:p>
          </table:table-cell>
          <table:table-cell office:value-type="string">
            <text:p>yiddish; iídiche</text:p>
          </table:table-cell>
          <table:table-cell office:value-type="string">
            <text:p>jidiš</text:p>
          </table:table-cell>
          <table:table-cell office:value-type="string">
            <text:p>Yiddish</text:p>
          </table:table-cell>
          <table:table-cell table:style-name="ce1" office:value-type="string">
            <text:p>依地语</text:p>
          </table:table-cell>
          <table:table-cell office:value-type="string">
            <text:p>Jiddisch</text:p>
          </table:table-cell>
          <table:table-cell office:value-type="string">
            <text:p>Jiddisk</text:p>
          </table:table-cell>
        </table:table-row>
        <table:table-row table:style-name="ro1">
          <table:table-cell table:style-name="ce1" office:value-type="string">
            <text:p>yo</text:p>
          </table:table-cell>
          <table:table-cell table:style-name="ce1" office:value-type="string">
            <text:p>yor</text:p>
          </table:table-cell>
          <table:table-cell table:style-name="ce1" office:value-type="string">
            <text:p>yor</text:p>
          </table:table-cell>
          <table:table-cell table:style-name="ce1" office:value-type="string">
            <text:p>Yorùbá</text:p>
          </table:table-cell>
          <table:table-cell table:style-name="ce3" office:value-type="string">
            <text:p>Yoruba</text:p>
          </table:table-cell>
          <table:table-cell table:style-name="ce1" office:value-type="string">
            <text:p>Yoruba</text:p>
          </table:table-cell>
          <table:table-cell office:value-type="string">
            <text:p>Yoruba</text:p>
          </table:table-cell>
          <table:table-cell office:value-type="string">
            <text:p>ヨルバ語</text:p>
          </table:table-cell>
          <table:table-cell office:value-type="string">
            <text:p>yoruba</text:p>
          </table:table-cell>
          <table:table-cell office:value-type="string">
            <text:p>iorubá; yoruba</text:p>
          </table:table-cell>
          <table:table-cell office:value-type="string">
            <text:p>jorubština</text:p>
          </table:table-cell>
          <table:table-cell office:value-type="string">
            <text:p>Yoruba</text:p>
          </table:table-cell>
          <table:table-cell table:style-name="ce1" office:value-type="string">
            <text:p>约鲁巴语</text:p>
          </table:table-cell>
          <table:table-cell table:number-columns-repeated="2" office:value-type="string">
            <text:p>Yoruba</text:p>
          </table:table-cell>
        </table:table-row>
        <table:table-row table:style-name="ro2">
          <table:table-cell table:style-name="ce1" office:value-type="string">
            <text:p>za</text:p>
          </table:table-cell>
          <table:table-cell table:style-name="ce1" office:value-type="string">
            <text:p>zha</text:p>
          </table:table-cell>
          <table:table-cell table:style-name="ce1" office:value-type="string">
            <text:p>zha + 2</text:p>
          </table:table-cell>
          <table:table-cell table:style-name="ce1" office:value-type="string">
            <text:p>Saɯ cueŋƅ; Saw cuengh</text:p>
          </table:table-cell>
          <table:table-cell table:style-name="ce3" office:value-type="string">
            <text:p>Zhuang</text:p>
          </table:table-cell>
          <table:table-cell table:style-name="ce1" office:value-type="string">
            <text:p>Zhuang</text:p>
          </table:table-cell>
          <table:table-cell office:value-type="string">
            <text:p>Zhuang</text:p>
          </table:table-cell>
          <table:table-cell office:value-type="string">
            <text:p>チワン語</text:p>
          </table:table-cell>
          <table:table-cell office:value-type="string">
            <text:p>chuan (o zhuang)</text:p>
          </table:table-cell>
          <table:table-cell office:value-type="string">
            <text:p>zhuang; chuang</text:p>
          </table:table-cell>
          <table:table-cell office:value-type="string">
            <text:p>zhuangština</text:p>
          </table:table-cell>
          <table:table-cell office:value-type="string">
            <text:p>Zhuang, Chuang</text:p>
          </table:table-cell>
          <table:table-cell table:style-name="ce1" office:value-type="string">
            <text:p>壮语</text:p>
          </table:table-cell>
          <table:table-cell office:value-type="string">
            <text:p>Zhuang, Tsjoeang</text:p>
          </table:table-cell>
          <table:table-cell office:value-type="string">
            <text:p>Zhuang</text:p>
          </table:table-cell>
        </table:table-row>
        <table:table-row table:style-name="ro2">
          <table:table-cell table:style-name="ce1" office:value-type="string">
            <text:p>zh</text:p>
          </table:table-cell>
          <table:table-cell table:style-name="ce1" office:value-type="string">
            <text:p>chi/zho</text:p>
          </table:table-cell>
          <table:table-cell table:style-name="ce1" office:value-type="string">
            <text:p>zho + 13</text:p>
          </table:table-cell>
          <table:table-cell table:style-name="ce1" office:value-type="string">
            <text:p>中文, 汉语, 漢語</text:p>
          </table:table-cell>
          <table:table-cell table:style-name="ce3" office:value-type="string">
            <text:p>Kínai</text:p>
          </table:table-cell>
          <table:table-cell table:style-name="ce1" office:value-type="string">
            <text:p>Chinese</text:p>
          </table:table-cell>
          <table:table-cell office:value-type="string">
            <text:p>Chinois</text:p>
          </table:table-cell>
          <table:table-cell office:value-type="string">
            <text:p>中国語</text:p>
          </table:table-cell>
          <table:table-cell office:value-type="string">
            <text:p>chino</text:p>
          </table:table-cell>
          <table:table-cell office:value-type="string">
            <text:p>chinês</text:p>
          </table:table-cell>
          <table:table-cell office:value-type="string">
            <text:p>čínština</text:p>
          </table:table-cell>
          <table:table-cell office:value-type="string">
            <text:p>Cinese</text:p>
          </table:table-cell>
          <table:table-cell table:style-name="ce1" office:value-type="string">
            <text:p>中文、汉语</text:p>
          </table:table-cell>
          <table:table-cell office:value-type="string">
            <text:p>Chinees</text:p>
          </table:table-cell>
          <table:table-cell office:value-type="string">
            <text:p>Kinesisk</text:p>
          </table:table-cell>
        </table:table-row>
        <table:table-row table:style-name="ro1">
          <table:table-cell table:style-name="ce1" office:value-type="string">
            <text:p>zu</text:p>
          </table:table-cell>
          <table:table-cell table:number-columns-repeated="2" table:style-name="ce1" office:value-type="string">
            <text:p>zul</text:p>
          </table:table-cell>
          <table:table-cell table:style-name="ce1" office:value-type="string">
            <text:p>isiZulu</text:p>
          </table:table-cell>
          <table:table-cell table:style-name="ce3" office:value-type="string">
            <text:p>Zulu</text:p>
          </table:table-cell>
          <table:table-cell table:style-name="ce1" office:value-type="string">
            <text:p>Zulu</text:p>
          </table:table-cell>
          <table:table-cell office:value-type="string">
            <text:p>Zoulou</text:p>
          </table:table-cell>
          <table:table-cell office:value-type="string">
            <text:p>ズールー語</text:p>
          </table:table-cell>
          <table:table-cell office:value-type="string">
            <text:p>zulú</text:p>
          </table:table-cell>
          <table:table-cell office:value-type="string">
            <text:p>zulu</text:p>
          </table:table-cell>
          <table:table-cell office:value-type="string">
            <text:p>zuluština</text:p>
          </table:table-cell>
          <table:table-cell office:value-type="string">
            <text:p>Zulu</text:p>
          </table:table-cell>
          <table:table-cell table:style-name="ce1" office:value-type="string">
            <text:p>祖鲁语</text:p>
          </table:table-cell>
          <table:table-cell office:value-type="string">
            <text:p>Zoeloe</text:p>
          </table:table-cell>
          <table:table-cell office:value-type="string">
            <text:p>Zulu</text:p>
          </table:table-cell>
        </table:table-row>
        <table:table-row table:style-name="ro1" table:number-rows-repeated="65347">
          <table:table-cell table:number-columns-repeated="15"/>
        </table:table-row>
        <table:table-row table:style-name="ro1"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7">03/07/2010</text:date>, <text:time>15:2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07T13:27:47</meta:creation-date>
    <dc:date>2010-03-07T15:20:56</dc:date>
    <meta:editing-duration>PT00H19M06S</meta:editing-duration>
    <meta:editing-cycles>3</meta:editing-cycles>
    <meta:generator>NeoOffice/3.0.1$Unix OpenOffice.org_project/Patch 0</meta:generator>
    <meta:document-statistic meta:table-count="1" meta:cell-count="2807" meta:object-count="0"/>
    <meta:user-defined meta:name=""/>
    <meta:user-defined meta:name="Info 2"/>
    <meta:user-defined meta:name="Info 3"/>
    <meta:user-defined meta:name="Info 4"/>
  </office:meta>
</office:document-meta>
</file>